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uslabel_tensorr/bin/python3.6 /home/vigneshv/sfuhome/vigneshv/VC-Lab-2-master/train.py --epochs 40 --gpu True</text:p>
      <text:p text:style-name="Standard">Epoch 1/40</text:p>
      <text:p text:style-name="Standard">Training...</text:p>
      <text:p text:style-name="Standard">tensor(0.7818, device='cuda:0', grad_fn=&lt;DivBackward0&gt;)</text:p>
      <text:p text:style-name="Standard">Training sample 1 / 35 - Loss: 0.781796</text:p>
      <text:p text:style-name="Standard">tensor(0.7436, device='cuda:0', grad_fn=&lt;DivBackward0&gt;)</text:p>
      <text:p text:style-name="Standard">Training sample 2 / 35 - Loss: 0.743580</text:p>
      <text:p text:style-name="Standard">tensor(0.7521, device='cuda:0', grad_fn=&lt;DivBackward0&gt;)</text:p>
      <text:p text:style-name="Standard">Training sample 3 / 35 - Loss: 0.752064</text:p>
      <text:p text:style-name="Standard">tensor(0.7323, device='cuda:0', grad_fn=&lt;DivBackward0&gt;)</text:p>
      <text:p text:style-name="Standard">Training sample 4 / 35 - Loss: 0.732260</text:p>
      <text:p text:style-name="Standard">tensor(0.7134, device='cuda:0', grad_fn=&lt;DivBackward0&gt;)</text:p>
      <text:p text:style-name="Standard">Training sample 5 / 35 - Loss: 0.713386</text:p>
      <text:p text:style-name="Standard">tensor(0.6802, device='cuda:0', grad_fn=&lt;DivBackward0&gt;)</text:p>
      <text:p text:style-name="Standard">Training sample 6 / 35 - Loss: 0.680169</text:p>
      <text:p text:style-name="Standard">tensor(0.6433, device='cuda:0', grad_fn=&lt;DivBackward0&gt;)</text:p>
      <text:p text:style-name="Standard">Training sample 7 / 35 - Loss: 0.643326</text:p>
      <text:p text:style-name="Standard">tensor(0.6475, device='cuda:0', grad_fn=&lt;DivBackward0&gt;)</text:p>
      <text:p text:style-name="Standard">Training sample 8 / 35 - Loss: 0.647465</text:p>
      <text:p text:style-name="Standard">tensor(0.6233, device='cuda:0', grad_fn=&lt;DivBackward0&gt;)</text:p>
      <text:p text:style-name="Standard">Training sample 9 / 35 - Loss: 0.623326</text:p>
      <text:p text:style-name="Standard">tensor(0.5952, device='cuda:0', grad_fn=&lt;DivBackward0&gt;)</text:p>
      <text:p text:style-name="Standard">Training sample 10 / 35 - Loss: 0.595161</text:p>
      <text:p text:style-name="Standard">tensor(0.5987, device='cuda:0', grad_fn=&lt;DivBackward0&gt;)</text:p>
      <text:p text:style-name="Standard">Training sample 11 / 35 - Loss: 0.598690</text:p>
      <text:p text:style-name="Standard">tensor(0.6130, device='cuda:0', grad_fn=&lt;DivBackward0&gt;)</text:p>
      <text:p text:style-name="Standard">Training sample 12 / 35 - Loss: 0.613021</text:p>
      <text:p text:style-name="Standard">tensor(0.6214, device='cuda:0', grad_fn=&lt;DivBackward0&gt;)</text:p>
      <text:p text:style-name="Standard">Training sample 13 / 35 - Loss: 0.621386</text:p>
      <text:p text:style-name="Standard">tensor(0.8714, device='cuda:0', grad_fn=&lt;DivBackward0&gt;)</text:p>
      <text:p text:style-name="Standard">Training sample 14 / 35 - Loss: 0.871388</text:p>
      <text:p text:style-name="Standard">tensor(0.8495, device='cuda:0', grad_fn=&lt;DivBackward0&gt;)</text:p>
      <text:p text:style-name="Standard">Training sample 15 / 35 - Loss: 0.849497</text:p>
      <text:p text:style-name="Standard">tensor(0.5746, device='cuda:0', grad_fn=&lt;DivBackward0&gt;)</text:p>
      <text:p text:style-name="Standard">Training sample 16 / 35 - Loss: 0.574622</text:p>
      <text:p text:style-name="Standard">tensor(0.6655, device='cuda:0', grad_fn=&lt;DivBackward0&gt;)</text:p>
      <text:p text:style-name="Standard">Training sample 17 / 35 - Loss: 0.665533</text:p>
      <text:p text:style-name="Standard">tensor(0.5560, device='cuda:0', grad_fn=&lt;DivBackward0&gt;)</text:p>
      <text:p text:style-name="Standard">Training sample 18 / 35 - Loss: 0.556016</text:p>
      <text:p text:style-name="Standard">tensor(0.7856, device='cuda:0', grad_fn=&lt;DivBackward0&gt;)</text:p>
      <text:p text:style-name="Standard">Training sample 19 / 35 - Loss: 0.785644</text:p>
      <text:p text:style-name="Standard">tensor(0.6381, device='cuda:0', grad_fn=&lt;DivBackward0&gt;)</text:p>
      <text:p text:style-name="Standard">Training sample 20 / 35 - Loss: 0.638130</text:p>
      <text:p text:style-name="Standard">tensor(0.5563, device='cuda:0', grad_fn=&lt;DivBackward0&gt;)</text:p>
      <text:p text:style-name="Standard">Training sample 21 / 35 - Loss: 0.556288</text:p>
      <text:p text:style-name="Standard">tensor(0.8632, device='cuda:0', grad_fn=&lt;DivBackward0&gt;)</text:p>
      <text:p text:style-name="Standard">Training sample 22 / 35 - Loss: 0.863182</text:p>
      <text:p text:style-name="Standard">tensor(0.7373, device='cuda:0', grad_fn=&lt;DivBackward0&gt;)</text:p>
      <text:p text:style-name="Standard">Training sample 23 / 35 - Loss: 0.737256</text:p>
      <text:p text:style-name="Standard">tensor(0.5667, device='cuda:0', grad_fn=&lt;DivBackward0&gt;)</text:p>
      <text:p text:style-name="Standard">Training sample 24 / 35 - Loss: 0.566713</text:p>
      <text:p text:style-name="Standard"><text:soft-page-break/>tenlabel_tensorsor(0.5208, device='cuda:0', grad_fn=&lt;DivBackward0&gt;)</text:p>
      <text:p text:style-name="Standard">Training sample 25 / 35 - Loss: 0.520780</text:p>
      <text:p text:style-name="Standard">tensor(0.7419, device='cuda:0', grad_fn=&lt;DivBackward0&gt;)</text:p>
      <text:p text:style-name="Standard">Training sample 26 / 35 - Loss: 0.741947</text:p>
      <text:p text:style-name="Standard">tensor(0.6326, device='cuda:0', grad_fn=&lt;DivBackward0&gt;)</text:p>
      <text:p text:style-name="Standard">Training sample 27 / 35 - Loss: 0.632642</text:p>
      <text:p text:style-name="Standard">tensor(0.6666, device='cuda:0', grad_fn=&lt;DivBackward0&gt;)</text:p>
      <text:p text:style-name="Standard">Training sample 28 / 35 - Loss: 0.666640</text:p>
      <text:p text:style-name="Standard">tensor(0.5506, device='cuda:0', grad_fn=&lt;DivBackward0&gt;)</text:p>
      <text:p text:style-name="Standard">Training sample 29 / 35 - Loss: 0.550626</text:p>
      <text:p text:style-name="Standard">tensor(0.5845, device='cuda:0', grad_fn=&lt;DivBackward0&gt;)</text:p>
      <text:p text:style-name="Standard">Training sample 30 / 35 - Loss: 0.584478</text:p>
      <text:p text:style-name="Standard">tensor(0.5799, device='cuda:0', grad_fn=&lt;DivBackward0&gt;)</text:p>
      <text:p text:style-name="Standard">Training sample 31 / 35 - Loss: 0.579854</text:p>
      <text:p text:style-name="Standard">tensor(0.5773, device='cuda:0', grad_fn=&lt;DivBackward0&gt;)</text:p>
      <text:p text:style-name="Standard">Training sample 32 / 35 - Loss: 0.577324</text:p>
      <text:p text:style-name="Standard">tensor(0.5531, device='cuda:0', grad_fn=&lt;DivBackward0&gt;)</text:p>
      <text:p text:style-name="Standard">Training sample 33 / 35 - Loss: 0.553092</text:p>
      <text:p text:style-name="Standard">tensor(0.5926, device='cuda:0', grad_fn=&lt;DivBackward0&gt;)</text:p>
      <text:p text:style-name="Standard">Training sample 34 / 35 - Loss: 0.592634</text:p>
      <text:p text:style-name="Standard">tensor(0.6237, device='cuda:0', grad_fn=&lt;DivBackward0&gt;)</text:p>
      <text:p text:style-name="Standard">Training sample 35 / 35 - Loss: 0.623706</text:p>
      <text:p text:style-name="Standard">Checkpoint 1 saved !</text:p>
      <text:p text:style-name="Standard">Epoch 1 finished! - Loss: 0.677459</text:p>
      <text:p text:style-name="Standard">Epoch 2/40</text:p>
      <text:p text:style-name="Standard">Training...</text:p>
      <text:p text:style-name="Standard">tensor(0.6266, device='cuda:0', grad_fn=&lt;DivBackward0&gt;)</text:p>
      <text:p text:style-name="Standard">Training sample 1 / 35 - Loss: 0.626556</text:p>
      <text:p text:style-name="Standard">tensor(0.5516, filedevice='cuda:0', grad_fn=&lt;DivBackward0&gt;)</text:p>
      <text:p text:style-name="Standard">Training sample 2 / 35 - Loss: 0.551564</text:p>
      <text:p text:style-name="Standard">tensor(0.6050, device='cuda:0', grad_fn=&lt;DivBackward0&gt;)</text:p>
      <text:p text:style-name="Standard">Training sample 3 / 35 - Loss: 0.604980</text:p>
      <text:p text:style-name="Standard">tensor(0.5279, device='cuda:0', grad_fn=&lt;DivBackward0&gt;)</text:p>
      <text:p text:style-name="Standard">Training sample 4 / 35 - Loss: 0.527850</text:p>
      <text:p text:style-name="Standard">tensor(0.5545, device='cuda:0', grad_fn=&lt;DivBackward0&gt;)</text:p>
      <text:p text:style-name="Standard">Training sample 5 / 35 - Loss: 0.554528</text:p>
      <text:p text:style-name="Standard">tensor(0.5437, device='cuda:0', grad_fn=&lt;DivBackward0&gt;)</text:p>
      <text:p text:style-name="Standard">Training sample 6 / 35 - Loss: 0.543719</text:p>
      <text:p text:style-name="Standard">tensor(0.4834, device='cuda:0', grad_fn=&lt;DivBackward0&gt;)</text:p>
      <text:p text:style-name="Standard">Training sample 7 / 35 - Loss: 0.483386</text:p>
      <text:p text:style-name="Standard">tensor(0.5164, device='cuda:0', grad_fn=&lt;DivBackward0&gt;)</text:p>
      <text:p text:style-name="Standard">Training sample 8 / 35 - Loss: 0.516444</text:p>
      <text:p text:style-name="Standard">tensor(0.5725, device='cuda:0', grad_fn=&lt;DivBackward0&gt;)</text:p>
      <text:p text:style-name="Standard">Training sample 9 / 35 - Loss: 0.572524</text:p>
      <text:p text:style-name="Standard">tensor(0.5319, device='cuda:0', grad_fn=&lt;DivBackward0&gt;)</text:p>
      <text:p text:style-name="Standard">Training sample 10 / 35 - Loss: 0.531922</text:p>
      <text:p text:style-name="Standard">tensor(0.4708, device='cuda:0', grad_fn=&lt;DivBackward0&gt;)</text:p>
      <text:p text:style-name="Standard">Training sample 11 / 35 - Loss: 0.470777</text:p>
      <text:p text:style-name="Standard">tensor(0.4994, device='cuda:0', grad_fn=&lt;DivBackward0&gt;)</text:p>
      <text:p text:style-name="Standard">Training sample 12 / 35 - Loss: 0.499360</text:p>
      <text:p text:style-name="Standard">tensor(0.4659, device='cuda:0', grad_fn=&lt;DivBackward0&gt;)</text:p>
      <text:p text:style-name="Standard">Training sample 13 / 35 - Loss: 0.465882</text:p>
      <text:p text:style-name="Standard"><text:soft-page-break/>tensor(0.5171, device='cuda:0', grad_fn=&lt;DivBackward0&gt;)</text:p>
      <text:p text:style-name="Standard">Training sample 14 / 35 - Loss: 0.517068</text:p>
      <text:p text:style-name="Standard">tensor(0.5504, device='cuda:0', grad_fn=&lt;DivBackward0&gt;)</text:p>
      <text:p text:style-name="Standard">Training sample 15 / 35 - Loss: 0.550441</text:p>
      <text:p text:style-name="Standard">tensor(0.4209, device='cuda:0', grad_fn=&lt;DivBackward0&gt;)</text:p>
      <text:p text:style-name="Standard">Training sample 16 / 35 - Loss: 0.420930</text:p>
      <text:p text:style-name="Standard">tensor(0.4866, device='cuda:0', grad_fn=&lt;DivBackward0&gt;)</text:p>
      <text:p text:style-name="Standard">Training sample 17 / 35 - Loss: 0.486588</text:p>
      <text:p text:style-name="Standard">tensor(0.3962, device='cuda:0', grad_fn=&lt;DivBackward0&gt;)</text:p>
      <text:p text:style-name="Standard">Training sample 18 / 35 - Loss: 0.396176</text:p>
      <text:p text:style-name="Standard">tensor(0.4774, device='cuda:0', grad_fn=&lt;DivBackward0&gt;)</text:p>
      <text:p text:style-name="Standard">Training sample 19 / 35 - Loss: 0.477390</text:p>
      <text:p text:style-name="Standard">tensor(0.4670, device='cuda:0', grad_fn=&lt;DivBackward0&gt;)</text:p>
      <text:p text:style-name="Standard">Training sample 20 / 35 - Loss: 0.466989</text:p>
      <text:p text:style-name="Standard">tensor(0.4915, device='cuda:0', grad_fn=&lt;DivBackward0&gt;)</text:p>
      <text:p text:style-name="Standard">Training sample 21 / 35 - Loss: 0.491488</text:p>
      <text:p text:style-name="Standard">tensor(0.5594, device='cuda:0', grad_fn=&lt;DivBackward0&gt;)</text:p>
      <text:p text:style-name="Standard">Training sample 22 / 35 - Loss: 0.559373</text:p>
      <text:p text:style-name="Standard">tensor(0.4499, device='cuda:0', grad_fn=&lt;DivBackward0&gt;)</text:p>
      <text:p text:style-name="Standard">Training sample 23 / 35 - Loss: 0.449873</text:p>
      <text:p text:style-name="Standard">tensor(0.4801, device='cuda:0', grad_fn=&lt;DivBackward0&gt;)</text:p>
      <text:p text:style-name="Standard">Training sample 24 / 35 - Loss: 0.480134</text:p>
      <text:p text:style-name="Standard">tensor(0.4006, device='cuda:0', grad_fn=&lt;DivBackward0&gt;)</text:p>
      <text:p text:style-name="Standard">Training sample 25 / 35 - Loss: 0.400647</text:p>
      <text:p text:style-name="Standard">tensor(0.5349, device='cuda:0', grad_fn=&lt;DivBackward0&gt;)</text:p>
      <text:p text:style-name="Standard">Training sample 26 / 35 - Loss: 0.534852</text:p>
      <text:p text:style-name="Standard">tensor(0.4319, device='cuda:0', grad_fn=&lt;DivBackward0&gt;)</text:p>
      <text:p text:style-name="Standard">Training sample 27 / 35 - Loss: 0.431896</text:p>
      <text:p text:style-name="Standard">tensor(0.4608, device='cuda:0', grad_fn=&lt;DivBackward0&gt;)</text:p>
      <text:p text:style-name="Standard">Training sample 28 / 35 - Loss: 0.460819</text:p>
      <text:p text:style-name="Standard">tensor(0.3781, device='cuda:0', grad_fn=&lt;DivBackward0&gt;)</text:p>
      <text:p text:style-name="Standard">Training sample 29 / 35 - Loss: 0.378127</text:p>
      <text:p text:style-name="Standard">tensor(0.3759, device='cuda:0', grad_fn=&lt;DivBackward0&gt;)</text:p>
      <text:p text:style-name="Standard">Training sample 30 / 35 - Loss: 0.375891</text:p>
      <text:p text:style-name="Standard">tensor(0.4041, device='cuda:0', grad_fn=&lt;DivBackward0&gt;)</text:p>
      <text:p text:style-name="Standard">Training sample 31 / 35 - Loss: 0.404054</text:p>
      <text:p text:style-name="Standard">tensor(0.3702, device='cuda:0', grad_fn=&lt;DivBackward0&gt;)</text:p>
      <text:p text:style-name="Standard">Training sample 32 / 35 - Loss: 0.370181</text:p>
      <text:p text:style-name="Standard">tensor(0.3372, device='cuda:0', grad_fn=&lt;DivBackward0&gt;)</text:p>
      <text:p text:style-name="Standard">Training sample 33 / 35 - Loss: 0.337220</text:p>
      <text:p text:style-name="Standard">tensor(0.3753, device='cuda:0', grad_fn=&lt;DivBackward0&gt;)</text:p>
      <text:p text:style-name="Standard">Training sample 34 / 35 - Loss: 0.375255</text:p>
      <text:p text:style-name="Standard">tensor(0.4581, device='cuda:0', grad_fn=&lt;DivBackward0&gt;)</text:p>
      <text:p text:style-name="Standard">Training sample 35 / 35 - Loss: 0.458114</text:p>
      <text:p text:style-name="Standard">Checkpoint 2 saved !</text:p>
      <text:p text:style-name="Standard">Epoch 2 finished! - Loss: 0.493324</text:p>
      <text:p text:style-name="Standard">Epoch 3/40</text:p>
      <text:p text:style-name="Standard">Training...</text:p>
      <text:p text:style-name="Standard">tensor(0.4751, device='cuda:0', grad_fn=&lt;DivBackward0&gt;)</text:p>
      <text:p text:style-name="Standard">Training sample 1 / 35 - Loss: 0.475083</text:p>
      <text:p text:style-name="Standard">tensor(0.3840, device='cuda:0', grad_fn=&lt;DivBackward0&gt;)</text:p>
      <text:p text:style-name="Standard">Training sample 2 / 35 - Loss: 0.383951</text:p>
      <text:p text:style-name="Standard"><text:soft-page-break/>tensor(0.5108, device='cuda:0', grad_fn=&lt;DivBackward0&gt;)</text:p>
      <text:p text:style-name="Standard">Training sample 3 / 35 - Loss: 0.510843</text:p>
      <text:p text:style-name="Standard">tensor(0.3499, device='cuda:0', grad_fn=&lt;DivBackward0&gt;)</text:p>
      <text:p text:style-name="Standard">Training sample 4 / 35 - Loss: 0.349892</text:p>
      <text:p text:style-name="Standard">tensor(0.4528, device='cuda:0', grad_fn=&lt;DivBackward0&gt;)</text:p>
      <text:p text:style-name="Standard">Training sample 5 / 35 - Loss: 0.452807</text:p>
      <text:p text:style-name="Standard">tensor(0.4650, device='cuda:0', grad_fn=&lt;DivBackward0&gt;)</text:p>
      <text:p text:style-name="Standard">Training sample 6 / 35 - Loss: 0.464957</text:p>
      <text:p text:style-name="Standard">tensor(0.3808, device='cuda:0', grad_fn=&lt;DivBackward0&gt;)</text:p>
      <text:p text:style-name="Standard">Training sample 7 / 35 - Loss: 0.380757</text:p>
      <text:p text:style-name="Standard">tensor(0.4530, device='cuda:0', grad_fn=&lt;DivBackward0&gt;)</text:p>
      <text:p text:style-name="Standard">Training sample 8 / 35 - Loss: 0.453012</text:p>
      <text:p text:style-name="Standard">tensor(0.6234, device='cuda:0', grad_fn=&lt;DivBackward0&gt;)</text:p>
      <text:p text:style-name="Standard">Training sample 9 / 35 - Loss: 0.623435</text:p>
      <text:p text:style-name="Standard">tensor(0.5646, device='cuda:0', grad_fn=&lt;DivBackward0&gt;)</text:p>
      <text:p text:style-name="Standard">Training sample 10 / 35 - Loss: 0.564567</text:p>
      <text:p text:style-name="Standard">tensor(0.4184, device='cuda:0', grad_fn=&lt;DivBackward0&gt;)</text:p>
      <text:p text:style-name="Standard">Training sample 11 / 35 - Loss: 0.418418</text:p>
      <text:p text:style-name="Standard">tensor(0.4811, device='cuda:0', grad_fn=&lt;DivBackward0&gt;)</text:p>
      <text:p text:style-name="Standard">Training sample 12 / 35 - Loss: 0.481150</text:p>
      <text:p text:style-name="Standard">tensor(0.4102, device='cuda:0', grad_fn=&lt;DivBackward0&gt;)</text:p>
      <text:p text:style-name="Standard">Training sample 13 / 35 - Loss: 0.410200</text:p>
      <text:p text:style-name="Standard">tensor(0.3072, device='cuda:0', grad_fn=&lt;DivBackward0&gt;)</text:p>
      <text:p text:style-name="Standard">Training sample 14 / 35 - Loss: 0.307219</text:p>
      <text:p text:style-name="Standard">tensor(0.3927, device='cuda:0', grad_fn=&lt;DivBackward0&gt;)</text:p>
      <text:p text:style-name="Standard">Training sample 15 / 35 - Loss: 0.392701</text:p>
      <text:p text:style-name="Standard">tensor(0.3626, device='cuda:0', grad_fn=&lt;DivBackward0&gt;)</text:p>
      <text:p text:style-name="Standard">Training sample 16 / 35 - Loss: 0.362618</text:p>
      <text:p text:style-name="Standard">tensor(0.4439, device='cuda:0', grad_fn=&lt;DivBackward0&gt;)</text:p>
      <text:p text:style-name="Standard">Training sample 17 / 35 - Loss: 0.443933</text:p>
      <text:p text:style-name="Standard">tensor(0.3346, device='cuda:0', grad_fn=&lt;DivBackward0&gt;)</text:p>
      <text:p text:style-name="Standard">Training sample 18 / 35 - Loss: 0.334624</text:p>
      <text:p text:style-name="Standard">tensor(0.2926, device='cuda:0', grad_fn=&lt;DivBackward0&gt;)</text:p>
      <text:p text:style-name="Standard">Training sample 19 / 35 - Loss: 0.292596</text:p>
      <text:p text:style-name="Standard">tensor(0.4261, device='cuda:0', grad_fn=&lt;DivBackward0&gt;)</text:p>
      <text:p text:style-name="Standard">Training sample 20 / 35 - Loss: 0.426148</text:p>
      <text:p text:style-name="Standard">tensor(0.5609, device='cuda:0', grad_fn=&lt;DivBackward0&gt;)</text:p>
      <text:p text:style-name="Standard">Training sample 21 / 35 - Loss: 0.560889</text:p>
      <text:p text:style-name="Standard">tensor(0.4034, device='cuda:0', grad_fn=&lt;DivBackward0&gt;)</text:p>
      <text:p text:style-name="Standard">Training sample 22 / 35 - Loss: 0.403399</text:p>
      <text:p text:style-name="Standard">tensor(0.2549, device='cuda:0', grad_fn=&lt;DivBackward0&gt;)</text:p>
      <text:p text:style-name="Standard">Training sample 23 / 35 - Loss: 0.254942</text:p>
      <text:p text:style-name="Standard">tensor(0.5250, device='cuda:0', grad_fn=&lt;DivBackward0&gt;)</text:p>
      <text:p text:style-name="Standard">Training sample 24 / 35 - Loss: 0.525030</text:p>
      <text:p text:style-name="Standard">tensor(0.3915, device='cuda:0', grad_fn=&lt;DivBackward0&gt;)</text:p>
      <text:p text:style-name="Standard">Training sample 25 / 35 - Loss: 0.391504</text:p>
      <text:p text:style-name="Standard">tensor(0.4300, device='cuda:0', grad_fn=&lt;DivBackward0&gt;)</text:p>
      <text:p text:style-name="Standard">Training sample 26 / 35 - Loss: 0.429959</text:p>
      <text:p text:style-name="Standard">tensor(0.3239, device='cuda:0', grad_fn=&lt;DivBackward0&gt;)</text:p>
      <text:p text:style-name="Standard">Training sample 27 / 35 - Loss: 0.323853</text:p>
      <text:p text:style-name="Standard">tensor(0.3012, device='cuda:0', grad_fn=&lt;DivBackward0&gt;)</text:p>
      <text:p text:style-name="Standard">Training sample 28 / 35 - Loss: 0.301231</text:p>
      <text:p text:style-name="Standard"><text:soft-page-break/>tensor(0.3397, device='cuda:0', grad_fn=&lt;DivBackward0&gt;)</text:p>
      <text:p text:style-name="Standard">Training sample 29 / 35 - Loss: 0.339716</text:p>
      <text:p text:style-name="Standard">tensor(0.2298, device='cuda:0', grad_fn=&lt;DivBackward0&gt;)</text:p>
      <text:p text:style-name="Standard">Training sample 30 / 35 - Loss: 0.229806</text:p>
      <text:p text:style-name="Standard">tensor(0.3913, device='cuda:0', grad_fn=&lt;DivBackward0&gt;)</text:p>
      <text:p text:style-name="Standard">Training sample 31 / 35 - Loss: 0.391328</text:p>
      <text:p text:style-name="Standard">tensor(0.3335, device='cuda:0', grad_fn=&lt;DivBackward0&gt;)</text:p>
      <text:p text:style-name="Standard">Training sample 32 / 35 - Loss: 0.333539</text:p>
      <text:p text:style-name="Standard">tensor(0.1942, device='cuda:0', grad_fn=&lt;DivBackward0&gt;)</text:p>
      <text:p text:style-name="Standard">Training sample 33 / 35 - Loss: 0.194178</text:p>
      <text:p text:style-name="Standard">tensor(0.3419, device='cuda:0', grad_fn=&lt;DivBackward0&gt;)</text:p>
      <text:p text:style-name="Standard">Training sample 34 / 35 - Loss: 0.341901</text:p>
      <text:p text:style-name="Standard">tensor(0.4965, device='cuda:0', grad_fn=&lt;DivBackward0&gt;)</text:p>
      <text:p text:style-name="Standard">Training sample 35 / 35 - Loss: 0.496493</text:p>
      <text:p text:style-name="Standard">Checkpoint 3 saved !</text:p>
      <text:p text:style-name="Standard">Epoch 3 finished! - Loss: 0.413138</text:p>
      <text:p text:style-name="Standard">Epoch 4/40</text:p>
      <text:p text:style-name="Standard">Training...</text:p>
      <text:p text:style-name="Standard">tensor(0.5300, device='cuda:0', grad_fn=&lt;DivBackward0&gt;)</text:p>
      <text:p text:style-name="Standard">Training sample 1 / 35 - Loss: 0.530005</text:p>
      <text:p text:style-name="Standard">tensor(0.3334, device='cuda:0', grad_fn=&lt;DivBackward0&gt;)</text:p>
      <text:p text:style-name="Standard">Training sample 2 / 35 - Loss: 0.333385</text:p>
      <text:p text:style-name="Standard">tensor(0.5712, device='cuda:0', grad_fn=&lt;DivBackward0&gt;)</text:p>
      <text:p text:style-name="Standard">Training sample 3 / 35 - Loss: 0.571224</text:p>
      <text:p text:style-name="Standard">tensor(0.3156, device='cuda:0', grad_fn=&lt;DivBackward0&gt;)</text:p>
      <text:p text:style-name="Standard">Training sample 4 / 35 - Loss: 0.315644</text:p>
      <text:p text:style-name="Standard">tensor(0.4642, device='cuda:0', grad_fn=&lt;DivBackward0&gt;)</text:p>
      <text:p text:style-name="Standard">Training sample 5 / 35 - Loss: 0.464168</text:p>
      <text:p text:style-name="Standard">tensor(0.4875, device='cuda:0', grad_fn=&lt;DivBackward0&gt;)</text:p>
      <text:p text:style-name="Standard">Training sample 6 / 35 - Loss: 0.487478</text:p>
      <text:p text:style-name="Standard">tensor(0.3628, device='cuda:0', grad_fn=&lt;DivBackward0&gt;)</text:p>
      <text:p text:style-name="Standard">Training sample 7 / 35 - Loss: 0.362785</text:p>
      <text:p text:style-name="Standard">tensor(0.4610, device='cuda:0', grad_fn=&lt;DivBackward0&gt;)</text:p>
      <text:p text:style-name="Standard">Training sample 8 / 35 - Loss: 0.461017</text:p>
      <text:p text:style-name="Standard">tensor(0.7046, device='cuda:0', grad_fn=&lt;DivBackward0&gt;)</text:p>
      <text:p text:style-name="Standard">Training sample 9 / 35 - Loss: 0.704611</text:p>
      <text:p text:style-name="Standard">tensor(0.6171, device='cuda:0', grad_fn=&lt;DivBackward0&gt;)</text:p>
      <text:p text:style-name="Standard">Training sample 10 / 35 - Loss: 0.617125</text:p>
      <text:p text:style-name="Standard">tensor(0.4070, device='cuda:0', grad_fn=&lt;DivBackward0&gt;)</text:p>
      <text:p text:style-name="Standard">Training sample 11 / 35 - Loss: 0.406975</text:p>
      <text:p text:style-name="Standard">tensor(0.4988, device='cuda:0', grad_fn=&lt;DivBackward0&gt;)</text:p>
      <text:p text:style-name="Standard">Training sample 12 / 35 - Loss: 0.498753</text:p>
      <text:p text:style-name="Standard">tensor(0.3955, device='cuda:0', grad_fn=&lt;DivBackward0&gt;)</text:p>
      <text:p text:style-name="Standard">Training sample 13 / 35 - Loss: 0.395522</text:p>
      <text:p text:style-name="Standard">tensor(0.2889, device='cuda:0', grad_fn=&lt;DivBackward0&gt;)</text:p>
      <text:p text:style-name="Standard">Training sample 14 / 35 - Loss: 0.288870</text:p>
      <text:p text:style-name="Standard">tensor(0.4217, device='cuda:0', grad_fn=&lt;DivBackward0&gt;)</text:p>
      <text:p text:style-name="Standard">Training sample 15 / 35 - Loss: 0.421658</text:p>
      <text:p text:style-name="Standard">tensor(0.3343, device='cuda:0', grad_fn=&lt;DivBackward0&gt;)</text:p>
      <text:p text:style-name="Standard">Training sample 16 / 35 - Loss: 0.334346</text:p>
      <text:p text:style-name="Standard">tensor(0.4520, device='cuda:0', grad_fn=&lt;DivBackward0&gt;)</text:p>
      <text:p text:style-name="Standard">Training sample 17 / 35 - Loss: 0.451990</text:p>
      <text:p text:style-name="Standard"><text:soft-page-break/>tensor(0.2902, device='cuda:0', grad_fn=&lt;DivBackward0&gt;)</text:p>
      <text:p text:style-name="Standard">Training sample 18 / 35 - Loss: 0.290175</text:p>
      <text:p text:style-name="Standard">tensor(0.2864, device='cuda:0', grad_fn=&lt;DivBackward0&gt;)</text:p>
      <text:p text:style-name="Standard">Training sample 19 / 35 - Loss: 0.286394</text:p>
      <text:p text:style-name="Standard">tensor(0.4271, device='cuda:0', grad_fn=&lt;DivBackward0&gt;)</text:p>
      <text:p text:style-name="Standard">Training sample 20 / 35 - Loss: 0.427109</text:p>
      <text:p text:style-name="Standard">tensor(0.5739, device='cuda:0', grad_fn=&lt;DivBackward0&gt;)</text:p>
      <text:p text:style-name="Standard">Training sample 21 / 35 - Loss: 0.573853</text:p>
      <text:p text:style-name="Standard">tensor(0.4599, device='cuda:0', grad_fn=&lt;DivBackward0&gt;)</text:p>
      <text:p text:style-name="Standard">Training sample 22 / 35 - Loss: 0.459860</text:p>
      <text:p text:style-name="Standard">tensor(0.2572, device='cuda:0', grad_fn=&lt;DivBackward0&gt;)</text:p>
      <text:p text:style-name="Standard">Training sample 23 / 35 - Loss: 0.257203</text:p>
      <text:p text:style-name="Standard">tensor(0.5196, device='cuda:0', grad_fn=&lt;DivBackward0&gt;)</text:p>
      <text:p text:style-name="Standard">Training sample 24 / 35 - Loss: 0.519571</text:p>
      <text:p text:style-name="Standard">tensor(0.3611, device='cuda:0', grad_fn=&lt;DivBackward0&gt;)</text:p>
      <text:p text:style-name="Standard">Training sample 25 / 35 - Loss: 0.361104</text:p>
      <text:p text:style-name="Standard">tensor(0.4711, device='cuda:0', grad_fn=&lt;DivBackward0&gt;)</text:p>
      <text:p text:style-name="Standard">Training sample 26 / 35 - Loss: 0.471085</text:p>
      <text:p text:style-name="Standard">tensor(0.3364, device='cuda:0', grad_fn=&lt;DivBackward0&gt;)</text:p>
      <text:p text:style-name="Standard">Training sample 27 / 35 - Loss: 0.336438</text:p>
      <text:p text:style-name="Standard">tensor(0.3497, device='cuda:0', grad_fn=&lt;DivBackward0&gt;)</text:p>
      <text:p text:style-name="Standard">Training sample 28 / 35 - Loss: 0.349738</text:p>
      <text:p text:style-name="Standard">tensor(0.3094, device='cuda:0', grad_fn=&lt;DivBackward0&gt;)</text:p>
      <text:p text:style-name="Standard">Training sample 29 / 35 - Loss: 0.309382</text:p>
      <text:p text:style-name="Standard">tensor(0.2486, device='cuda:0', grad_fn=&lt;DivBackward0&gt;)</text:p>
      <text:p text:style-name="Standard">Training sample 30 / 35 - Loss: 0.248587</text:p>
      <text:p text:style-name="Standard">tensor(0.3649, device='cuda:0', grad_fn=&lt;DivBackward0&gt;)</text:p>
      <text:p text:style-name="Standard">Training sample 31 / 35 - Loss: 0.364904</text:p>
      <text:p text:style-name="Standard">tensor(0.3064, device='cuda:0', grad_fn=&lt;DivBackward0&gt;)</text:p>
      <text:p text:style-name="Standard">Training sample 32 / 35 - Loss: 0.306360</text:p>
      <text:p text:style-name="Standard">tensor(0.2196, device='cuda:0', grad_fn=&lt;DivBackward0&gt;)</text:p>
      <text:p text:style-name="Standard">Training sample 33 / 35 - Loss: 0.219633</text:p>
      <text:p text:style-name="Standard">tensor(0.3196, device='cuda:0', grad_fn=&lt;DivBackward0&gt;)</text:p>
      <text:p text:style-name="Standard">Training sample 34 / 35 - Loss: 0.319622</text:p>
      <text:p text:style-name="Standard">tensor(0.4737, device='cuda:0', grad_fn=&lt;DivBackward0&gt;)</text:p>
      <text:p text:style-name="Standard">Training sample 35 / 35 - Loss: 0.473729</text:p>
      <text:p text:style-name="Standard">Checkpoint 4 saved !</text:p>
      <text:p text:style-name="Standard">Epoch 4 finished! - Loss: 0.418244</text:p>
      <text:p text:style-name="Standard">Epoch 5/40</text:p>
      <text:p text:style-name="Standard">Training...</text:p>
      <text:p text:style-name="Standard">tensor(0.4946, device='cuda:0', grad_fn=&lt;DivBackward0&gt;)</text:p>
      <text:p text:style-name="Standard">Training sample 1 / 35 - Loss: 0.494575</text:p>
      <text:p text:style-name="Standard">tensor(0.3349, device='cuda:0', grad_fn=&lt;DivBackward0&gt;)</text:p>
      <text:p text:style-name="Standard">Training sample 2 / 35 - Loss: 0.334902</text:p>
      <text:p text:style-name="Standard">tensor(0.5522, device='cuda:0', grad_fn=&lt;DivBackward0&gt;)</text:p>
      <text:p text:style-name="Standard">Training sample 3 / 35 - Loss: 0.552174</text:p>
      <text:p text:style-name="Standard">tensor(0.2842, device='cuda:0', grad_fn=&lt;DivBackward0&gt;)</text:p>
      <text:p text:style-name="Standard">Training sample 4 / 35 - Loss: 0.284243</text:p>
      <text:p text:style-name="Standard">tensor(0.4559, device='cuda:0', grad_fn=&lt;DivBackward0&gt;)</text:p>
      <text:p text:style-name="Standard">Training sample 5 / 35 - Loss: 0.455929</text:p>
      <text:p text:style-name="Standard">tensor(0.4472, device='cuda:0', grad_fn=&lt;DivBackward0&gt;)</text:p>
      <text:p text:style-name="Standard">Training sample 6 / 35 - Loss: 0.447178</text:p>
      <text:p text:style-name="Standard"><text:soft-page-break/>tensor(0.3288, device='cuda:0', grad_fn=&lt;DivBackward0&gt;)</text:p>
      <text:p text:style-name="Standard">Training sample 7 / 35 - Loss: 0.328778</text:p>
      <text:p text:style-name="Standard">tensor(0.4354, device='cuda:0', grad_fn=&lt;DivBackward0&gt;)</text:p>
      <text:p text:style-name="Standard">Training sample 8 / 35 - Loss: 0.435403</text:p>
      <text:p text:style-name="Standard">tensor(0.6861, device='cuda:0', grad_fn=&lt;DivBackward0&gt;)</text:p>
      <text:p text:style-name="Standard">Training sample 9 / 35 - Loss: 0.686052</text:p>
      <text:p text:style-name="Standard">tensor(0.5804, device='cuda:0', grad_fn=&lt;DivBackward0&gt;)</text:p>
      <text:p text:style-name="Standard">Training sample 10 / 35 - Loss: 0.580382</text:p>
      <text:p text:style-name="Standard">tensor(0.3749, device='cuda:0', grad_fn=&lt;DivBackward0&gt;)</text:p>
      <text:p text:style-name="Standard">Training sample 11 / 35 - Loss: 0.374874</text:p>
      <text:p text:style-name="Standard">tensor(0.4790, device='cuda:0', grad_fn=&lt;DivBackward0&gt;)</text:p>
      <text:p text:style-name="Standard">Training sample 12 / 35 - Loss: 0.478983</text:p>
      <text:p text:style-name="Standard">tensor(0.3707, device='cuda:0', grad_fn=&lt;DivBackward0&gt;)</text:p>
      <text:p text:style-name="Standard">Training sample 13 / 35 - Loss: 0.370677</text:p>
      <text:p text:style-name="Standard">tensor(0.3374, device='cuda:0', grad_fn=&lt;DivBackward0&gt;)</text:p>
      <text:p text:style-name="Standard">Training sample 14 / 35 - Loss: 0.337350</text:p>
      <text:p text:style-name="Standard">tensor(0.4868, device='cuda:0', grad_fn=&lt;DivBackward0&gt;)</text:p>
      <text:p text:style-name="Standard">Training sample 15 / 35 - Loss: 0.486780</text:p>
      <text:p text:style-name="Standard">tensor(0.3281, device='cuda:0', grad_fn=&lt;DivBackward0&gt;)</text:p>
      <text:p text:style-name="Standard">Training sample 16 / 35 - Loss: 0.328097</text:p>
      <text:p text:style-name="Standard">tensor(0.4395, device='cuda:0', grad_fn=&lt;DivBackward0&gt;)</text:p>
      <text:p text:style-name="Standard">Training sample 17 / 35 - Loss: 0.439550</text:p>
      <text:p text:style-name="Standard">tensor(0.2739, device='cuda:0', grad_fn=&lt;DivBackward0&gt;)</text:p>
      <text:p text:style-name="Standard">Training sample 18 / 35 - Loss: 0.273855</text:p>
      <text:p text:style-name="Standard">tensor(0.3115, device='cuda:0', grad_fn=&lt;DivBackward0&gt;)</text:p>
      <text:p text:style-name="Standard">Training sample 19 / 35 - Loss: 0.311526</text:p>
      <text:p text:style-name="Standard">tensor(0.4271, device='cuda:0', grad_fn=&lt;DivBackward0&gt;)</text:p>
      <text:p text:style-name="Standard">Training sample 20 / 35 - Loss: 0.427141</text:p>
      <text:p text:style-name="Standard">tensor(0.5688, device='cuda:0', grad_fn=&lt;DivBackward0&gt;)</text:p>
      <text:p text:style-name="Standard">Training sample 21 / 35 - Loss: 0.568793</text:p>
      <text:p text:style-name="Standard">tensor(0.4912, device='cuda:0', grad_fn=&lt;DivBackward0&gt;)</text:p>
      <text:p text:style-name="Standard">Training sample 22 / 35 - Loss: 0.491156</text:p>
      <text:p text:style-name="Standard">tensor(0.2661, device='cuda:0', grad_fn=&lt;DivBackward0&gt;)</text:p>
      <text:p text:style-name="Standard">Training sample 23 / 35 - Loss: 0.266106</text:p>
      <text:p text:style-name="Standard">tensor(0.5047, device='cuda:0', grad_fn=&lt;DivBackward0&gt;)</text:p>
      <text:p text:style-name="Standard">Training sample 24 / 35 - Loss: 0.504695</text:p>
      <text:p text:style-name="Standard">tensor(0.3436, device='cuda:0', grad_fn=&lt;DivBackward0&gt;)</text:p>
      <text:p text:style-name="Standard">Training sample 25 / 35 - Loss: 0.343597</text:p>
      <text:p text:style-name="Standard">tensor(0.4730, device='cuda:0', grad_fn=&lt;DivBackward0&gt;)</text:p>
      <text:p text:style-name="Standard">Training sample 26 / 35 - Loss: 0.473017</text:p>
      <text:p text:style-name="Standard">tensor(0.3434, device='cuda:0', grad_fn=&lt;DivBackward0&gt;)</text:p>
      <text:p text:style-name="Standard">Training sample 27 / 35 - Loss: 0.343371</text:p>
      <text:p text:style-name="Standard">tensor(0.3734, device='cuda:0', grad_fn=&lt;DivBackward0&gt;)</text:p>
      <text:p text:style-name="Standard">Training sample 28 / 35 - Loss: 0.373433</text:p>
      <text:p text:style-name="Standard">tensor(0.3116, device='cuda:0', grad_fn=&lt;DivBackward0&gt;)</text:p>
      <text:p text:style-name="Standard">Training sample 29 / 35 - Loss: 0.311637</text:p>
      <text:p text:style-name="Standard">tensor(0.2662, device='cuda:0', grad_fn=&lt;DivBackward0&gt;)</text:p>
      <text:p text:style-name="Standard">Training sample 30 / 35 - Loss: 0.266186</text:p>
      <text:p text:style-name="Standard">tensor(0.3569, device='cuda:0', grad_fn=&lt;DivBackward0&gt;)</text:p>
      <text:p text:style-name="Standard">Training sample 31 / 35 - Loss: 0.356853</text:p>
      <text:p text:style-name="Standard">tensor(0.3005, device='cuda:0', grad_fn=&lt;DivBackward0&gt;)</text:p>
      <text:p text:style-name="Standard">Training sample 32 / 35 - Loss: 0.300508</text:p>
      <text:p text:style-name="Standard"><text:soft-page-break/>tensor(0.2341, device='cuda:0', grad_fn=&lt;DivBackward0&gt;)</text:p>
      <text:p text:style-name="Standard">Training sample 33 / 35 - Loss: 0.234115</text:p>
      <text:p text:style-name="Standard">tensor(0.3133, device='cuda:0', grad_fn=&lt;DivBackward0&gt;)</text:p>
      <text:p text:style-name="Standard">Training sample 34 / 35 - Loss: 0.313258</text:p>
      <text:p text:style-name="Standard">tensor(0.4682, device='cuda:0', grad_fn=&lt;DivBackward0&gt;)</text:p>
      <text:p text:style-name="Standard">Training sample 35 / 35 - Loss: 0.468219</text:p>
      <text:p text:style-name="Standard">Checkpoint 5 saved !</text:p>
      <text:p text:style-name="Standard">Epoch 5 finished! - Loss: 0.413041</text:p>
      <text:p text:style-name="Standard">Epoch 6/40</text:p>
      <text:p text:style-name="Standard">Training...</text:p>
      <text:p text:style-name="Standard">tensor(0.4927, device='cuda:0', grad_fn=&lt;DivBackward0&gt;)</text:p>
      <text:p text:style-name="Standard">Training sample 1 / 35 - Loss: 0.492660</text:p>
      <text:p text:style-name="Standard">tensor(0.3286, device='cuda:0', grad_fn=&lt;DivBackward0&gt;)</text:p>
      <text:p text:style-name="Standard">Training sample 2 / 35 - Loss: 0.328597</text:p>
      <text:p text:style-name="Standard">tensor(0.5524, device='cuda:0', grad_fn=&lt;DivBackward0&gt;)</text:p>
      <text:p text:style-name="Standard">Training sample 3 / 35 - Loss: 0.552418</text:p>
      <text:p text:style-name="Standard">tensor(0.2756, device='cuda:0', grad_fn=&lt;DivBackward0&gt;)</text:p>
      <text:p text:style-name="Standard">Training sample 4 / 35 - Loss: 0.275592</text:p>
      <text:p text:style-name="Standard">tensor(0.4388, device='cuda:0', grad_fn=&lt;DivBackward0&gt;)</text:p>
      <text:p text:style-name="Standard">Training sample 5 / 35 - Loss: 0.438809</text:p>
      <text:p text:style-name="Standard">tensor(0.4500, device='cuda:0', grad_fn=&lt;DivBackward0&gt;)</text:p>
      <text:p text:style-name="Standard">Training sample 6 / 35 - Loss: 0.450032</text:p>
      <text:p text:style-name="Standard">tensor(0.3280, device='cuda:0', grad_fn=&lt;DivBackward0&gt;)</text:p>
      <text:p text:style-name="Standard">Training sample 7 / 35 - Loss: 0.328039</text:p>
      <text:p text:style-name="Standard">tensor(0.4340, device='cuda:0', grad_fn=&lt;DivBackward0&gt;)</text:p>
      <text:p text:style-name="Standard">Training sample 8 / 35 - Loss: 0.433969</text:p>
      <text:p text:style-name="Standard">tensor(0.6928, device='cuda:0', grad_fn=&lt;DivBackward0&gt;)</text:p>
      <text:p text:style-name="Standard">Training sample 9 / 35 - Loss: 0.692824</text:p>
      <text:p text:style-name="Standard">tensor(0.5777, device='cuda:0', grad_fn=&lt;DivBackward0&gt;)</text:p>
      <text:p text:style-name="Standard">Training sample 10 / 35 - Loss: 0.577685</text:p>
      <text:p text:style-name="Standard">tensor(0.3548, device='cuda:0', grad_fn=&lt;DivBackward0&gt;)</text:p>
      <text:p text:style-name="Standard">Training sample 11 / 35 - Loss: 0.354846</text:p>
      <text:p text:style-name="Standard">tensor(0.4659, device='cuda:0', grad_fn=&lt;DivBackward0&gt;)</text:p>
      <text:p text:style-name="Standard">Training sample 12 / 35 - Loss: 0.465896</text:p>
      <text:p text:style-name="Standard">tensor(0.3617, device='cuda:0', grad_fn=&lt;DivBackward0&gt;)</text:p>
      <text:p text:style-name="Standard">Tralabel_tensorining sample 13 / 35 - Loss: 0.361681</text:p>
      <text:p text:style-name="Standard">tensor(0.3378, device='cuda:0', grad_fn=&lt;DivBackward0&gt;)</text:p>
      <text:p text:style-name="Standard">Training sample 14 / 35 - Loss: 0.337758</text:p>
      <text:p text:style-name="Standard">tensor(0.4911, device='cuda:0', grad_fn=&lt;DivBackward0&gt;)</text:p>
      <text:p text:style-name="Standard">Training sample 15 / 35 - Loss: 0.491119</text:p>
      <text:p text:style-name="Standard">tensor(0.3015, device='cuda:0', grad_fn=&lt;DivBackward0&gt;)</text:p>
      <text:p text:style-name="Standard">Training sample 16 / 35 - Loss: 0.301515</text:p>
      <text:p text:style-name="Standard">tensor(0.4404, device='cuda:0', grad_fn=&lt;DivBackward0&gt;)</text:p>
      <text:p text:style-name="Standard">Training sample 17 / 35 - Loss: 0.440401</text:p>
      <text:p text:style-name="Standard">tensor(0.2563, device='cuda:0', grad_fn=&lt;DivBackward0&gt;)</text:p>
      <text:p text:style-name="Standard">Training sample 18 / 35 - Loss: 0.256270</text:p>
      <text:p text:style-name="Standard">tensor(0.3060, device='cuda:0', grad_fn=&lt;DivBackward0&gt;)</text:p>
      <text:p text:style-name="Standard">Training sample 19 / 35 - Loss: 0.306049</text:p>
      <text:p text:style-name="Standard">tensor(0.4226, device='cuda:0', grad_fn=&lt;DivBackward0&gt;)</text:p>
      <text:p text:style-name="Standard">Training sample 20 / 35 - Loss: 0.422635</text:p>
      <text:p text:style-name="Standard">tensor(0.5558, device='cuda:0', grad_fn=&lt;DivBackward0&gt;)</text:p>
      <text:p text:style-name="Standard">Training sample 21 / 35 - Loss: 0.555833label_tensor</text:p>
      <text:p text:style-name="Standard"><text:soft-page-break/>tensor(0.5128, device='cuda:0', grad_fn=&lt;DivBackward0&gt;)</text:p>
      <text:p text:style-name="Standard">Training sample 22 / 35 - Loss: 0.512828</text:p>
      <text:p text:style-name="Standard">tensor(0.2643, device='cuda:0', grad_fn=&lt;DivBackward0&gt;)</text:p>
      <text:p text:style-name="Standard">Training sample 23 / 35 - Loss: 0.264336</text:p>
      <text:p text:style-name="Standard">tensor(0.4955, device='cuda:0', grad_fn=&lt;DivBackward0&gt;)</text:p>
      <text:p text:style-name="Standard">Training sample 24 / 35 - Loss: 0.495531</text:p>
      <text:p text:style-name="Standard">tensor(0.3249, device='cuda:0', grad_fn=&lt;DivBackward0&gt;)</text:p>
      <text:p text:style-name="Standard">Training sample 25 / 35 - Loss: 0.324865</text:p>
      <text:p text:style-name="Standard">tensor(0.4972, device='cuda:0', grad_fn=&lt;DivBackward0&gt;)</text:p>
      <text:p text:style-name="Standard">Training sample 26 / 35 - Loss: 0.497176</text:p>
      <text:p text:style-name="Standard">tensor(0.3404, device='cuda:0', grad_fn=&lt;DivBackward0&gt;)</text:p>
      <text:p text:style-name="Standard">Training sample 27 / 35 - Loss: 0.340379</text:p>
      <text:p text:style-name="Standard">tensor(0.3693, device='cuda:0', grad_fn=&lt;DivBackward0&gt;)</text:p>
      <text:p text:style-name="Standard">Training sample 28 / 35 - Loss: 0.369299</text:p>
      <text:p text:style-name="Standard">tensor(0.2956, device='cuda:0', grad_fn=&lt;DivBackward0&gt;)</text:p>
      <text:p text:style-name="Standard">Training sample 29 / 35 - Loss: 0.295626</text:p>
      <text:p text:style-name="Standard">tensor(0.2538, device='cuda:0', grad_fn=&lt;DivBackward0&gt;)</text:p>
      <text:p text:style-name="Standard">Training sample 30 / 35 - Loss: 0.253759</text:p>
      <text:p text:style-name="Standard">tensor(0.3477, device='cuda:0', grad_fn=&lt;DivBackward0&gt;)</text:p>
      <text:p text:style-name="Standard">Training sample 31 / 35 - Loss: 0.347662</text:p>
      <text:p text:style-name="Standard">tensor(0.2894, device='cuda:0', grad_fn=&lt;DivBackward0&gt;)</text:p>
      <text:p text:style-name="Standard">Training sample 32 / 35 - Loss: 0.289416</text:p>
      <text:p text:style-name="Standard">tensor(0.2144, device='cuda:0', grad_fn=&lt;DivBackward0&gt;)</text:p>
      <text:p text:style-name="Standard">Training sample 33 / 35 - Loss: 0.214399</text:p>
      <text:p text:style-name="Standard">tensor(0.3045, device='cuda:0', grad_fn=&lt;DivBackward0&gt;)</text:p>
      <text:p text:style-name="Standard">Training sample 34 / 35 - Loss: 0.304518</text:p>
      <text:p text:style-name="Standard">tensor(0.4590, device='cuda:0', grad_fn=&lt;DivBackward0&gt;)</text:p>
      <text:p text:style-name="Standard">Training sample 35 / 35 - Loss: 0.458970</text:p>
      <text:p text:style-name="Standard">Checkpoint 6 saved !</text:p>
      <text:p text:style-name="Standard">Epoch 6 finished! - Loss: 0.406864</text:p>
      <text:p text:style-name="Standard">Epoch 7/40</text:p>
      <text:p text:style-name="Standard">Training...</text:p>
      <text:p text:style-name="Standard">tensor(0.4840, device='cuda:0', grad_fn=&lt;DivBackward0&gt;)</text:p>
      <text:p text:style-name="Standard">Training sample 1 / 35 - Loss: 0.483969</text:p>
      <text:p text:style-name="Standard">tensor(0.3171, device='cuda:0', grad_fn=&lt;DivBackward0&gt;)</text:p>
      <text:p text:style-name="Standard">Training sample 2 / 35 - Loss: 0.317062</text:p>
      <text:p text:style-name="Standard">tensor(0.5379, device='cuda:0', grad_fn=&lt;DivBackward0&gt;)</text:p>
      <text:p text:style-name="Standard">Training sample 3 / 35 - Loss: 0.537920</text:p>
      <text:p text:style-name="Standard">tensor(0.2717, device='cuda:0', grad_fn=&lt;DivBackward0&gt;)</text:p>
      <text:p text:style-name="Standard">Training sample 4 / 35 - Loss: 0.271746</text:p>
      <text:p text:style-name="Standard">tensor(0.4429, device='cuda:0', grad_fn=&lt;DivBackward0&gt;)</text:p>
      <text:p text:style-name="Standard">Training sample 5 / 35 - Loss: 0.442863</text:p>
      <text:p text:style-name="Standard">tensor(0.4284, device='cuda:0', grad_fn=&lt;DivBackward0&gt;)</text:p>
      <text:p text:style-name="Standard">Training sample 6 / 35 - Loss: 0.428443</text:p>
      <text:p text:style-name="Standard">tensor(0.3261, device='cuda:0', grad_fn=&lt;DivBackward0&gt;)</text:p>
      <text:p text:style-name="Standard">Training sample 7 / 35 - Loss: 0.326127</text:p>
      <text:p text:style-name="Standard">tensor(0.4201, device='cuda:0', grad_fn=&lt;DivBackward0&gt;)</text:p>
      <text:p text:style-name="Standard">Training sample 8 / 35 - Loss: 0.420063</text:p>
      <text:p text:style-name="Standard">tensor(0.6630, device='cuda:0', grad_fn=&lt;DivBackward0&gt;)</text:p>
      <text:p text:style-name="Standard">Training sample 9 / 35 - Loss: 0.662961</text:p>
      <text:p text:style-name="Standard">tensor(0.5815, device='cuda:0', grad_fn=&lt;DivBackward0&gt;)</text:p>
      <text:p text:style-name="Standard">Training sample 10 / 35 - Loss: 0.581525</text:p>
      <text:p text:style-name="Standard"><text:soft-page-break/>label_tensortensor(0.3616, device='cuda:0', grad_fn=&lt;DivBackward0&gt;)</text:p>
      <text:p text:style-name="Standard">Training sample 11 / 35 - Loss: 0.361619</text:p>
      <text:p text:style-name="Standard">tensor(0.4687, device='cuda:0', grad_fn=&lt;DivBackward0&gt;)</text:p>
      <text:p text:style-name="Standard">Training sample 12 / 35 - Loss: 0.468723</text:p>
      <text:p text:style-name="Standard">tensor(0.3565, device='cuda:0', grad_fn=&lt;DivBackward0&gt;)</text:p>
      <text:p text:style-name="Standard">Training sample 13 / 35 - Loss: 0.356492</text:p>
      <text:p text:style-name="Standard">tensor(0.3063, device='cuda:0', grad_fn=&lt;DivBackward0&gt;)</text:p>
      <text:p text:style-name="Standard">Training sample 14 / 35 - Loss: 0.306291</text:p>
      <text:p text:style-name="Standard">tensor(0.4465, device='cuda:0', grad_fn=&lt;DivBackward0&gt;)</text:p>
      <text:p text:style-name="Standard">Training sample 15 / 35 - Loss: 0.446544</text:p>
      <text:p text:style-name="Standard">tensor(0.3171, device='cuda:0', grad_fn=&lt;DivBackward0&gt;)</text:p>
      <text:p text:style-name="Standard">Training sample 16 / 35 - Loss: 0.317059</text:p>
      <text:p text:style-name="Standard">tensor(0.4187, device='cuda:0', grad_fn=&lt;DivBackward0&gt;)</text:p>
      <text:p text:style-name="Standard">Training sample 17 / 35 - Loss: 0.418733</text:p>
      <text:p text:style-name="Standard">tensor(0.2594, device='cuda:0', grad_fn=&lt;DivBackward0&gt;)</text:p>
      <text:p text:style-name="Standard">Training sample 18 / 35 - Loss: 0.259420</text:p>
      <text:p text:style-name="Standard">tensor(0.2957, device='cuda:0', grad_fn=&lt;DivBackward0&gt;)</text:p>
      <text:p text:style-name="Standard">Training sample 19 / 35 - Loss: 0.295711</text:p>
      <text:p text:style-name="Standard">tensor(0.4033, device='cuda:0', grad_fn=&lt;DivBackward0&gt;)</text:p>
      <text:p text:style-name="Standard">Training sample 20 / 35 - Loss: 0.403349</text:p>
      <text:p text:style-name="Standard">tensor(0.5478, device='cuda:0', grad_fn=&lt;DivBackward0&gt;)</text:p>
      <text:p text:style-name="Standard">Training sample 21 / 35 - Loss: 0.547806</text:p>
      <text:p text:style-name="Standard">tensor(0.4807, device='cuda:0', grad_fn=&lt;DivBackward0&gt;)</text:p>
      <text:p text:style-name="Standard">Training sample 22 / 35 - Loss: 0.480664</text:p>
      <text:p text:style-name="Standard">tensor(0.2389, device='cuda:0', grad_fn=&lt;DivBackward0&gt;)</text:p>
      <text:p text:style-name="Standard">Training sample 23 / 35 - Loss: 0.238873</text:p>
      <text:p text:style-name="Standard">tensor(0.4764, device='cuda:0', grad_fn=&lt;DivBackward0&gt;)</text:p>
      <text:p text:style-name="Standard">Training sample 24 / 35 - Loss: 0.476356</text:p>
      <text:p text:style-name="Standard">tensor(0.3230, device='cuda:0', grad_fn=&lt;DivBackward0&gt;)</text:p>
      <text:p text:style-name="Standard">Training sample 25 / 35 - Loss: 0.322972</text:p>
      <text:p text:style-name="Standard">tensor(0.4799, device='cuda:0', grad_fn=&lt;DivBackward0&gt;)</text:p>
      <text:p text:style-name="Standard">Training sample 26 / 35 - Loss: 0.479906</text:p>
      <text:p text:style-name="Standard">tensor(0.3261, device='cuda:0', grad_fn=&lt;DivBackward0&gt;)</text:p>
      <text:p text:style-name="Standard">Training sample 27 / 35 - Loss: 0.326060</text:p>
      <text:p text:style-name="Standard">tensor(0.3488, device='cuda:0', grad_fn=&lt;DivBackward0&gt;)</text:p>
      <text:p text:style-name="Standard">Training sample 28 / 35 - Loss: 0.348755</text:p>
      <text:p text:style-name="Standard">tensor(0.2985, device='cuda:0', grad_fn=&lt;DivBackward0&gt;)</text:p>
      <text:p text:style-name="Standard">Training sample 29 / 35 - Loss: 0.298541</text:p>
      <text:p text:style-name="Standard">tensor(0.2482, device='cuda:0', grad_fn=&lt;DivBackward0&gt;)</text:p>
      <text:p text:style-name="Standard">Training sample 30 / 35 - Loss: 0.248239</text:p>
      <text:p text:style-name="Standard">tensor(0.3362, device='cuda:0', grad_fn=&lt;DivBackward0&gt;)</text:p>
      <text:p text:style-name="Standard">Training sample 31 / 35 - Loss: 0.336192</text:p>
      <text:p text:style-name="Standard">tensor(0.2786, device='cuda:0', grad_fn=&lt;DivBackward0&gt;)</text:p>
      <text:p text:style-name="Standard">Training sample 32 / 35 - Loss: 0.278572</text:p>
      <text:p text:style-name="Standard">tensor(0.2156, device='cuda:0', grad_fn=&lt;DivBackward0&gt;)</text:p>
      <text:p text:style-name="Standard">Training sample 33 / 35 - Loss: 0.215636</text:p>
      <text:p text:style-name="Standard">tensor(0.2986, device='cuda:0', grad_fn=&lt;DivBackward0&gt;)</text:p>
      <text:p text:style-name="Standard">Training sample 34 / 35 - Loss: 0.298649</text:p>
      <text:p text:style-name="Standard">tensor(0.4374, device='cuda:0', grad_fn=&lt;DivBackward0&gt;)</text:p>
      <text:p text:style-name="Standard">Training sample 35 / 35 - Loss: 0.437359</text:p>
      <text:p text:style-name="Standard">Checkpoint 7 saved !</text:p>
      <text:p text:style-name="Standard">Epoch 7 finished! - Loss: 0.395329</text:p>
      <text:p text:style-name="Standard"><text:soft-page-break/>Epoch 8/40</text:p>
      <text:p text:style-name="Standard">Training...</text:p>
      <text:p text:style-name="Standard">tensor(0.4470, device='cuda:0', grad_fn=&lt;DivBackward0&gt;)</text:p>
      <text:p text:style-name="Standard">Training sample 1 / 35 - Loss: 0.447021</text:p>
      <text:p text:style-name="Standard">tensor(0.3011, device='cuda:0', grad_fn=&lt;DivBackward0&gt;)</text:p>
      <text:p text:style-name="Standard">Training sample 2 / 35 - Loss: 0.301079</text:p>
      <text:p text:style-name="Standard">tensor(0.4988, device='cuda:0', grad_fn=&lt;DivBackward0&gt;)</text:p>
      <text:p text:style-name="Standard">Training sample 3 / 35 - Loss: 0.498847</text:p>
      <text:p text:style-name="Standard">tensor(0.2541, device='cuda:0', grad_fn=&lt;DivBackward0&gt;)</text:p>
      <text:p text:style-name="Standard">Training sample 4 / 35 - Loss: 0.254078</text:p>
      <text:p text:style-name="Standard">tensor(0.4242, device='cuda:0', grad_fn=&lt;DivBackward0&gt;)</text:p>
      <text:p text:style-name="Standard">Training sample 5 / 35 - Loss: 0.424151</text:p>
      <text:p text:style-name="Standard">tensor(0.4041, device='cuda:0', grad_fn=&lt;DivBackward0&gt;)</text:p>
      <text:p text:style-name="Standard">Training sample 6 / 35 - Loss: 0.404094</text:p>
      <text:p text:style-name="Standard">tensor(0.2983, device='cuda:0', grad_fn=&lt;DivBackward0&gt;)</text:p>
      <text:p text:style-name="Standard">Training sample 7 / 35 - Loss: 0.298302</text:p>
      <text:p text:style-name="Standard">tensor(0.3902, device='cuda:0', grad_fn=&lt;DivBackward0&gt;)</text:p>
      <text:p text:style-name="Standard">Training sample 8 / 35 - Loss: 0.390232</text:p>
      <text:p text:style-name="Standard">tensor(0.5915, device='cuda:0', grad_fn=&lt;DivBackward0&gt;)</text:p>
      <text:p text:style-name="Standard">Training sample 9 / 35 - Loss: 0.591488</text:p>
      <text:p text:style-name="Standard">tensor(0.5026, device='cuda:0', grad_fn=&lt;DivBackward0&gt;)</text:p>
      <text:p text:style-name="Standard">Training sample 10 / 35 - Loss: 0.502644</text:p>
      <text:p text:style-name="Standard">tensor(0.3120, device='cuda:0', grad_fn=&lt;DivBackward0&gt;)</text:p>
      <text:p text:style-name="Standard">Training sample 11 / 35 - Loss: 0.311963</text:p>
      <text:p text:style-name="Standard">tensor(0.4205, device='cuda:0', grad_fn=&lt;DivBackward0&gt;)</text:p>
      <text:p text:style-name="Standard">Training sample 12 / 35 - Loss: 0.420525</text:p>
      <text:p text:style-name="Standard">tensor(0.3299, device='cuda:0', grad_fn=&lt;DivBackward0&gt;)</text:p>
      <text:p text:style-name="Standard">Training sample 13 / 35 - Loss: 0.329926</text:p>
      <text:p text:style-name="Standard">tensor(0.3501, device='cuda:0', grad_fn=&lt;DivBackward0&gt;)</text:p>
      <text:p text:style-name="Standard">Training sample 14 / 35 - Loss: 0.350064</text:p>
      <text:p text:style-name="Standard">tensor(0.5319, device='cuda:0', grad_fn=&lt;DivBackward0&gt;)</text:p>
      <text:p text:style-name="Standard">Training sample 15 / 35 - Loss: 0.531890</text:p>
      <text:p text:style-name="Standard">tensor(0.2837, device='cuda:0', grad_fn=&lt;DivBackward0&gt;)</text:p>
      <text:p text:style-name="Standard">Training sample 16 / 35 - Loss: 0.283686</text:p>
      <text:p text:style-name="Standard">tensor(0.4193, device='cuda:0', grad_fn=&lt;DivBackward0&gt;)</text:p>
      <text:p text:style-name="Standard">Training sample 17 / 35 - Loss: 0.419292</text:p>
      <text:p text:style-name="Standard">tensor(0.2303, device='cuda:0', grad_fn=&lt;DivBackward0&gt;)</text:p>
      <text:p text:style-name="Standard">Training sample 18 / 35 - Loss: 0.230349</text:p>
      <text:p text:style-name="Standard">tensor(0.3315, device='cuda:0', grad_fn=&lt;DivBackward0&gt;)</text:p>
      <text:p text:style-name="Standard">Training sample 19 / 35 - Loss: 0.331531</text:p>
      <text:p text:style-name="Standard">tensor(0.3762, device='cuda:0', grad_fn=&lt;DivBackward0&gt;)</text:p>
      <text:p text:style-name="Standard">Training sample 20 / 35 - Loss: 0.376249</text:p>
      <text:p text:style-name="Standard">tenlabel_tensorsor(0.4962, device='cuda:0', grad_fn=&lt;DivBackward0&gt;)</text:p>
      <text:p text:style-name="Standard">Training sample 21 / 35 - Loss: 0.496162</text:p>
      <text:p text:style-name="Standard">tensor(0.5702, device='cuda:0', grad_fn=&lt;DivBackward0&gt;)</text:p>
      <text:p text:style-name="Standard">Training sample 22 / 35 - Loss: 0.570203</text:p>
      <text:p text:style-name="Standard">tensor(0.2918, device='cuda:0', grad_fn=&lt;DivBackward0&gt;)</text:p>
      <text:p text:style-name="Standard">Training sample 23 / 35 - Loss: 0.291824</text:p>
      <text:p text:style-name="Standard">tensor(0.4257, device='cuda:0', grad_fn=&lt;DivBackward0&gt;)</text:p>
      <text:p text:style-name="Standard">Training sample 24 / 35 - Loss: 0.425712</text:p>
      <text:p text:style-name="Standard">tensor(0.2806, device='cuda:0', grad_fn=&lt;DivBackward0&gt;)</text:p>
      <text:p text:style-name="Standard">Training sample 25 / 35 - Loss: 0.280642</text:p>
      <text:p text:style-name="Standard"><text:soft-page-break/>tensor(0.5289, device='cuda:0', grad_fn=&lt;DivBackward0&gt;)</text:p>
      <text:p text:style-name="Standard">Training sample 26 / 35 - Loss: 0.528864</text:p>
      <text:p text:style-name="Standard">tensor(0.3316, device='cuda:0', grad_fn=&lt;DivBackward0&gt;)</text:p>
      <text:p text:style-name="Standard">Training sample 27 / 35 - Loss: 0.331571</text:p>
      <text:p text:style-name="Standard">tensor(0.3876, device='cuda:0', grad_fn=&lt;DivBackward0&gt;)</text:p>
      <text:p text:style-name="Standard">Training sample 28 / 35 - Loss: 0.387600</text:p>
      <text:p text:style-name="Standard">tensor(0.2812, device='cuda:0', grad_fn=&lt;DivBackward0&gt;)</text:p>
      <text:p text:style-name="Standard">Training sample 29 / 35 - Loss: 0.281173</text:p>
      <text:p text:style-name="Standard">tensor(0.2626, device='cuda:0', grad_fn=&lt;DivBackward0&gt;)</text:p>
      <text:p text:style-name="Standard">Training sample 30 / 35 - Loss: 0.262565</text:p>
      <text:p text:style-name="Standard">tensor(0.3204, device='cuda:0', grad_fn=&lt;DivBackward0&gt;)</text:p>
      <text:p text:style-name="Standard">Training sample 31 / 35 - Loss: 0.320419</text:p>
      <text:p text:style-name="Standard">tensor(0.2643, device='cuda:0', grad_fn=&lt;DivBackward0&gt;)</text:p>
      <text:p text:style-name="Standard">Training sample 32 / 35 - Loss: 0.264312</text:p>
      <text:p text:style-name="Standard">tensor(0.2343, device='cuda:0', grad_fn=&lt;DivBackward0&gt;)</text:p>
      <text:p text:style-name="Standard">Training sample 33 / 35 - Loss: 0.234328</text:p>
      <text:p text:style-name="Standard">tensor(0.2932, device='cuda:0', grad_fn=&lt;DivBackward0&gt;)</text:p>
      <text:p text:style-name="Standard">Training sample 34 / 35 - Loss: 0.293174</text:p>
      <text:p text:style-name="Standard">tensor(0.4140, device='cuda:0', grad_fn=&lt;DivBackward0&gt;)</text:p>
      <text:p text:style-name="Standard">Training sample 35 / 35 - Loss: 0.414037</text:p>
      <text:p text:style-name="Standard">Checkpoint 8 saved !</text:p>
      <text:p text:style-name="Standard">Epoch 8 finished! - Loss: 0.384706</text:p>
      <text:p text:style-name="Standard">Epoch 9/40</text:p>
      <text:p text:style-name="Standard">Training...</text:p>
      <text:p text:style-name="Standard">tensor(0.4004, device='cuda:0', grad_fn=&lt;DivBackward0&gt;)</text:p>
      <text:p text:style-name="Standard">Training sample 1 / 35 - Loss: 0.400426</text:p>
      <text:p text:style-name="Standard">tensor(0.2809, device='cuda:0', grad_fn=&lt;DivBackward0&gt;)</text:p>
      <text:p text:style-name="Standard">Training sample 2 / 35 - Loss: 0.280883</text:p>
      <text:p text:style-name="Standard">tensor(0.4462, device='cuda:0', grad_fn=&lt;DivBackward0&gt;)</text:p>
      <text:p text:style-name="Standard">Training sample 3 / 35 - Loss: 0.446174</text:p>
      <text:p text:style-name="Standard">tensor(0.2474, device='cuda:0', grad_fn=&lt;DivBackward0&gt;)</text:p>
      <text:p text:style-name="Standard">Training sample 4 / 35 - Loss: 0.247436</text:p>
      <text:p text:style-name="Standard">tensor(0.3944, device='cuda:0', grad_fn=&lt;DivBackward0&gt;)</text:p>
      <text:p text:style-name="Standard">Training sample 5 / 35 - Loss: 0.394403</text:p>
      <text:p text:style-name="Standard">tensor(0.3775, device='cuda:0', grad_fn=&lt;DivBackward0&gt;)</text:p>
      <text:p text:style-name="Standard">Training sample 6 / 35 - Loss: 0.377495</text:p>
      <text:p text:style-name="Standard">tenlabel_tensorsor(0.2877, device='cuda:0', grad_fn=&lt;DivBackward0&gt;)</text:p>
      <text:p text:style-name="Standard">Training sample 7 / 35 - Loss: 0.287715</text:p>
      <text:p text:style-name="Standard">tensor(0.3627, device='cuda:0', grad_fn=&lt;DivBackward0&gt;)</text:p>
      <text:p text:style-name="Standard">Training sample 8 / 35 - Loss: 0.362676</text:p>
      <text:p text:style-name="Standard">tensor(0.5494, device='cuda:0', grad_fn=&lt;DivBackward0&gt;)</text:p>
      <text:p text:style-name="Standard">Training sample 9 / 35 - Loss: 0.549387</text:p>
      <text:p text:style-name="Standard">tensor(0.4865, device='cuda:0', grad_fn=&lt;DivBackward0&gt;)</text:p>
      <text:p text:style-name="Standard">Training sample 10 / 35 - Loss: 0.486517</text:p>
      <text:p text:style-name="Standard">tensor(0.3063, device='cuda:0', grad_fn=&lt;DivBackward0&gt;)</text:p>
      <text:p text:style-name="Standard">Training sample 11 / 35 - Loss: 0.306313</text:p>
      <text:p text:style-name="Standard">tensor(0.3880, device='cuda:0', grad_fn=&lt;DivBackward0&gt;)</text:p>
      <text:p text:style-name="Standard">Training sample 12 / 35 - Loss: 0.387997</text:p>
      <text:p text:style-name="Standard">tensor(0.3129, device='cuda:0', grad_fn=&lt;DivBackward0&gt;)</text:p>
      <text:p text:style-name="Standard">Training sample 13 / 35 - Loss: 0.312935</text:p>
      <text:p text:style-name="Standard">tensor(0.3153, device='cuda:0', grad_fn=&lt;DivBackward0&gt;)</text:p>
      <text:p text:style-name="Standard">Training sample 14 / 35 - Loss: 0.315340</text:p>
      <text:p text:style-name="Standard"><text:soft-page-break/>tensor(0.4456, device='cuda:0', grad_fn=&lt;DivBackward0&gt;)</text:p>
      <text:p text:style-name="Standard">Training sample 15 / 35 - Loss: 0.445591</text:p>
      <text:p text:style-name="Standard">tensor(0.2645, device='cuda:0', grad_fn=&lt;DivBackward0&gt;)</text:p>
      <text:p text:style-name="Standard">Training sample 16 / 35 - Loss: 0.264541</text:p>
      <text:p text:style-name="Standard">tensor(0.3864, device='cuda:0', grad_fn=&lt;DivBackward0&gt;)</text:p>
      <text:p text:style-name="Standard">Training sample 17 / 35 - Loss: 0.386397</text:p>
      <text:p text:style-name="Standard">tensor(0.2301, device='cuda:0', grad_fn=&lt;DivBackward0&gt;)</text:p>
      <text:p text:style-name="Standard">Training sample 18 / 35 - Loss: 0.230106</text:p>
      <text:p text:style-name="Standard">tensor(0.3115, device='cuda:0', grad_fn=&lt;DivBackward0&gt;)</text:p>
      <text:p text:style-name="Standard">Training sample 19 / 35 - Loss: 0.311526</text:p>
      <text:p text:style-name="Standard">tensor(0.3573, device='cuda:0', grad_fn=&lt;DivBackward0&gt;)</text:p>
      <text:p text:style-name="Standard">Training sample 20 / 35 - Loss: 0.357290</text:p>
      <text:p text:style-name="Standard">tensor(0.4685, device='cuda:0', grad_fn=&lt;DivBackward0&gt;)</text:p>
      <text:p text:style-name="Standard">Training sample 21 / 35 - Loss: 0.468510</text:p>
      <text:p text:style-name="Standard">tensor(0.5118, device='cuda:0', grad_fn=&lt;DivBackward0&gt;)</text:p>
      <text:p text:style-name="Standard">Training sample 22 / 35 - Loss: 0.511806</text:p>
      <text:p text:style-name="Standard">tensor(0.2514, device='cuda:0', grad_fn=&lt;DivBackward0&gt;)</text:p>
      <text:p text:style-name="Standard">Training sample 23 / 35 - Loss: 0.251425</text:p>
      <text:p text:style-name="Standard">tensor(0.4126, device='cuda:0', grad_fn=&lt;DivBackward0&gt;)</text:p>
      <text:p text:style-name="Standard">Training sample 24 / 35 - Loss: 0.412552</text:p>
      <text:p text:style-name="Standard">tensor(0.2623, device='cuda:0', grad_fn=&lt;DivBackward0&gt;)</text:p>
      <text:p text:style-name="Standard">Training sample 25 / 35 - Loss: 0.262285</text:p>
      <text:p text:style-name="Standard">tensor(0.5350, device='cuda:0', grad_fn=&lt;DivBackward0&gt;)</text:p>
      <text:p text:style-name="Standard">Training sample 26 / 35 - Loss: 0.535043</text:p>
      <text:p text:style-name="Standard">tensor(0.2997, device='cuda:0', grad_fn=&lt;DivBackward0&gt;)</text:p>
      <text:p text:style-name="Standard">Training sample 27 / 35 - Loss: 0.299690</text:p>
      <text:p text:style-name="Standard">tensor(0.3642, device='cuda:0', grad_fn=&lt;DivBackward0&gt;)</text:p>
      <text:p text:style-name="Standard">Training sample 28 / 35 - Loss: 0.364247</text:p>
      <text:p text:style-name="Standard">tenlabel_tensorsor(0.2743, device='cuda:0', grad_fn=&lt;DivBackward0&gt;)</text:p>
      <text:p text:style-name="Standard">Training sample 29 / 35 - Loss: 0.274317</text:p>
      <text:p text:style-name="Standard">tensor(0.2345, device='cuda:0', grad_fn=&lt;DivBackward0&gt;)</text:p>
      <text:p text:style-name="Standard">Training sample 30 / 35 - Loss: 0.234503</text:p>
      <text:p text:style-name="Standard">tensor(0.2973, device='cuda:0', grad_fn=&lt;DivBackward0&gt;)</text:p>
      <text:p text:style-name="Standard">Training sample 31 / 35 - Loss: 0.297337</text:p>
      <text:p text:style-name="Standard">tensor(0.2429, device='cuda:0', grad_fn=&lt;DivBackward0&gt;)</text:p>
      <text:p text:style-name="Standard">Training sample 32 / 35 - Loss: 0.242897</text:p>
      <text:p text:style-name="Standard">tensor(0.2278, device='cuda:0', grad_fn=&lt;DivBackward0&gt;)</text:p>
      <text:p text:style-name="Standard">Training sample 33 / 35 - Loss: 0.227769</text:p>
      <text:p text:style-name="Standard">tensor(0.2800, device='cuda:0', grad_fn=&lt;DivBackward0&gt;)</text:p>
      <text:p text:style-name="Standard">Training sample 34 / 35 - Loss: 0.280005</text:p>
      <text:p text:style-name="Standard">tensor(0.4076, device='cuda:0', grad_fn=&lt;DivBackward0&gt;)</text:p>
      <text:p text:style-name="Standard">Training sample 35 / 35 - Loss: 0.407628</text:p>
      <text:p text:style-name="Standard">Checkpoint 9 saved !</text:p>
      <text:p text:style-name="Standard">Epoch 9 finished! - Loss: 0.359446</text:p>
      <text:p text:style-name="Standard">Epoch 10/40</text:p>
      <text:p text:style-name="Standard">Training...</text:p>
      <text:p text:style-name="Standard">tensor(0.3525, device='cuda:0', grad_fn=&lt;DivBackward0&gt;)</text:p>
      <text:p text:style-name="Standard">Training sample 1 / 35 - Loss: 0.352481</text:p>
      <text:p text:style-name="Standard">tensor(0.2446, device='cuda:0', grad_fn=&lt;DivBackward0&gt;)</text:p>
      <text:p text:style-name="Standard">Training sample 2 / 35 - Loss: 0.244561</text:p>
      <text:p text:style-name="Standard">tensor(0.3925, device='cuda:0', grad_fn=&lt;DivBackward0&gt;)</text:p>
      <text:p text:style-name="Standard">Training sample 3 / 35 - Loss: 0.392469</text:p>
      <text:p text:style-name="Standard"><text:soft-page-break/>tensor(0.2101, device='cuda:0', grad_fn=&lt;DivBackward0&gt;)</text:p>
      <text:p text:style-name="Standard">Training sample 4 / 35 - Loss: 0.210071</text:p>
      <text:p text:style-name="Standard">tensor(0.3625, device='cuda:0', grad_fn=&lt;DivBackward0&gt;)</text:p>
      <text:p text:style-name="Standard">Training sample 5 / 35 - Loss: 0.362492</text:p>
      <text:p text:style-name="Standard">tensor(0.3562, device='cuda:0', grad_fn=&lt;DivBackward0&gt;)</text:p>
      <text:p text:style-name="Standard">Training sample 6 / 35 - Loss: 0.356184</text:p>
      <text:p text:style-name="Standard">tensor(0.2448, device='cuda:0', grad_fn=&lt;DivBackward0&gt;)</text:p>
      <text:p text:style-name="Standard">Training sample 7 / 35 - Loss: 0.244846</text:p>
      <text:p text:style-name="Standard">tensor(0.2962, device='cuda:0', grad_fn=&lt;DivBackward0&gt;)</text:p>
      <text:p text:style-name="Standard">Training sample 8 / 35 - Loss: 0.296222</text:p>
      <text:p text:style-name="Standard">tensor(0.4798, device='cuda:0', grad_fn=&lt;DivBackward0&gt;)</text:p>
      <text:p text:style-name="Standard">Training sample 9 / 35 - Loss: 0.479833</text:p>
      <text:p text:style-name="Standard">tensor(0.4272, device='cuda:0', grad_fn=&lt;DivBackward0&gt;)</text:p>
      <text:p text:style-name="Standard">Training sample 10 / 35 - Loss: 0.427206</text:p>
      <text:p text:style-name="Standard">tensor(0.2592, device='cuda:0', grad_fn=&lt;DivBackward0&gt;)</text:p>
      <text:p text:style-name="Standard">Training sample 11 / 35 - Loss: 0.259168</text:p>
      <text:p text:style-name="Standard">tensor(0.3260, device='cuda:0', grad_fn=&lt;DivBackward0&gt;)</text:p>
      <text:p text:style-name="Standard">Training sample 12 / 35 - Loss: 0.326028</text:p>
      <text:p text:style-name="Standard">tensor(0.2809, device='cuda:0', grad_fn=&lt;DivBackward0&gt;)</text:p>
      <text:p text:style-name="Standard">Training sample 13 / 35 - Loss: 0.280900</text:p>
      <text:p text:style-name="Standard">tensor(0.3521, device='cuda:0', grad_fn=&lt;DivBackward0&gt;)</text:p>
      <text:p text:style-name="Standard">Training sample 14 / 35 - Loss: 0.352102</text:p>
      <text:p text:style-name="Standard">tensor(0.5077, device='cuda:0', grad_fn=&lt;DivBackward0&gt;)</text:p>
      <text:p text:style-name="Standard">Training sample 15 / 35 - Loss: 0.507710</text:p>
      <text:p text:style-name="Standard">tensor(0.3227, device='cuda:0', grad_fn=&lt;DivBackward0&gt;)</text:p>
      <text:p text:style-name="Standard">Training sample 16 / 35 - Loss: 0.322745</text:p>
      <text:p text:style-name="Standard">tensor(0.3434, device='cuda:0', grad_fn=&lt;DivBackward0&gt;)</text:p>
      <text:p text:style-name="Standard">Training sample 17 / 35 - Loss: 0.343446</text:p>
      <text:p text:style-name="Standard">tensor(0.1946, device='cuda:0', grad_fn=&lt;DivBackward0&gt;)</text:p>
      <text:p text:style-name="Standard">Training sample 18 / 35 - Loss: 0.194583</text:p>
      <text:p text:style-name="Standard">tensor(0.3802, device='cuda:0', grad_fn=&lt;DivBackward0&gt;)</text:p>
      <text:p text:style-name="Standard">Training sample 19 / 35 - Loss: 0.380206</text:p>
      <text:p text:style-name="Standard">tensor(0.3041, device='cuda:0', grad_fn=&lt;DivBackward0&gt;)</text:p>
      <text:p text:style-name="Standard">Training sample 20 / 35 - Loss: 0.304064</text:p>
      <text:p text:style-name="Standard">tensor(0.4105, device='cuda:0', grad_fn=&lt;DivBackward0&gt;)</text:p>
      <text:p text:style-name="Standard">Training sample 21 / 35 - Loss: 0.410495</text:p>
      <text:p text:style-name="Standard">tensor(0.5750, device='cuda:0', grad_fn=&lt;DivBackward0&gt;)</text:p>
      <text:p text:style-name="Standard">Training sample 22 / 35 - Loss: 0.574974</text:p>
      <text:p text:style-name="Standard">tensor(0.3244, device='cuda:0', grad_fn=&lt;DivBackward0&gt;)</text:p>
      <text:p text:style-name="Standard">Training sample 23 / 35 - Loss: 0.324359</text:p>
      <text:p text:style-name="Standard">tensor(0.3108, device='cuda:0', grad_fn=&lt;DivBackward0&gt;)</text:p>
      <text:p text:style-name="Standard">Training sample 24 / 35 - Loss: 0.310831</text:p>
      <text:p text:style-name="Standard">tensor(0.2254, device='cuda:0', grad_fn=&lt;DivBackward0&gt;)</text:p>
      <text:p text:style-name="Standard">Training sample 25 / 35 - Loss: 0.225426</text:p>
      <text:p text:style-name="Standard">tensor(0.5477, device='cuda:0', grad_fn=&lt;DivBackward0&gt;)</text:p>
      <text:p text:style-name="Standard">Training sample 26 / 35 - Loss: 0.547669</text:p>
      <text:p text:style-name="Standard">tensor(0.2769, device='cuda:0', grad_fn=&lt;DivBackward0&gt;)</text:p>
      <text:p text:style-name="Standard">Training sample 27 / 35 - Loss: 0.276850</text:p>
      <text:p text:style-name="Standard">tensor(0.3946, device='cuda:0', grad_fn=&lt;DivBackward0&gt;)</text:p>
      <text:p text:style-name="Standard">Training sample 28 / 35 - Loss: 0.394637</text:p>
      <text:p text:style-name="Standard">tensor(0.2839, device='cuda:0', grad_fn=&lt;DivBackward0&gt;)</text:p>
      <text:p text:style-name="Standard">Training sample 29 / 35 - Loss: 0.283879</text:p>
      <text:p text:style-name="Standard"><text:soft-page-break/>tensor(0.2579, device='cuda:0', grad_fn=&lt;DivBackward0&gt;)</text:p>
      <text:p text:style-name="Standard">Training sample 30 / 35 - Loss: 0.257866</text:p>
      <text:p text:style-name="Standard">tensor(0.2831, device='cuda:0', grad_fn=&lt;DivBackward0&gt;)</text:p>
      <text:p text:style-name="Standard">Training sample 31 / 35 - Loss: 0.283128</text:p>
      <text:p text:style-name="Standard">tensor(0.2110, device='cuda:0', grad_fn=&lt;DivBackward0&gt;)</text:p>
      <text:p text:style-name="Standard">Training sample 32 / 35 - Loss: 0.210988</text:p>
      <text:p text:style-name="Standard">tensor(0.2498, device='cuda:0', grad_fn=&lt;DivBackward0&gt;)</text:p>
      <text:p text:style-name="Standard">Training sample 33 / 35 - Loss: 0.249815</text:p>
      <text:p text:style-name="Standard">tensor(0.2635, device='cuda:0', grad_fn=&lt;DivBackward0&gt;)</text:p>
      <text:p text:style-name="Standard">Training sample 34 / 35 - Loss: 0.263467</text:p>
      <text:p text:style-name="Standard">tensor(0.3610, device='cuda:0', grad_fn=&lt;DivBackward0&gt;)</text:p>
      <text:p text:style-name="Standard">Training sample 35 / 35 - Loss: 0.360988</text:p>
      <text:p text:style-name="Standard">Checkpoint 10 saved !</text:p>
      <text:p text:style-name="Standard">Eplabel_tensoroch 10 finished! - Loss: 0.341550</text:p>
      <text:p text:style-name="Standard">Epoch 11/40</text:p>
      <text:p text:style-name="Standard">Training...</text:p>
      <text:p text:style-name="Standard">tensor(0.3185, device='cuda:0', grad_fn=&lt;DivBackward0&gt;)</text:p>
      <text:p text:style-name="Standard">Training sample 1 / 35 - Loss: 0.318544</text:p>
      <text:p text:style-name="Standard">tensor(0.2449, device='cuda:0', grad_fn=&lt;DivBackward0&gt;)</text:p>
      <text:p text:style-name="Standard">Training sample 2 / 35 - Loss: 0.244857</text:p>
      <text:p text:style-name="Standard">tensor(0.3578, device='cuda:0', grad_fn=&lt;DivBackward0&gt;)</text:p>
      <text:p text:style-name="Standard">Training sample 3 / 35 - Loss: 0.357844</text:p>
      <text:p text:style-name="Standard">tensor(0.2000, device='cuda:0', grad_fn=&lt;DivBackward0&gt;)</text:p>
      <text:p text:style-name="Standard">Training sample 4 / 35 - Loss: 0.199993</text:p>
      <text:p text:style-name="Standard">tensor(0.2952, device='cuda:0', grad_fn=&lt;DivBackward0&gt;)</text:p>
      <text:p text:style-name="Standard">Training sample 5 / 35 - Loss: 0.295173</text:p>
      <text:p text:style-name="Standard">tensor(0.3414, device='cuda:0', grad_fn=&lt;DivBackward0&gt;)</text:p>
      <text:p text:style-name="Standard">Training sample 6 / 35 - Loss: 0.341408</text:p>
      <text:p text:style-name="Standard">tensor(0.2193, device='cuda:0', grad_fn=&lt;DivBackward0&gt;)</text:p>
      <text:p text:style-name="Standard">Training sample 7 / 35 - Loss: 0.219334</text:p>
      <text:p text:style-name="Standard">tensor(0.2671, device='cuda:0', grad_fn=&lt;DivBackward0&gt;)</text:p>
      <text:p text:style-name="Standard">Trlabel_tensoraining sample 8 / 35 - Loss: 0.267147</text:p>
      <text:p text:style-name="Standard">tensor(0.4090, device='cuda:0', grad_fn=&lt;DivBackward0&gt;)</text:p>
      <text:p text:style-name="Standard">Training sample 9 / 35 - Loss: 0.409032</text:p>
      <text:p text:style-name="Standard">tensor(0.3443, device='cuda:0', grad_fn=&lt;DivBackward0&gt;)</text:p>
      <text:p text:style-name="Standard">Training sample 10 / 35 - Loss: 0.344339</text:p>
      <text:p text:style-name="Standard">tensor(0.2348, device='cuda:0', grad_fn=&lt;DivBackward0&gt;)</text:p>
      <text:p text:style-name="Standard">Training sample 11 / 35 - Loss: 0.234838</text:p>
      <text:p text:style-name="Standard">tensor(0.2787, device='cuda:0', grad_fn=&lt;DivBackward0&gt;)</text:p>
      <text:p text:style-name="Standard">Training sample 12 / 35 - Loss: 0.278672</text:p>
      <text:p text:style-name="Standard">tensor(0.2506, device='cuda:0', grad_fn=&lt;DivBackward0&gt;)</text:p>
      <text:p text:style-name="Standard">Training sample 13 / 35 - Loss: 0.250552</text:p>
      <text:p text:style-name="Standard">tensor(0.3584, device='cuda:0', grad_fn=&lt;DivBackward0&gt;)</text:p>
      <text:p text:style-name="Standard">Training sample 14 / 35 - Loss: 0.358427</text:p>
      <text:p text:style-name="Standard">tensor(0.5093, device='cuda:0', grad_fn=&lt;DivBackward0&gt;)</text:p>
      <text:p text:style-name="Standard">Training sample 15 / 35 - Loss: 0.509303</text:p>
      <text:p text:style-name="Standard">tensor(0.2376, device='cuda:0', grad_fn=&lt;DivBackward0&gt;)</text:p>
      <text:p text:style-name="Standard">Training sample 16 / 35 - Loss: 0.237572</text:p>
      <text:p text:style-name="Standard">tensor(0.3296, device='cuda:0', grad_fn=&lt;DivBackward0&gt;)</text:p>
      <text:p text:style-name="Standard">Training sample 17 / 35 - Loss: 0.329581</text:p>
      <text:p text:style-name="Standard">tensor(0.1805, device='cuda:0', grad_fn=&lt;DivBackward0&gt;)</text:p>
      <text:p text:style-name="Standard">Training sample 18 / 35 - Loss: 0.180517</text:p>
      <text:p text:style-name="Standard"><text:soft-page-break/>tensor(0.3794, device='cuda:0', grad_fn=&lt;DivBackward0&gt;)</text:p>
      <text:p text:style-name="Standard">Training sample 19 / 35 - Loss: 0.379355</text:p>
      <text:p text:style-name="Standard">tensor(0.3138, device='cuda:0', grad_fn=&lt;DivBackward0&gt;)</text:p>
      <text:p text:style-name="Standard">Training sample 20 / 35 - Loss: 0.313814</text:p>
      <text:p text:style-name="Standard">tensor(0.4068, device='cuda:0', grad_fn=&lt;DivBackward0&gt;)</text:p>
      <text:p text:style-name="Standard">Training sample 21 / 35 - Loss: 0.406757</text:p>
      <text:p text:style-name="Standard">tensor(0.5914, device='cuda:0', grad_fn=&lt;DivBackward0&gt;)</text:p>
      <text:p text:style-name="Standard">Training sample 22 / 35 - Loss: 0.591432</text:p>
      <text:p text:style-name="Standard">tensor(0.3193, device='cuda:0', grad_fn=&lt;DivBackward0&gt;)</text:p>
      <text:p text:style-name="Standard">Training sample 23 / 35 - Loss: 0.319319</text:p>
      <text:p text:style-name="Standard">tensor(0.3057, device='cuda:0', grad_fn=&lt;DivBackward0&gt;)</text:p>
      <text:p text:style-name="Standard">Training sample 24 / 35 - Loss: 0.305668</text:p>
      <text:p text:style-name="Standard">tensor(0.2314, device='cuda:0', grad_fn=&lt;DivBackward0&gt;)</text:p>
      <text:p text:style-name="Standard">Training sample 25 / 35 - Loss: 0.231370</text:p>
      <text:p text:style-name="Standard">tensor(0.5718, device='cuda:0', grad_fn=&lt;DivBackward0&gt;)</text:p>
      <text:p text:style-name="Standard">Training sample 26 / 35 - Loss: 0.571810</text:p>
      <text:p text:style-name="Standard">tensor(0.2863, device='cuda:0', grad_fn=&lt;DivBackward0&gt;)</text:p>
      <text:p text:style-name="Standard">Training sample 27 / 35 - Loss: 0.286309</text:p>
      <text:p text:style-name="Standard">tensor(0.4063, device='cuda:0', grad_fn=&lt;DivBackward0&gt;)</text:p>
      <text:p text:style-name="Standard">Training sample 28 / 35 - Loss: 0.406348</text:p>
      <text:p text:style-name="Standard">tensor(0.2351, device='cuda:0', grad_fn=&lt;DivBackward0&gt;)</text:p>
      <text:p text:style-name="Standard">Training sample 29 / 35 - Loss: 0.235079</text:p>
      <text:p text:style-name="Standard">tensor(0.2445, device='cuda:0', grad_fn=&lt;DivBackward0&gt;)</text:p>
      <text:p text:style-name="Standard">Training sample 30 / 35 - Loss: 0.244465</text:p>
      <text:p text:style-name="Standard">tensor(0.2454, device='cuda:0', grad_fn=&lt;DivBackward0&gt;)</text:p>
      <text:p text:style-name="Standard">Training sample 31 / 35 - Loss: 0.245355</text:p>
      <text:p text:style-name="Standard">tensor(0.2083, device='cuda:0', grad_fn=&lt;DivBackward0&gt;)</text:p>
      <text:p text:style-name="Standard">Training sample 32 / 35 - Loss: 0.208312</text:p>
      <text:p text:style-name="Standard">tensor(0.2401, device='cuda:0', grad_fn=&lt;DivBackward0&gt;)</text:p>
      <text:p text:style-name="Standard">Training sample 33 / 35 - Loss: 0.240130</text:p>
      <text:p text:style-name="Standard">tensor(0.2409, device='cuda:0', grad_fn=&lt;DivBackward0&gt;)</text:p>
      <text:p text:style-name="Standard">Training sample 34 / 35 - Loss: 0.240940</text:p>
      <text:p text:style-name="Standard">tensor(0.3570, device='cuda:0', grad_fn=&lt;DivBackward0&gt;)</text:p>
      <text:p text:style-name="Standard">Training sample 35 / 35 - Loss: 0.356954</text:p>
      <text:p text:style-name="Standard">Checkpoint 11 saved !</text:p>
      <text:p text:style-name="Standard">Epoch 11 finished! - Loss: 0.322369</text:p>
      <text:p text:style-name="Standard">Epoch 12/40</text:p>
      <text:p text:style-name="Standard">Training...</text:p>
      <text:p text:style-name="Standard">tensor(0.2829, device='cuda:0', grad_fn=&lt;DivBackward0&gt;)</text:p>
      <text:p text:style-name="Standard">Training sample 1 / 35 - Loss: 0.282924</text:p>
      <text:p text:style-name="Standard">tensor(0.2098, device='cuda:0', grad_fn=&lt;DivBackward0&gt;)</text:p>
      <text:p text:style-name="Standard">Training sample 2 / 35 - Loss: 0.209794</text:p>
      <text:p text:style-name="Standard">tensor(0.3259, device='cuda:0', grad_fn=&lt;DivBackward0&gt;)</text:p>
      <text:p text:style-name="Standard">Training sample 3 / 35 - Loss: 0.325916</text:p>
      <text:p text:style-name="Standard">tensor(0.2207, device='cuda:0', grad_fn=&lt;DivBackward0&gt;)</text:p>
      <text:p text:style-name="Standard">Training sample 4 / 35 - Loss: 0.220695</text:p>
      <text:p text:style-name="Standard">tensor(0.2784, device='cuda:0', grad_fn=&lt;DivBackward0&gt;)</text:p>
      <text:p text:style-name="Standard">Training sample 5 / 35 - Loss: 0.278427</text:p>
      <text:p text:style-name="Standard">tensor(0.3130, device='cuda:0', grad_fn=&lt;DivBackward0&gt;)</text:p>
      <text:p text:style-name="Standard">Training sample 6 / 35 - Loss: 0.313014</text:p>
      <text:p text:style-name="Standard">tensor(0.2519, device='cuda:0', grad_fn=&lt;DivBackward0&gt;)</text:p>
      <text:p text:style-name="Standard">Training sample 7 / 35 - Loss: 0.251850</text:p>
      <text:p text:style-name="Standard"><text:soft-page-break/>tensor(0.2709, device='cuda:0', grad_fn=&lt;DivBackward0&gt;)</text:p>
      <text:p text:style-name="Standard">Training sample 8 / 35 - Loss: 0.270879</text:p>
      <text:p text:style-name="Standard">tensor(0.4229, device='cuda:0', grad_fn=&lt;DivBackward0&gt;)</text:p>
      <text:p text:style-name="Standard">Training sample 9 / 35 - Loss: 0.422913</text:p>
      <text:p text:style-name="Standard">tensor(0.3835, device='cuda:0', grad_fn=&lt;DivBackward0&gt;)</text:p>
      <text:p text:style-name="Standard">Training sample 10 / 35 - Loss: 0.383453</text:p>
      <text:p text:style-name="Standard">tensor(0.2719, device='cuda:0', grad_fn=&lt;DivBackward0&gt;)</text:p>
      <text:p text:style-name="Standard">Training sample 11 / 35 - Loss: 0.271893</text:p>
      <text:p text:style-name="Standard">tensor(0.2919, device='cuda:0', grad_fn=&lt;DivBackward0&gt;)</text:p>
      <text:p text:style-name="Standard">Training sample 12 / 35 - Loss: 0.291934</text:p>
      <text:p text:style-name="Standard">tensor(0.2382, device='cuda:0', grad_fn=&lt;DivBackward0&gt;)</text:p>
      <text:p text:style-name="Standard">Training sample 13 / 35 - Loss: 0.238169</text:p>
      <text:p text:style-name="Standard">tensor(0.2961, device='cuda:0', grad_fn=&lt;DivBackward0&gt;)</text:p>
      <text:p text:style-name="Standard">Training sample 14 / 35 - Loss: 0.296147</text:p>
      <text:p text:style-name="Standard">tensor(0.4010, device='cuda:0', grad_fn=&lt;DivBackward0&gt;)</text:p>
      <text:p text:style-name="Standard">Training sample 15 / 35 - Loss: 0.400957</text:p>
      <text:p text:style-name="Standard">tensor(0.2076, device='cuda:0', grad_fn=&lt;DivBackward0&gt;)</text:p>
      <text:p text:style-name="Standard">Training sample 16 / 35 - Loss: 0.207593</text:p>
      <text:p text:style-name="Standard">tensor(0.2981, device='cuda:0', grad_fn=&lt;DivBackward0&gt;)</text:p>
      <text:p text:style-name="Standard">Training sample 17 / 35 - Loss: 0.298080</text:p>
      <text:p text:style-name="Standard">tensor(0.1776, device='cuda:0', grad_fn=&lt;DivBackward0&gt;)</text:p>
      <text:p text:style-name="Standard">Training sample 18 / 35 - Loss: 0.177561</text:p>
      <text:p text:style-name="Standard">tensor(0.3187, device='cuda:0', grad_fn=&lt;DivBackward0&gt;)</text:p>
      <text:p text:style-name="Standard">Training sample 19 / 35 - Loss: 0.318719</text:p>
      <text:p text:style-name="Standard">tensor(0.3018, device='cuda:0', grad_fn=&lt;DivBackward0&gt;)</text:p>
      <text:p text:style-name="Standard">Training sample 20 / 35 - Loss: 0.301765</text:p>
      <text:p text:style-name="Standard">tensor(0.3934, device='cuda:0', grad_fn=&lt;DivBackward0&gt;)</text:p>
      <text:p text:style-name="Standard">Training sample 21 / 35 - Loss: 0.393353</text:p>
      <text:p text:style-name="Standard">tensor(0.5417, device='cuda:0', grad_fn=&lt;DivBackward0&gt;)</text:p>
      <text:p text:style-name="Standard">Training sample 22 / 35 - Loss: 0.541655</text:p>
      <text:p text:style-name="Standard">tensor(0.2773, device='cuda:0', grad_fn=&lt;DivBackward0&gt;)</text:p>
      <text:p text:style-name="Standard">Training sample 23 / 35 - Loss: 0.277334</text:p>
      <text:p text:style-name="Standard">tensor(0.2961, device='cuda:0', grad_fn=&lt;DivBackward0&gt;)</text:p>
      <text:p text:style-name="Standard">Training sample 24 / 35 - Loss: 0.296127</text:p>
      <text:p text:style-name="Standard">tensor(0.2226, device='cuda:0', grad_fn=&lt;DivBackward0&gt;)</text:p>
      <text:p text:style-name="Standard">Training sample 25 / 35 - Loss: 0.222590</text:p>
      <text:p text:style-name="Standard">tensor(0.5572, device='cuda:0', grad_fn=&lt;DivBackward0&gt;)</text:p>
      <text:p text:style-name="Standard">Training sample 26 / 35 - Loss: 0.557170</text:p>
      <text:p text:style-name="Standard">tensor(0.2645, device='cuda:0', grad_fn=&lt;DivBackward0&gt;)</text:p>
      <text:p text:style-name="Standard">Training sample 27 / 35 - Loss: 0.264491</text:p>
      <text:p text:style-name="Standard">tensor(0.3928, device='cuda:0', grad_fn=&lt;DivBackward0&gt;)</text:p>
      <text:p text:style-name="Standard">Training sample 28 / 35 - Loss: 0.392783</text:p>
      <text:p text:style-name="Standard">tensor(0.2139, device='cuda:0', grad_fn=&lt;DivBackward0&gt;)</text:p>
      <text:p text:style-name="Standard">Training sample 29 / 35 - Loss: 0.213900</text:p>
      <text:p text:style-name="Standard">tensor(0.2211, device='cuda:0', grad_fn=&lt;DivBackward0&gt;)</text:p>
      <text:p text:style-name="Standard">Training sample 30 / 35 - Loss: 0.221066</text:p>
      <text:p text:style-name="Standard">tensor(0.2395, device='cuda:0', grad_fn=&lt;DivBackward0&gt;)</text:p>
      <text:p text:style-name="Standard">Training sample 31 / 35 - Loss: 0.239514</text:p>
      <text:p text:style-name="Standard">tensor(0.2056, device='cuda:0', grad_fn=&lt;DivBackward0&gt;)label_tensor</text:p>
      <text:p text:style-name="Standard">Training sample 32 / 35 - Loss: 0.205645</text:p>
      <text:p text:style-name="Standard">tensor(0.2311, device='cuda:0', grad_fn=&lt;DivBackward0&gt;)</text:p>
      <text:p text:style-name="Standard">Training sample 33 / 35 - Loss: 0.231064</text:p>
      <text:p text:style-name="Standard"><text:soft-page-break/>tensor(0.2675, device='cuda:0', grad_fn=&lt;DivBackward0&gt;)</text:p>
      <text:p text:style-name="Standard">Training sample 34 / 35 - Loss: 0.267466</text:p>
      <text:p text:style-name="Standard">tensor(0.3379, device='cuda:0', grad_fn=&lt;DivBackward0&gt;)</text:p>
      <text:p text:style-name="Standard">Training sample 35 / 35 - Loss: 0.337857</text:p>
      <text:p text:style-name="Standard">Checkpoint 12 saved !</text:p>
      <text:p text:style-name="Standard">Epoch 12 finished! - Loss: 0.306609</text:p>
      <text:p text:style-name="Standard">Epoch 13/40</text:p>
      <text:p text:style-name="Standard">Training...</text:p>
      <text:p text:style-name="Standard">tensor(0.2376, device='cuda:0', grad_fn=&lt;DivBackward0&gt;)</text:p>
      <text:p text:style-name="Standard">Training sample 1 / 35 - Loss: 0.237588</text:p>
      <text:p text:style-name="Standard">tensor(0.2335, device='cuda:0', grad_fn=&lt;DivBackward0&gt;)</text:p>
      <text:p text:style-name="Standard">Training sample 2 / 35 - Loss: 0.233536</text:p>
      <text:p text:style-name="Standard">tensor(0.3001, device='cuda:0', grad_fn=&lt;DivBackward0&gt;)</text:p>
      <text:p text:style-name="Standard">Training sample 3 / 35 - Loss: 0.300098</text:p>
      <text:p text:style-name="Standard">tensor(0.1888, device='cuda:0', grad_fn=&lt;DivBackward0&gt;)</text:p>
      <text:p text:style-name="Standard">Training sample 4 / 35 - Loss: 0.188824</text:p>
      <text:p text:style-name="Standard">tensor(0.2053, device='cuda:0', grad_fn=&lt;DivBackward0&gt;)</text:p>
      <text:p text:style-name="Standard">Training sample 5 / 35 - Loss: 0.205341</text:p>
      <text:p text:style-name="Standard">tensor(0.3387, device='cuda:0', grad_fn=&lt;DivBackward0&gt;)</text:p>
      <text:p text:style-name="Standard">Training sample 6 / 35 - Loss: 0.338673</text:p>
      <text:p text:style-name="Standard">tensor(0.2020, device='cuda:0', grad_fn=&lt;DivBackward0&gt;)</text:p>
      <text:p text:style-name="Standard">Training sample 7 / 35 - Loss: 0.201954</text:p>
      <text:p text:style-name="Standard">tensor(0.2111, device='cuda:0', grad_fn=&lt;DivBackward0&gt;)</text:p>
      <text:p text:style-name="Standard">Training sample 8 / 35 - Loss: 0.211082</text:p>
      <text:p text:style-name="Standard">tensor(0.3386, device='cuda:0', grad_fn=&lt;DivBackward0&gt;)</text:p>
      <text:p text:style-name="Standard">Training sample 9 / 35 - Loss: 0.338556</text:p>
      <text:p text:style-name="Standard">tensor(0.2765, device='cuda:0', grad_fn=&lt;DivBackward0&gt;)</text:p>
      <text:p text:style-name="Standard">Training sample 10 / 35 - Loss: 0.276528</text:p>
      <text:p text:style-name="Standard">tensor(0.2108, device='cuda:0', grad_fn=&lt;DivBackward0&gt;)</text:p>
      <text:p text:style-name="Standard">Training sample 11 / 35 - Loss: 0.210779</text:p>
      <text:p text:style-name="Standard">tensor(0.2242, device='cuda:0', grad_fn=&lt;DivBackward0&gt;)</text:p>
      <text:p text:style-name="Standard">Training sample 12 / 35 - Loss: 0.224162</text:p>
      <text:p text:style-name="Standard">tensor(0.2121, device='cuda:0', grad_fn=&lt;DivBackward0&gt;)</text:p>
      <text:p text:style-name="Standard">Training sample 13 / 35 - Loss: 0.212124</text:p>
      <text:p text:style-name="Standard">tensor(0.3697, device='cuda:0', grad_fn=&lt;DivBackward0&gt;)</text:p>
      <text:p text:style-name="Standard">Training sample 14 / 35 - Loss: 0.369674</text:p>
      <text:p text:style-name="Standard">tensor(0.4926, device='cuda:0', grad_fn=&lt;DivBackward0&gt;)</text:p>
      <text:p text:style-name="Standard">Training sample 15 / 35 - Loss: 0.492599</text:p>
      <text:p text:style-name="Standard">tensor(0.2129, device='cuda:0', grad_fn=&lt;DivBackward0&gt;)</text:p>
      <text:p text:style-name="Standard">Training sample 16 / 35 - Loss: 0.212851</text:p>
      <text:p text:style-name="Standard">tensor(0.2504, device='cuda:0', grad_fn=&lt;DivBackward0&gt;)</text:p>
      <text:p text:style-name="Standard">Training sample 17 / 35 - Loss: 0.250381</text:p>
      <text:p text:style-name="Standard">tensor(0.1592, device='cuda:0', grad_fn=&lt;DivBackward0&gt;)</text:p>
      <text:p text:style-name="Standard">Training sample 18 / 35 - Loss: 0.159210</text:p>
      <text:p text:style-name="Standard">tensor(0.3842, device='cuda:0', grad_fn=&lt;DivBackward0&gt;)</text:p>
      <text:p text:style-name="Standard">Training sample 19 / 35 - Loss: 0.384169</text:p>
      <text:p text:style-name="Standard">tensor(0.2646, device='cuda:0', grad_fn=&lt;DivBackward0&gt;)</text:p>
      <text:p text:style-name="Standard">Training sample 20 / 35 - Loss: 0.264553</text:p>
      <text:p text:style-name="Standard">tensor(0.3568, device='cuda:0', grad_fn=&lt;DivBackward0&gt;)</text:p>
      <text:p text:style-name="Standard">Training sample 21 / 35 - Loss: 0.356754</text:p>
      <text:p text:style-name="Standard">tensor(0.5758, device='cuda:0', grad_fn=&lt;DivBackward0&gt;)</text:p>
      <text:p text:style-name="Standard">Training sample 22 / 35 - Loss: 0.575822</text:p>
      <text:p text:style-name="Standard"><text:soft-page-break/>tensor(0.3386, device='cuda:0', grad_fn=&lt;DivBackward0&gt;)</text:p>
      <text:p text:style-name="Standard">Training sample 23 / 35 - Loss: 0.338559</text:p>
      <text:p text:style-name="Standard">tensor(0.2357, device='cuda:0', grad_fn=&lt;DivBackward0&gt;)</text:p>
      <text:p text:style-name="Standard">Training sample 24 / 35 - Loss: 0.235742label_tensor</text:p>
      <text:p text:style-name="Standard">tensor(0.1975, device='cuda:0', grad_fn=&lt;DivBackward0&gt;)</text:p>
      <text:p text:style-name="Standard">Training sample 25 / 35 - Loss: 0.197459</text:p>
      <text:p text:style-name="Standard">tensor(0.4913, device='cuda:0', grad_fn=&lt;DivBackward0&gt;)</text:p>
      <text:p text:style-name="Standard">Training sample 26 / 35 - Loss: 0.491309</text:p>
      <text:p text:style-name="Standard">tensor(0.2557, device='cuda:0', grad_fn=&lt;DivBackward0&gt;)</text:p>
      <text:p text:style-name="Standard">Training sample 27 / 35 - Loss: 0.255747</text:p>
      <text:p text:style-name="Standard">tensor(0.3854, device='cuda:0', grad_fn=&lt;DivBackward0&gt;)</text:p>
      <text:p text:style-name="Standard">Training sample 28 / 35 - Loss: 0.385369</text:p>
      <text:p text:style-name="Standard">tensor(0.2208, device='cuda:0', grad_fn=&lt;DivBackward0&gt;)</text:p>
      <text:p text:style-name="Standard">Training sample 29 / 35 - Loss: 0.220821</text:p>
      <text:p text:style-name="Standard">tensor(0.2550, device='cuda:0', grad_fn=&lt;DivBackward0&gt;)</text:p>
      <text:p text:style-name="Standard">Training sample 30 / 35 - Loss: 0.255046</text:p>
      <text:p text:style-name="Standard">tensor(0.2463, device='cuda:0', grad_fn=&lt;DivBackward0&gt;)</text:p>
      <text:p text:style-name="Standard">Training sample 31 / 35 - Loss: 0.246286</text:p>
      <text:p text:style-name="Standard">tensor(0.1863, device='cuda:0', grad_fn=&lt;DivBackward0&gt;)</text:p>
      <text:p text:style-name="Standard">Training sample 32 / 35 - Loss: 0.186259</text:p>
      <text:p text:style-name="Standard">tensor(0.2358, device='cuda:0', grad_fn=&lt;DivBackward0&gt;)</text:p>
      <text:p text:style-name="Standard">Training sample 33 / 35 - Loss: 0.235850</text:p>
      <text:p text:style-name="Standard">tensor(0.2560, device='cuda:0', grad_fn=&lt;DivBackward0&gt;)</text:p>
      <text:p text:style-name="Standard">Training sample 34 / 35 - Loss: 0.256009</text:p>
      <text:p text:style-name="Standard">tensor(0.3619, device='cuda:0', grad_fn=&lt;DivBackward0&gt;)</text:p>
      <text:p text:style-name="Standard">Training sample 35 / 35 - Loss: 0.361940</text:p>
      <text:p text:style-name="Standard">Checkpoint 13 saved !</text:p>
      <text:p text:style-name="Standard">Epoch 13 finished! - Loss: 0.291519</text:p>
      <text:p text:style-name="Standard">Epoch 14/40</text:p>
      <text:p text:style-name="Standard">Training...</text:p>
      <text:p text:style-name="Standard">tensor(0.2582, device='cuda:0', grad_fn=&lt;DivBackward0&gt;)</text:p>
      <text:p text:style-name="Standard">Training sample 1 / 35 - Loss: 0.258193</text:p>
      <text:p text:style-name="Standard">tensor(0.1782, device='cuda:0', grad_fn=&lt;DivBackward0&gt;)</text:p>
      <text:p text:style-name="Standard">Training sample 2 / 35 - Loss: 0.178153</text:p>
      <text:p text:style-name="Standard">tensor(0.2738, device='cuda:0', grad_fn=&lt;DivBackward0&gt;)</text:p>
      <text:p text:style-name="Standard">Training sample 3 / 35 - Loss: 0.273769</text:p>
      <text:p text:style-name="Standard">tensor(0.2137, device='cuda:0', grad_fn=&lt;DivBackward0&gt;)</text:p>
      <text:p text:style-name="Standard">Training sample 4 / 35 - Loss: 0.213690</text:p>
      <text:p text:style-name="Standard">tensor(0.2282, device='cuda:0', grad_fn=&lt;DivBackward0&gt;)</text:p>
      <text:p text:style-name="Standard">Training sample 5 / 35 - Loss: 0.228214</text:p>
      <text:p text:style-name="Standard">tensor(0.2778, device='cuda:0', grad_fn=&lt;DivBackward0&gt;)</text:p>
      <text:p text:style-name="Standard">Training sample 6 / 35 - Loss: 0.277843</text:p>
      <text:p text:style-name="Standard">tensor(0.2155, device='cuda:0', grad_fn=&lt;DivBackward0&gt;)</text:p>
      <text:p text:style-name="Standard">Training sample 7 / 35 - Loss: 0.215528</text:p>
      <text:p text:style-name="Standard">tensor(0.2223, device='cuda:0', grad_fn=&lt;DivBackward0&gt;)</text:p>
      <text:p text:style-name="Standard">Training sample 8 / 35 - Loss: 0.222287</text:p>
      <text:p text:style-name="Standard">tensor(0.3819, device='cuda:0', grad_fn=&lt;DivBackward0&gt;)</text:p>
      <text:p text:style-name="Standard">Training sample 9 / 35 - Loss: 0.381940</text:p>
      <text:p text:style-name="Standard">tensor(0.3090, device='cuda:0', grad_fn=&lt;DivBackward0&gt;)</text:p>
      <text:p text:style-name="Standard">Training sample 10 / 35 - Loss: 0.309002</text:p>
      <text:p text:style-name="Standard">tensor(0.2255, device='cuda:0', grad_fn=&lt;DivBackward0&gt;)</text:p>
      <text:p text:style-name="Standard">Training sample 11 / 35 - Loss: 0.225497</text:p>
      <text:p text:style-name="Standard"><text:soft-page-break/>tensor(0.2392, device='cuda:0', grad_fn=&lt;DivBackward0&gt;)</text:p>
      <text:p text:style-name="Standard">Training sample 12 / 35 - Loss: 0.239205</text:p>
      <text:p text:style-name="Standard">tensor(0.2195, device='cuda:0', grad_fn=&lt;DivBackward0&gt;)</text:p>
      <text:p text:style-name="Standard">Training sample 13 / 35 - Loss: 0.219537</text:p>
      <text:p text:style-name="Standard">tensor(0.3175, device='cuda:0', grad_fn=&lt;DivBackward0&gt;)</text:p>
      <text:p text:style-name="Standard">Training sample 14 / 35 - Loss: 0.317513</text:p>
      <text:p text:style-name="Standard">tensor(0.4071, device='cuda:0', grad_fn=&lt;DivBackward0&gt;)</text:p>
      <text:p text:style-name="Standard">Training sample 15 / 35 - Loss: 0.407081</text:p>
      <text:p text:style-name="Standard">tensor(0.2193, device='cuda:0', grad_fn=&lt;DivBackward0&gt;)</text:p>
      <text:p text:style-name="Standard">Training sample 16 / 35 - Loss: 0.219332</text:p>
      <text:p text:style-name="Standard">tensor(0.2310, device='cuda:0', grad_fn=&lt;DivBackward0&gt;)</text:p>
      <text:p text:style-name="Standard">Training sample 17 / 35 - Loss: 0.230955</text:p>
      <text:p text:style-name="Standard">tensor(0.1608, device='cuda:0', grad_fn=&lt;DivBackward0&gt;)</text:p>
      <text:p text:style-name="Standard">Training sample 18 / 35 - Loss: 0.160810</text:p>
      <text:p text:style-name="Standard">tensor(0.3536, device='cuda:0', grad_fn=&lt;DivBackward0&gt;)</text:p>
      <text:p text:style-name="Standard">Training sample 19 / 35 - Loss: 0.353606</text:p>
      <text:p text:style-name="Standard">tensor(0.2742, device='cuda:0', grad_fn=&lt;DivBackward0&gt;)</text:p>
      <text:p text:style-name="Standard">Training sample 20 / 35 - Loss: 0.274184</text:p>
      <text:p text:style-name="Standard">tensor(0.3669, device='cuda:0', grad_fn=&lt;DivBackward0&gt;)</text:p>
      <text:p text:style-name="Standard">Training sample 21 / 35 - Loss: 0.366923</text:p>
      <text:p text:style-name="Standard">tensor(0.5614, device='cuda:0', grad_fn=&lt;DivBackward0&gt;)</text:p>
      <text:p text:style-name="Standard">Training sample 22 / 35 - Loss: 0.561393</text:p>
      <text:p text:style-name="Standard">tensor(0.3255, device='cuda:0', grad_fn=&lt;DivBackward0&gt;)</text:p>
      <text:p text:style-name="Standard">Training sample 23 / 35 - Loss: 0.325508</text:p>
      <text:p text:style-name="Standard">tensor(0.2510, device='cuda:0', grad_fn=&lt;DivBackward0&gt;)</text:p>
      <text:p text:style-name="Standard">Training sample 24 / 35 - Loss: 0.250998</text:p>
      <text:p text:style-name="Standard">tensor(0.2082, device='cuda:0', grad_fn=&lt;DivBackward0&gt;)</text:p>
      <text:p text:style-name="Standard">Training sample 25 / 35 - Loss: 0.208234</text:p>
      <text:p text:style-name="Standard">tensor(0.5332, device='cuda:0', grad_fn=&lt;DivBackward0&gt;)</text:p>
      <text:p text:style-name="Standard">Training sample 26 / 35 - Loss: 0.533207</text:p>
      <text:p text:style-name="Standard">tensor(0.2557, device='cuda:0', grad_fn=&lt;DivBackward0&gt;)</text:p>
      <text:p text:style-name="Standard">Training sample 27 / 35 - Loss: 0.255670</text:p>
      <text:p text:style-name="Standard">tensor(0.3955, device='cuda:0', grad_fn=&lt;DivBackward0&gt;)</text:p>
      <text:p text:style-name="Standard">Training sample 28 / 35 - Loss: 0.395485</text:p>
      <text:p text:style-name="Standard">tensor(0.1994, device='cuda:0', grad_fn=&lt;DivBackward0&gt;)</text:p>
      <text:p text:style-name="Standard">Training sample 29 / 35 - Loss: 0.199357</text:p>
      <text:p text:style-name="Standard">tensor(0.2094, device='cuda:0', grad_fn=&lt;DivBackward0&gt;)</text:p>
      <text:p text:style-name="Standard">Training sample 30 / 35 - Loss: 0.209418</text:p>
      <text:p text:style-name="Standard">tensor(0.2250, device='cuda:0', grad_fn=&lt;DivBackward0&gt;)</text:p>
      <text:p text:style-name="Standard">Training sample 31 / 35 - Loss: 0.225011</text:p>
      <text:p text:style-name="Standard">tensor(0.2014, device='cuda:0', grad_fn=&lt;DivBackward0&gt;)</text:p>
      <text:p text:style-name="Standard">Training sample 32 / 35 - Loss: 0.201363</text:p>
      <text:p text:style-name="Standard">tensor(0.2208, device='cuda:0', grad_fn=&lt;DivBackward0&gt;)</text:p>
      <text:p text:style-name="Standard">Training sample 33 / 35 - Loss: 0.220779</text:p>
      <text:p text:style-name="Standard">tensor(0.2256, device='cuda:0', grad_fn=&lt;DivBackward0&gt;)</text:p>
      <text:p text:style-name="Standard">Training sample 34 / 35 - Loss: 0.225603</text:p>
      <text:p text:style-name="Standard">tensor(0.3408, device='cuda:0', grad_fn=&lt;DivBackward0&gt;)</text:p>
      <text:p text:style-name="Standard">Training sample 35 / 35 - Loss: 0.340793</text:p>
      <text:p text:style-name="Standard">Checkpoint 14 saved !</text:p>
      <text:p text:style-name="Standard">Epoch 14 finished! - Loss: 0.286061</text:p>
      <text:p text:style-name="Standard">Epoch 15/40</text:p>
      <text:p text:style-name="Standard">Training...</text:p>
      <text:p text:style-name="Standard"><text:soft-page-break/>tensor(0.2182, device='cuda:0', grad_fn=&lt;DivBackward0&gt;)</text:p>
      <text:p text:style-name="Standard">Training sample 1 / 35 - Loss: 0.218248</text:p>
      <text:p text:style-name="Standard">tensor(0.1991, device='cuda:0', grad_fn=&lt;DivBackward0&gt;)</text:p>
      <text:p text:style-name="Standard">Training sample 2 / 35 - Loss: 0.199059</text:p>
      <text:p text:style-name="Standard">tensor(0.2694, device='cuda:0', grad_fn=&lt;DivBackward0&gt;)</text:p>
      <text:p text:style-name="Standard">Training sample 3 / 35 - Loss: 0.269446</text:p>
      <text:p text:style-name="Standard">tensor(0.1817, device='cuda:0', grad_fn=&lt;DivBackward0&gt;)</text:p>
      <text:p text:style-name="Standard">Training sample 4 / 35 - Loss: 0.181696</text:p>
      <text:p text:style-name="Standard">tensor(0.1963, device='cuda:0', grad_fn=&lt;DivBackward0&gt;)</text:p>
      <text:p text:style-name="Standard">Training sample 5 / 35 - Loss: 0.196302</text:p>
      <text:p text:style-name="Standard">tensor(0.3243, device='cuda:0', grad_fn=&lt;DivBackward0&gt;)</text:p>
      <text:p text:style-name="Standard">Training sample 6 / 35 - Loss: 0.324263</text:p>
      <text:p text:style-name="Standard">tensor(0.1993, device='cuda:0', grad_fn=&lt;DivBackward0&gt;)</text:p>
      <text:p text:style-name="Standard">Training sample 7 / 35 - Loss: 0.199317</text:p>
      <text:p text:style-name="Standard">tensor(0.1968, device='cuda:0', grad_fn=&lt;DivBackward0&gt;)</text:p>
      <text:p text:style-name="Standard">Training sample 8 / 35 - Loss: 0.196832</text:p>
      <text:p text:style-name="Standard">tensor(0.3314, device='cuda:0', grad_fn=&lt;DivBackward0&gt;)</text:p>
      <text:p text:style-name="Standard">Training sample 9 / 35 - Loss: 0.331403</text:p>
      <text:p text:style-name="Standard">tensor(0.2911, device='cuda:0', grad_fn=&lt;DivBackward0&gt;)</text:p>
      <text:p text:style-name="Standard">Training sample 10 / 35 - Loss: 0.291095</text:p>
      <text:p text:style-name="Standard">tensor(0.2154, device='cuda:0', grad_fn=&lt;DivBackward0&gt;)</text:p>
      <text:p text:style-name="Standard">Training sample 11 / 35 - Loss: 0.215354</text:p>
      <text:p text:style-name="Standard">tensor(0.2517, device='cuda:0', grad_fn=&lt;DivBackward0&gt;)</text:p>
      <text:p text:style-name="Standard">Training sample 12 / 35 - Loss: 0.251663</text:p>
      <text:p text:style-name="Standard">tensor(0.2052, device='cuda:0', grad_fn=&lt;DivBackward0&gt;)</text:p>
      <text:p text:style-name="Standard">Training sample 13 / 35 - Loss: 0.205227</text:p>
      <text:p text:style-name="Standard">tensor(0.3134, device='cuda:0', grad_fn=&lt;DivBackward0&gt;)</text:p>
      <text:p text:style-name="Standard">Training sample 14 / 35 - Loss: 0.313380</text:p>
      <text:p text:style-name="Standard">tensor(0.3675, device='cuda:0', grad_fn=&lt;DivBackward0&gt;)</text:p>
      <text:p text:style-name="Standard">Training sample 15 / 35 - Loss: 0.367542</text:p>
      <text:p text:style-name="Standard">tensor(0.2368, device='cuda:0', grad_fn=&lt;DivBackward0&gt;)</text:p>
      <text:p text:style-name="Standard">Training sample 16 / 35 - Loss: 0.236793</text:p>
      <text:p text:style-name="Standard">tensor(0.1805, device='cuda:0', grad_fn=&lt;DivBackward0&gt;)</text:p>
      <text:p text:style-name="Standard">Training sample 17 / 35 - Loss: 0.180504</text:p>
      <text:p text:style-name="Standard">tensor(0.1790, device='cuda:0', grad_fn=&lt;DivBackward0&gt;)</text:p>
      <text:p text:style-name="Standard">Training sample 18 / 35 - Loss: 0.179018</text:p>
      <text:p text:style-name="Standard">tensor(0.3449, device='cuda:0', grad_fn=&lt;DivBackward0&gt;)</text:p>
      <text:p text:style-name="Standard">Training sample 19 / 35 - Loss: 0.344925</text:p>
      <text:p text:style-name="Standard">tensor(0.2560, device='cuda:0', grad_fn=&lt;DivBackward0&gt;)</text:p>
      <text:p text:style-name="Standard">Training sample 20 / 35 - Loss: 0.255969</text:p>
      <text:p text:style-name="Standard">tensor(0.3423, device='cuda:0', grad_fn=&lt;DivBackward0&gt;)</text:p>
      <text:p text:style-name="Standard">Training sample 21 / 35 - Loss: 0.342282</text:p>
      <text:p text:style-name="Standard">tensor(0.4648, device='cuda:0', grad_fn=&lt;DivBackward0&gt;)</text:p>
      <text:p text:style-name="Standard">Training sample 22 / 35 - Loss: 0.464756</text:p>
      <text:p text:style-name="Standard">tensor(0.3001, device='cuda:0', grad_fn=&lt;DivBackward0&gt;)</text:p>
      <text:p text:style-name="Standard">Training sample 23 / 35 - Loss: 0.300094</text:p>
      <text:p text:style-name="Standard">tensor(0.2111, device='cuda:0', grad_fn=&lt;DivBackward0&gt;)</text:p>
      <text:p text:style-name="Standard">Training sample 24 / 35 - Loss: 0.211106</text:p>
      <text:p text:style-name="Standard">tensor(0.2300, device='cuda:0', grad_fn=&lt;DivBackward0&gt;)label_tensor</text:p>
      <text:p text:style-name="Standard">Training sample 25 / 35 - Loss: 0.230009</text:p>
      <text:p text:style-name="Standard">tensor(0.4419, device='cuda:0', grad_fn=&lt;DivBackward0&gt;)</text:p>
      <text:p text:style-name="Standard">Training sample 26 / 35 - Loss: 0.441941</text:p>
      <text:p text:style-name="Standard"><text:soft-page-break/>tensor(0.2269, device='cuda:0', grad_fn=&lt;DivBackward0&gt;)</text:p>
      <text:p text:style-name="Standard">Training sample 27 / 35 - Loss: 0.226942</text:p>
      <text:p text:style-name="Standard">tensor(0.3412, device='cuda:0', grad_fn=&lt;DivBackward0&gt;)</text:p>
      <text:p text:style-name="Standard">Training sample 28 / 35 - Loss: 0.341242</text:p>
      <text:p text:style-name="Standard">tensor(0.2006, device='cuda:0', grad_fn=&lt;DivBackward0&gt;)</text:p>
      <text:p text:style-name="Standard">Training sample 29 / 35 - Loss: 0.200598</text:p>
      <text:p text:style-name="Standard">tensor(0.2117, device='cuda:0', grad_fn=&lt;DivBackward0&gt;)</text:p>
      <text:p text:style-name="Standard">Training sample 30 / 35 - Loss: 0.211729</text:p>
      <text:p text:style-name="Standard">tensor(0.2339, device='cuda:0', grad_fn=&lt;DivBackward0&gt;)</text:p>
      <text:p text:style-name="Standard">Training sample 31 / 35 - Loss: 0.233912</text:p>
      <text:p text:style-name="Standard">tensor(0.1890, device='cuda:0', grad_fn=&lt;DivBackward0&gt;)</text:p>
      <text:p text:style-name="Standard">Training sample 32 / 35 - Loss: 0.188996</text:p>
      <text:p text:style-name="Standard">tensor(0.1935, device='cuda:0', grad_fn=&lt;DivBackward0&gt;)</text:p>
      <text:p text:style-name="Standard">Training sample 33 / 35 - Loss: 0.193519</text:p>
      <text:p text:style-name="Standard">tensor(0.2631, device='cuda:0', grad_fn=&lt;DivBackward0&gt;)</text:p>
      <text:p text:style-name="Standard">Training sample 34 / 35 - Loss: 0.263093</text:p>
      <text:p text:style-name="Standard">tensor(0.3141, device='cuda:0', grad_fn=&lt;DivBackward0&gt;)</text:p>
      <text:p text:style-name="Standard">Training sample 35 / 35 - Loss: 0.314147</text:p>
      <text:p text:style-name="Standard">Checkpoint 15 saved !</text:p>
      <text:p text:style-name="Standard">Epoch 15 finished! - Loss: 0.268306</text:p>
      <text:p text:style-name="Standard">Epoch 16/40</text:p>
      <text:p text:style-name="Standard">Training...</text:p>
      <text:p text:style-name="Standard">tensor(0.2085, device='cuda:0', grad_fn=&lt;DivBackward0&gt;)</text:p>
      <text:p text:style-name="Standard">Training sample 1 / 35 - Loss: 0.208480</text:p>
      <text:p text:style-name="Standard">tensor(0.1693, device='cuda:0', grad_fn=&lt;DivBackward0&gt;)</text:p>
      <text:p text:style-name="Standard">Training sample 2 / 35 - Loss: 0.169287</text:p>
      <text:p text:style-name="Standard">tensor(0.3012, device='cuda:0', grad_fn=&lt;DivBackward0&gt;)</text:p>
      <text:p text:style-name="Standard">Training sample 3 / 35 - Loss: 0.301153</text:p>
      <text:p text:style-name="Standard">tensor(0.1621, device='cuda:0', grad_fn=&lt;DivBackward0&gt;)</text:p>
      <text:p text:style-name="Standard">Training sample 4 / 35 - Loss: 0.162114</text:p>
      <text:p text:style-name="Standard">tensor(0.1678, device='cuda:0', grad_fn=&lt;DivBackward0&gt;)</text:p>
      <text:p text:style-name="Standard">Training sample 5 / 35 - Loss: 0.167763</text:p>
      <text:p text:style-name="Standard">tensor(0.2615, device='cuda:0', grad_fn=&lt;DivBackward0&gt;)</text:p>
      <text:p text:style-name="Standard">Training sample 6 / 35 - Loss: 0.261550</text:p>
      <text:p text:style-name="Standard">tensor(0.1813, device='cuda:0', grad_fn=&lt;DivBackward0&gt;)</text:p>
      <text:p text:style-name="Standard">Training sample 7 / 35 - Loss: 0.181286</text:p>
      <text:p text:style-name="Standard">tensor(0.1748, device='cuda:0', grad_fn=&lt;DivBackward0&gt;)</text:p>
      <text:p text:style-name="Standard">Training sample 8 / 35 - Loss: 0.174822</text:p>
      <text:p text:style-name="Standard">tensor(0.3007, device='cuda:0', grad_fn=&lt;DivBackward0&gt;)</text:p>
      <text:p text:style-name="Standard">Training sample 9 / 35 - Loss: 0.300711</text:p>
      <text:p text:style-name="Standard">tensor(0.2521, device='cuda:0', grad_fn=&lt;DivBackward0&gt;)</text:p>
      <text:p text:style-name="Standard">Training sample 10 / 35 - Loss: 0.252092</text:p>
      <text:p text:style-name="Standard">tensor(0.1812, device='cuda:0', grad_fn=&lt;DivBackward0&gt;)</text:p>
      <text:p text:style-name="Standard">Training sample 11 / 35 - Loss: 0.181244</text:p>
      <text:p text:style-name="Standard">tensor(0.2189, device='cuda:0', grad_fn=&lt;DivBackward0&gt;)</text:p>
      <text:p text:style-name="Standard">Training sample 12 / 35 - Loss: 0.218903</text:p>
      <text:p text:style-name="Standard">tensor(0.1869, device='cuda:0', grad_fn=&lt;DivBackward0&gt;)</text:p>
      <text:p text:style-name="Standard">Training sample 13 / 35 - Loss: 0.186922</text:p>
      <text:p text:style-name="Standard">tensor(0.3492, device='cuda:0', grad_fn=&lt;DivBackward0&gt;)</text:p>
      <text:p text:style-name="Standard">Training sample 14 / 35 - Loss: 0.349226</text:p>
      <text:p text:style-name="Standard">tensor(0.4569, device='cuda:0', grad_fn=&lt;DivBackward0&gt;)</text:p>
      <text:p text:style-name="Standard">Training sample 15 / 35 - Loss: 0.456924</text:p>
      <text:p text:style-name="Standard"><text:soft-page-break/>tensor(0.2267, device='cuda:0', grad_fn=&lt;DivBackward0&gt;)</text:p>
      <text:p text:style-name="Standard">Training sample 16 / 35 - Loss: 0.226703</text:p>
      <text:p text:style-name="Standard">tensor(0.2002, device='cuda:0', grad_fn=&lt;DivBackward0&gt;)</text:p>
      <text:p text:style-name="Standard">Training sample 17 / 35 - Loss: 0.200209</text:p>
      <text:p text:style-name="Standard">tensor(0.1530, device='cuda:0', grad_fn=&lt;DivBackward0&gt;)</text:p>
      <text:p text:style-name="Standard">Training sample 18 / 35 - Loss: 0.153034</text:p>
      <text:p text:style-name="Standard">tensor(0.3912, device='cuda:0', grad_fn=&lt;DivBackward0&gt;)</text:p>
      <text:p text:style-name="Standard">Training sample 19 / 35 - Loss: 0.391219</text:p>
      <text:p text:style-name="Standard">tensor(0.2456, device='cuda:0', grad_fn=&lt;DivBackward0&gt;)</text:p>
      <text:p text:style-name="Standard">Training sample 20 / 35 - Loss: 0.245597</text:p>
      <text:p text:style-name="Standard">tensor(0.3506, device='cuda:0', grad_fn=&lt;DivBackward0&gt;)</text:p>
      <text:p text:style-name="Standard">Training sample 21 / 35 - Loss: 0.350583</text:p>
      <text:p text:style-name="Standard">tensor(0.5618, device='cuda:0', grad_fn=&lt;DivBackward0&gt;)</text:p>
      <text:p text:style-name="Standard">Training sample 22 / 35 - Loss: 0.561845</text:p>
      <text:p text:style-name="Standard">tensor(0.3489, device='cuda:0', grad_fn=&lt;DivBackward0&gt;)</text:p>
      <text:p text:style-name="Standard">Training sample 23 / 35 - Loss: 0.348922</text:p>
      <text:p text:style-name="Standard">tensor(0.2025, device='cuda:0', grad_fn=&lt;DivBackward0&gt;)</text:p>
      <text:p text:style-name="Standard">Training sample 24 / 35 - Loss: 0.202465</text:p>
      <text:p text:style-name="Standard">tensor(0.1883, device='cuda:0', grad_fn=&lt;DivBackward0&gt;)</text:p>
      <text:p text:style-name="Standard">Training sample 25 / 35 - Loss: 0.188256</text:p>
      <text:p text:style-name="Standard">tensor(0.5408, device='cuda:0', grad_fn=&lt;DivBackward0&gt;)</text:p>
      <text:p text:style-name="Standard">Training sample 26 / 35 - Loss: 0.540850</text:p>
      <text:p text:style-name="Standard">tensor(0.2350, device='cuda:0', grad_fn=&lt;DivBackward0&gt;)</text:p>
      <text:p text:style-name="Standard">Training sample 27 / 35 - Loss: 0.234956</text:p>
      <text:p text:style-name="Standard">tensor(0.3831, device='cuda:0', grad_fn=&lt;DivBackward0&gt;)</text:p>
      <text:p text:style-name="Standard">Training sample 28 / 35 - Loss: 0.383114</text:p>
      <text:p text:style-name="Standard">tensor(0.2033, device='cuda:0', grad_fn=&lt;DivBackward0&gt;)</text:p>
      <text:p text:style-name="Standard">Training sample 29 / 35 - Loss: 0.203272</text:p>
      <text:p text:style-name="Standard">tensor(0.2000, device='cuda:0', grad_fn=&lt;DivBackward0&gt;)</text:p>
      <text:p text:style-name="Standard">Training sample 30 / 35 - Loss: 0.200033</text:p>
      <text:p text:style-name="Standard">tensor(0.2075, device='cuda:0', grad_fn=&lt;DivBackward0&gt;)</text:p>
      <text:p text:style-name="Standard">Training sample 31 / 35 - Loss: 0.207465</text:p>
      <text:p text:style-name="Standard">tensor(0.1874, device='cuda:0', grad_fn=&lt;DivBackward0&gt;)</text:p>
      <text:p text:style-name="Standard">Training sample 32 / 35 - Loss: 0.187403</text:p>
      <text:p text:style-name="Standard">tensor(0.2133, device='cuda:0', grad_fn=&lt;DivBackward0&gt;)</text:p>
      <text:p text:style-name="Standard">Training sample 33 / 35 - Loss: 0.213326</text:p>
      <text:p text:style-name="Standard">tensor(0.2384, device='cuda:0', grad_fn=&lt;DivBackward0&gt;)</text:p>
      <text:p text:style-name="Standard">Training sample 34 / 35 - Loss: 0.238437</text:p>
      <text:p text:style-name="Standard">tensor(0.3233, device='cuda:0', grad_fn=&lt;DivBackward0&gt;)</text:p>
      <text:p text:style-name="Standard">Training sample 35 / 35 - Loss: 0.323254</text:p>
      <text:p text:style-name="Standard">Checkpoint 16 saved !</text:p>
      <text:p text:style-name="Standard">Epoch 16 finished! - Loss: 0.269806</text:p>
      <text:p text:style-name="Standard">Epoch 17/40</text:p>
      <text:p text:style-name="Standard">Training...</text:p>
      <text:p text:style-name="Standard">tensor(0.2071, device='cuda:0', grad_fn=&lt;DivBackward0&gt;)</text:p>
      <text:p text:style-name="Standard">Training sample 1 / 35 - Loss: 0.207054</text:p>
      <text:p text:style-name="Standard">tensor(0.1826, device='cuda:0', grad_fn=&lt;DivBackward0&gt;)</text:p>
      <text:p text:style-name="Standard">Training sample 2 / 35 - Loss: 0.182606</text:p>
      <text:p text:style-name="Standard">tensor(0.2360, device='cuda:0', grad_fn=&lt;DivBackward0&gt;)</text:p>
      <text:p text:style-name="Standard">Training sample 3 / 35 - Loss: 0.236040</text:p>
      <text:p text:style-name="Standard">tensor(0.1929, device='cuda:0', grad_fn=&lt;DivBackward0&gt;)</text:p>
      <text:p text:style-name="Standard">Training sample 4 / 35 - Loss: 0.192893</text:p>
      <text:p text:style-name="Standard"><text:soft-page-break/>tensor(0.1691, device='cuda:0', grad_fn=&lt;DivBackward0&gt;)</text:p>
      <text:p text:style-name="Standard">Training sample 5 / 35 - Loss: 0.169138</text:p>
      <text:p text:style-name="Standard">tensor(0.2948, device='cuda:0', grad_fn=&lt;DivBackward0&gt;)</text:p>
      <text:p text:style-name="Standard">Training sample 6 / 35 - Loss: 0.294758</text:p>
      <text:p text:style-name="Standard">tensor(0.2224, device='cuda:0', grad_fn=&lt;DivBackward0&gt;)</text:p>
      <text:p text:style-name="Standard">Training sample 7 / 35 - Loss: 0.222380</text:p>
      <text:p text:style-name="Standard">tensor(0.2036, device='cuda:0', grad_fn=&lt;DivBackward0&gt;)</text:p>
      <text:p text:style-name="Standard">Training sample 8 / 35 - Loss: 0.203570</text:p>
      <text:p text:style-name="Standard">tensor(0.3197, device='cuda:0', grad_fn=&lt;DivBackward0&gt;)</text:p>
      <text:p text:style-name="Standard">Training sample 9 / 35 - Loss: 0.319693</text:p>
      <text:p text:style-name="Standard">tensor(0.2980, device='cuda:0', grad_fn=&lt;DivBackward0&gt;)</text:p>
      <text:p text:style-name="Standard">Training sample 10 / 35 - Loss: 0.298021</text:p>
      <text:p text:style-name="Standard">tensor(0.2320, device='cuda:0', grad_fn=&lt;DivBackward0&gt;)</text:p>
      <text:p text:style-name="Standard">Training sample 11 / 35 - Loss: 0.232017</text:p>
      <text:p text:style-name="Standard">tensor(0.2463, device='cuda:0', grad_fn=&lt;DivBackward0&gt;)</text:p>
      <text:p text:style-name="Standard">Training sample 12 / 35 - Loss: 0.246269</text:p>
      <text:p text:style-name="Standard">tensor(0.2223, device='cuda:0', grad_fn=&lt;DivBackward0&gt;)</text:p>
      <text:p text:style-name="Standard">Training sample 13 / 35 - Loss: 0.222308</text:p>
      <text:p text:style-name="Standard">tensor(0.2599, device='cuda:0', grad_fn=&lt;DivBackward0&gt;)</text:p>
      <text:p text:style-name="Standard">Training sample 14 / 35 - Loss: 0.259880</text:p>
      <text:p text:style-name="Standard">tensor(0.3109, device='cuda:0', grad_fn=&lt;DivBackward0&gt;)</text:p>
      <text:p text:style-name="Standard">Training sample 15 / 35 - Loss: 0.310902</text:p>
      <text:p text:style-name="Standard">tensor(0.1875, device='cuda:0', grad_fn=&lt;DivBackward0&gt;)</text:p>
      <text:p text:style-name="Standard">Training sample 16 / 35 - Loss: 0.187549</text:p>
      <text:p text:style-name="Standard">tensor(0.2367, device='cuda:0', grad_fn=&lt;DivBackward0&gt;)</text:p>
      <text:p text:style-name="Standard">Training sample 17 / 35 - Loss: 0.236723label_tensor</text:p>
      <text:p text:style-name="Standard">tensor(0.1571, device='cuda:0', grad_fn=&lt;DivBackward0&gt;)</text:p>
      <text:p text:style-name="Standard">Training sample 18 / 35 - Loss: 0.157054</text:p>
      <text:p text:style-name="Standard">tensor(0.3280, device='cuda:0', grad_fn=&lt;DivBackward0&gt;)</text:p>
      <text:p text:style-name="Standard">Training sample 19 / 35 - Loss: 0.328025</text:p>
      <text:p text:style-name="Standard">tensor(0.2367, device='cuda:0', grad_fn=&lt;DivBackward0&gt;)</text:p>
      <text:p text:style-name="Standard">Training sample 20 / 35 - Loss: 0.236660</text:p>
      <text:p text:style-name="Standard">tensor(0.3441, device='cuda:0', grad_fn=&lt;DivBackward0&gt;)</text:p>
      <text:p text:style-name="Standard">Training sample 21 / 35 - Loss: 0.344067</text:p>
      <text:p text:style-name="Standard">tensor(0.4974, device='cuda:0', grad_fn=&lt;DivBackward0&gt;)</text:p>
      <text:p text:style-name="Standard">Training sample 22 / 35 - Loss: 0.497355</text:p>
      <text:p text:style-name="Standard">tensor(0.2949, device='cuda:0', grad_fn=&lt;DivBackward0&gt;)</text:p>
      <text:p text:style-name="Standard">Training sample 23 / 35 - Loss: 0.294864</text:p>
      <text:p text:style-name="Standard">tensor(0.1933, device='cuda:0', grad_fn=&lt;DivBackward0&gt;)</text:p>
      <text:p text:style-name="Standard">Training sample 24 / 35 - Loss: 0.193350</text:p>
      <text:p text:style-name="Standard">tensor(0.1833, device='cuda:0', grad_fn=&lt;DivBackward0&gt;)</text:p>
      <text:p text:style-name="Standard">Training sample 25 / 35 - Loss: 0.183261</text:p>
      <text:p text:style-name="Standard">tensor(0.4657, device='cuda:0', grad_fn=&lt;DivBackward0&gt;)</text:p>
      <text:p text:style-name="Standard">Training sample 26 / 35 - Loss: 0.465651</text:p>
      <text:p text:style-name="Standard">tensor(0.2146, device='cuda:0', grad_fn=&lt;DivBackward0&gt;)</text:p>
      <text:p text:style-name="Standard">Training sample 27 / 35 - Loss: 0.214641</text:p>
      <text:p text:style-name="Standard">tensor(0.3244, device='cuda:0', grad_fn=&lt;DivBackward0&gt;)</text:p>
      <text:p text:style-name="Standard">Training sample 28 / 35 - Loss: 0.324424</text:p>
      <text:p text:style-name="Standard">tensor(0.1987, device='cuda:0', grad_fn=&lt;DivBackward0&gt;)</text:p>
      <text:p text:style-name="Standard">Training sample 29 / 35 - Loss: 0.198706</text:p>
      <text:p text:style-name="Standard">tensor(0.1962, device='cuda:0', grad_fn=&lt;DivBackward0&gt;)</text:p>
      <text:p text:style-name="Standard">Training sample 30 / 35 - Loss: 0.196163</text:p>
      <text:p text:style-name="Standard"><text:soft-page-break/>tensor(0.2068, device='cuda:0', grad_fn=&lt;DivBackward0&gt;)</text:p>
      <text:p text:style-name="Standard">Training sample 31 / 35 - Loss: 0.206839</text:p>
      <text:p text:style-name="Standard">tensor(0.1769, device='cuda:0', grad_fn=&lt;DivBackward0&gt;)</text:p>
      <text:p text:style-name="Standard">Training sample 32 / 35 - Loss: 0.176889</text:p>
      <text:p text:style-name="Standard">tensor(0.2049, device='cuda:0', grad_fn=&lt;DivBackward0&gt;)</text:p>
      <text:p text:style-name="Standard">Training sample 33 / 35 - Loss: 0.204897</text:p>
      <text:p text:style-name="Standard">tensor(0.2612, device='cuda:0', grad_fn=&lt;DivBackward0&gt;)</text:p>
      <text:p text:style-name="Standard">Training sample 34 / 35 - Loss: 0.261176</text:p>
      <text:p text:style-name="Standard">tensor(0.4656, device='cuda:0', grad_fn=&lt;DivBackward0&gt;)</text:p>
      <text:p text:style-name="Standard">Training sample 35 / 35 - Loss: 0.465584</text:p>
      <text:p text:style-name="Standard">Checkpoint 17 saved !</text:p>
      <text:p text:style-name="Standard">Epoch 17 finished! - Loss: 0.263865</text:p>
      <text:p text:style-name="Standard">Epoch 18/40</text:p>
      <text:p text:style-name="Standard">Training...</text:p>
      <text:p text:style-name="Standard">tensor(0.2310, device='cuda:0', grad_fn=&lt;DivBackward0&gt;)</text:p>
      <text:p text:style-name="Standard">Training sample 1 / 35 - Loss: 0.231048</text:p>
      <text:p text:style-name="Standard">tensor(0.1775, device='cuda:0', grad_fn=&lt;DivBackward0&gt;)</text:p>
      <text:p text:style-name="Standard">Training sample 2 / 35 - Loss: 0.177545</text:p>
      <text:p text:style-name="Standard">tensor(0.2142, device='cuda:0', grad_fn=&lt;DivBackward0&gt;)</text:p>
      <text:p text:style-name="Standard">Training sample 3 / 35 - Loss: 0.214166</text:p>
      <text:p text:style-name="Standard">tensor(0.1819, device='cuda:0', grad_fn=&lt;DivBackward0&gt;)</text:p>
      <text:p text:style-name="Standard">Training sample 4 / 35 - Loss: 0.181851</text:p>
      <text:p text:style-name="Standard">tensor(0.1573, device='cuda:0', grad_fn=&lt;DivBackward0&gt;)</text:p>
      <text:p text:style-name="Standard">Training sample 5 / 35 - Loss: 0.157333</text:p>
      <text:p text:style-name="Standard">tensor(0.2645, device='cuda:0', grad_fn=&lt;DivBackward0&gt;)</text:p>
      <text:p text:style-name="Standard">Training sample 6 / 35 - Loss: 0.264479</text:p>
      <text:p text:style-name="Standard">tensor(0.1827, device='cuda:0', grad_fn=&lt;DivBackward0&gt;)</text:p>
      <text:p text:style-name="Standard">Training sample 7 / 35 - Loss: 0.182658</text:p>
      <text:p text:style-name="Standard">tensor(0.1728, device='cuda:0', grad_fn=&lt;DivBackward0&gt;)</text:p>
      <text:p text:style-name="Standard">Training sample 8 / 35 - Loss: 0.172764</text:p>
      <text:p text:style-name="Standard">tensor(0.3049, device='cuda:0', grad_fn=&lt;DivBackward0&gt;)</text:p>
      <text:p text:style-name="Standard">Training sample 9 / 35 - Loss: 0.304885</text:p>
      <text:p text:style-name="Standard">tensor(0.2493, device='cuda:0', grad_fn=&lt;DivBackward0&gt;)</text:p>
      <text:p text:style-name="Standard">Training sample 10 / 35 - Loss: 0.249275</text:p>
      <text:p text:style-name="Standard">tensor(0.1929, device='cuda:0', grad_fn=&lt;DivBackward0&gt;)</text:p>
      <text:p text:style-name="Standard">Training sample 11 / 35 - Loss: 0.192906</text:p>
      <text:p text:style-name="Standard">tensor(0.2311, device='cuda:0', grad_fn=&lt;DivBackward0&gt;)</text:p>
      <text:p text:style-name="Standard">Training sample 12 / 35 - Loss: 0.231139</text:p>
      <text:p text:style-name="Standard">tensor(0.2149, device='cuda:0', grad_fn=&lt;DivBackward0&gt;)</text:p>
      <text:p text:style-name="Standard">Training sample 13 / 35 - Loss: 0.214918</text:p>
      <text:p text:style-name="Standard">tensor(0.3002, device='cuda:0', grad_fn=&lt;DivBackward0&gt;)</text:p>
      <text:p text:style-name="Standard">Training sample 14 / 35 - Loss: 0.300209</text:p>
      <text:p text:style-name="Standard">tensor(0.3391, device='cuda:0', grad_fn=&lt;DivBackward0&gt;)</text:p>
      <text:p text:style-name="Standard">Training sample 15 / 35 - Loss: 0.339081</text:p>
      <text:p text:style-name="Standard">tensor(0.2228, device='cuda:0', grad_fn=&lt;DivBackward0&gt;)</text:p>
      <text:p text:style-name="Standard">Training sample 16 / 35 - Loss: 0.222801</text:p>
      <text:p text:style-name="Standard">tensor(0.2001, device='cuda:0', grad_fn=&lt;DivBackward0&gt;)</text:p>
      <text:p text:style-name="Standard">Training sample 17 / 35 - Loss: 0.200135</text:p>
      <text:p text:style-name="Standard">tensor(0.1548, device='cuda:0', grad_fn=&lt;DivBackward0&gt;)</text:p>
      <text:p text:style-name="Standard">Training sample 18 / 35 - Loss: 0.154771</text:p>
      <text:p text:style-name="Standard">tensor(0.3168, device='cuda:0', grad_fn=&lt;DivBackward0&gt;)</text:p>
      <text:p text:style-name="Standard">Training sample 19 / 35 - Loss: 0.316806</text:p>
      <text:p text:style-name="Standard"><text:soft-page-break/>tensor(0.2662, device='cuda:0', grad_fn=&lt;DivBackward0&gt;)</text:p>
      <text:p text:style-name="Standard">Training sample 20 / 35 - Loss: 0.266248</text:p>
      <text:p text:style-name="Standard">tensor(0.3707, device='cuda:0', grad_fn=&lt;DivBackward0&gt;)</text:p>
      <text:p text:style-name="Standard">Training sample 21 / 35 - Loss: 0.370680</text:p>
      <text:p text:style-name="Standard">tensor(0.5530, device='cuda:0', grad_fn=&lt;DivBackward0&gt;)</text:p>
      <text:p text:style-name="Standard">Training sample 22 / 35 - Loss: 0.552977</text:p>
      <text:p text:style-name="Standard">tensor(0.2839, device='cuda:0', grad_fn=&lt;DivBackward0&gt;)</text:p>
      <text:p text:style-name="Standard">Training sample 23 / 35 - Loss: 0.283902</text:p>
      <text:p text:style-name="Standard">tensor(0.2409, device='cuda:0', grad_fn=&lt;DivBackward0&gt;)</text:p>
      <text:p text:style-name="Standard">Training sample 24 / 35 - Loss: 0.240907</text:p>
      <text:p text:style-name="Standard">tensor(0.1974, device='cuda:0', grad_fn=&lt;DivBackward0&gt;)</text:p>
      <text:p text:style-name="Standard">Training sample 25 / 35 - Loss: 0.197443</text:p>
      <text:p text:style-name="Standard">tensor(0.5064, device='cuda:0', grad_fn=&lt;DivBackward0&gt;)</text:p>
      <text:p text:style-name="Standard">Training sample 26 / 35 - Loss: 0.506360</text:p>
      <text:p text:style-name="Standard">tensor(0.2261, device='cuda:0', grad_fn=&lt;DivBackward0&gt;)</text:p>
      <text:p text:style-name="Standard">Training sample 27 / 35 - Loss: 0.226070</text:p>
      <text:p text:style-name="Standard">tensor(0.3040, device='cuda:0', grad_fn=&lt;DivBackward0&gt;)</text:p>
      <text:p text:style-name="Standard">Training sample 28 / 35 - Loss: 0.303979</text:p>
      <text:p text:style-name="Standard">tensor(0.2155, device='cuda:0', grad_fn=&lt;DivBackward0&gt;)</text:p>
      <text:p text:style-name="Standard">Training sample 29 / 35 - Loss: 0.215477</text:p>
      <text:p text:style-name="Standard">tensor(0.1805, device='cuda:0', grad_fn=&lt;DivBackward0&gt;)</text:p>
      <text:p text:style-name="Standard">Training sample 30 / 35 - Loss: 0.180511</text:p>
      <text:p text:style-name="Standard">tensor(0.2258, device='cuda:0', grad_fn=&lt;DivBackward0&gt;)</text:p>
      <text:p text:style-name="Standard">Training sample 31 / 35 - Loss: 0.225759</text:p>
      <text:p text:style-name="Standard">tensor(0.1843, device='cuda:0', grad_fn=&lt;DivBackward0&gt;)</text:p>
      <text:p text:style-name="Standard">Training sample 32 / 35 - Loss: 0.184312</text:p>
      <text:p text:style-name="Standard">tensor(0.1787, device='cuda:0', grad_fn=&lt;DivBackward0&gt;)</text:p>
      <text:p text:style-name="Standard">Training sample 33 / 35 - Loss: 0.178675</text:p>
      <text:p text:style-name="Standard">tensor(0.2185, device='cuda:0', grad_fn=&lt;DivBackward0&gt;)</text:p>
      <text:p text:style-name="Standard">Training sample 34 / 35 - Loss: 0.218456</text:p>
      <text:p text:style-name="Standard">tensor(0.3467, device='cuda:0', grad_fn=&lt;DivBackward0&gt;)</text:p>
      <text:p text:style-name="Standard">Training sample 35 / 35 - Loss: 0.346727</text:p>
      <text:p text:style-name="Standard">Checkpoint 18 saved !label_tensor</text:p>
      <text:p text:style-name="Standard">Epoch 18 finished! - Loss: 0.259037</text:p>
      <text:p text:style-name="Standard">Epoch 19/40</text:p>
      <text:p text:style-name="Standard">Training...</text:p>
      <text:p text:style-name="Standard">tensor(0.2477, device='cuda:0', grad_fn=&lt;DivBackward0&gt;)</text:p>
      <text:p text:style-name="Standard">Training sample 1 / 35 - Loss: 0.247685</text:p>
      <text:p text:style-name="Standard">tensor(0.1974, device='cuda:0', grad_fn=&lt;DivBackward0&gt;)</text:p>
      <text:p text:style-name="Standard">Training sample 2 / 35 - Loss: 0.197382</text:p>
      <text:p text:style-name="Standard">tensor(0.2506, device='cuda:0', grad_fn=&lt;DivBackward0&gt;)</text:p>
      <text:p text:style-name="Standard">Training sample 3 / 35 - Loss: 0.250573</text:p>
      <text:p text:style-name="Standard">tensor(0.2036, device='cuda:0', grad_fn=&lt;DivBackward0&gt;)</text:p>
      <text:p text:style-name="Standard">Training sample 4 / 35 - Loss: 0.203649</text:p>
      <text:p text:style-name="Standard">tensor(0.1890, device='cuda:0', grad_fn=&lt;DivBackward0&gt;)</text:p>
      <text:p text:style-name="Standard">Training sample 5 / 35 - Loss: 0.189033</text:p>
      <text:p text:style-name="Standard">tensor(0.2652, device='cuda:0', grad_fn=&lt;DivBackward0&gt;)</text:p>
      <text:p text:style-name="Standard">Training sample 6 / 35 - Loss: 0.265166</text:p>
      <text:p text:style-name="Standard">tensor(0.2079, device='cuda:0', grad_fn=&lt;DivBackward0&gt;)</text:p>
      <text:p text:style-name="Standard">Training sample 7 / 35 - Loss: 0.207937</text:p>
      <text:p text:style-name="Standard">tensor(0.2064, device='cuda:0', grad_fn=&lt;DivBackward0&gt;)</text:p>
      <text:p text:style-name="Standard">Training sample 8 / 35 - Loss: 0.206401</text:p>
      <text:p text:style-name="Standard"><text:soft-page-break/>tensor(0.3095, device='cuda:0', grad_fn=&lt;DivBackward0&gt;)</text:p>
      <text:p text:style-name="Standard">Training sample 9 / 35 - Loss: 0.309527</text:p>
      <text:p text:style-name="Standard">tensor(0.2705, device='cuda:0', grad_fn=&lt;DivBackward0&gt;)</text:p>
      <text:p text:style-name="Standard">Training sample 10 / 35 - Loss: 0.270536</text:p>
      <text:p text:style-name="Standard">tensor(0.2063, device='cuda:0', grad_fn=&lt;DivBackward0&gt;)</text:p>
      <text:p text:style-name="Standard">Training sample 11 / 35 - Loss: 0.206288</text:p>
      <text:p text:style-name="Standard">tensor(0.2339, device='cuda:0', grad_fn=&lt;DivBackward0&gt;)</text:p>
      <text:p text:style-name="Standard">Training sample 12 / 35 - Loss: 0.233864</text:p>
      <text:p text:style-name="Standard">tensor(0.2158, device='cuda:0', grad_fn=&lt;DivBackward0&gt;)</text:p>
      <text:p text:style-name="Standard">Training sample 13 / 35 - Loss: 0.215842</text:p>
      <text:p text:style-name="Standard">tensor(0.2605, device='cuda:0', grad_fn=&lt;DivBackward0&gt;)</text:p>
      <text:p text:style-name="Standard">Training sample 14 / 35 - Loss: 0.260502</text:p>
      <text:p text:style-name="Standard">tensor(0.3450, device='cuda:0', grad_fn=&lt;DivBackward0&gt;)</text:p>
      <text:p text:style-name="Standard">Training sample 15 / 35 - Loss: 0.344986</text:p>
      <text:p text:style-name="Standard">tensor(0.1796, device='cuda:0', grad_fn=&lt;DivBackward0&gt;)</text:p>
      <text:p text:style-name="Standard">Training sample 16 / 35 - Loss: 0.179626</text:p>
      <text:p text:style-name="Standard">tensor(0.2099, device='cuda:0', grad_fn=&lt;DivBackward0&gt;)</text:p>
      <text:p text:style-name="Standard">Training sample 17 / 35 - Loss: 0.209872</text:p>
      <text:p text:style-name="Standard">tensor(0.1449, device='cuda:0', grad_fn=&lt;DivBackward0&gt;)</text:p>
      <text:p text:style-name="Standard">Training sample 18 / 35 - Loss: 0.144886</text:p>
      <text:p text:style-name="Standard">tensor(0.3193, device='cuda:0', grad_fn=&lt;DivBackward0&gt;)</text:p>
      <text:p text:style-name="Standard">Training sample 19 / 35 - Loss: 0.319330</text:p>
      <text:p text:style-name="Standard">tensor(0.2319, device='cuda:0', grad_fn=&lt;DivBackward0&gt;)</text:p>
      <text:p text:style-name="Standard">Training sample 20 / 35 - Loss: 0.231854</text:p>
      <text:p text:style-name="Standard">tensor(0.3740, device='cuda:0', grad_fn=&lt;DivBackward0&gt;)</text:p>
      <text:p text:style-name="Standard">Training sample 21 / 35 - Loss: 0.373973</text:p>
      <text:p text:style-name="Standard">tensor(0.5847, device='cuda:0', grad_fn=&lt;DivBackward0&gt;)</text:p>
      <text:p text:style-name="Standard">Training sample 22 / 35 - Loss: 0.584694</text:p>
      <text:p text:style-name="Standard">tensor(0.2749, device='cuda:0', grad_fn=&lt;DivBackward0&gt;)</text:p>
      <text:p text:style-name="Standard">Training sample 23 / 35 - Loss: 0.274937</text:p>
      <text:p text:style-name="Standard">tensor(0.2283, device='cuda:0', grad_fn=&lt;DivBackward0&gt;)</text:p>
      <text:p text:style-name="Standard">Training sample 24 / 35 - Loss: 0.228344</text:p>
      <text:p text:style-name="Standard">tensor(0.1899, device='cuda:0', grad_fn=&lt;DivBackward0&gt;)</text:p>
      <text:p text:style-name="Standard">Training sample 25 / 35 - Loss: 0.189908</text:p>
      <text:p text:style-name="Standard">tensor(0.5729, device='cuda:0', grad_fn=&lt;DivBackward0&gt;)</text:p>
      <text:p text:style-name="Standard">Training sample 26 / 35 - Loss: 0.572856</text:p>
      <text:p text:style-name="Standard">tensor(0.2204, device='cuda:0', grad_fn=&lt;DivBackward0&gt;)</text:p>
      <text:p text:style-name="Standard">Training sample 27 / 35 - Loss: 0.220387</text:p>
      <text:p text:style-name="Standard">tensor(0.3362, device='cuda:0', grad_fn=&lt;DivBackward0&gt;)</text:p>
      <text:p text:style-name="Standard">Training sample 28 / 35 - Loss: 0.336246</text:p>
      <text:p text:style-name="Standard">tensor(0.1958, device='cuda:0', grad_fn=&lt;DivBackward0&gt;)</text:p>
      <text:p text:style-name="Standard">Training sample 29 / 35 - Loss: 0.195832</text:p>
      <text:p text:style-name="Standard">tensor(0.1746, device='cuda:0', grad_fn=&lt;DivBackward0&gt;)</text:p>
      <text:p text:style-name="Standard">Training sample 30 / 35 - Loss: 0.174608</text:p>
      <text:p text:style-name="Standard">tensor(0.2199, device='cuda:0', grad_fn=&lt;DivBackward0&gt;)</text:p>
      <text:p text:style-name="Standard">Training sample 31 / 35 - Loss: 0.219860</text:p>
      <text:p text:style-name="Standard">tensor(0.1884, device='cuda:0', grad_fn=&lt;DivBackward0&gt;)</text:p>
      <text:p text:style-name="Standard">Training sample 32 / 35 - Loss: 0.188443</text:p>
      <text:p text:style-name="Standard">tensor(0.1604, device='cuda:0', grad_fn=&lt;DivBackward0&gt;)</text:p>
      <text:p text:style-name="Standard">Training sample 33 / 35 - Loss: 0.160377</text:p>
      <text:p text:style-name="Standard">tensor(0.2317, device='cuda:0', grad_fn=&lt;DivBackward0&gt;)</text:p>
      <text:p text:style-name="Standard">Training sample 34 / 35 - Loss: 0.231744</text:p>
      <text:p text:style-name="Standard"><text:soft-page-break/>tensor(0.3353, device='cuda:0', grad_fn=&lt;DivBackward0&gt;)</text:p>
      <text:p text:style-name="Standard">Training sample 35 / 35 - Loss: 0.335290</text:p>
      <text:p text:style-name="Standard">Checkpoint 19 saved !</text:p>
      <text:p text:style-name="Standard">Epoch 19 finished! - Loss: 0.264189</text:p>
      <text:p text:style-name="Standard">Epoch 20/40</text:p>
      <text:p text:style-name="Standard">Training...</text:p>
      <text:p text:style-name="Standard">tensor(0.1992, device='cuda:0', grad_fn=&lt;DivBackward0&gt;)</text:p>
      <text:p text:style-name="Standard">Training sample 1 / 35 - Loss: 0.199174</text:p>
      <text:p text:style-name="Standard">tensor(0.1922, device='cuda:0', grad_fn=&lt;DivBackward0&gt;)</text:p>
      <text:p text:style-name="Standard">Training sample 2 / 35 - Loss: 0.192225</text:p>
      <text:p text:style-name="Standard">tensor(0.2589, device='cuda:0', grad_fn=&lt;DivBackward0&gt;)</text:p>
      <text:p text:style-name="Standard">Training sample 3 / 35 - Loss: 0.258926</text:p>
      <text:p text:style-name="Standard">tensor(0.1807, device='cuda:0', grad_fn=&lt;DivBackward0&gt;)label_tensor</text:p>
      <text:p text:style-name="Standard">Training sample 4 / 35 - Loss: 0.180698</text:p>
      <text:p text:style-name="Standard">tlabel_tensorensor(0.1830, device='cuda:0', grad_fn=&lt;DivBackward0&gt;)</text:p>
      <text:p text:style-name="Standard">Training sample 5 / 35 - Loss: 0.182991</text:p>
      <text:p text:style-name="Standard">tensor(0.2903, device='cuda:0', grad_fn=&lt;DivBackward0&gt;)</text:p>
      <text:p text:style-name="Standard">Training sample 6 / 35 - Loss: 0.290320</text:p>
      <text:p text:style-name="Standard">tensor(0.1756, device='cuda:0', grad_fn=&lt;DivBackward0&gt;)</text:p>
      <text:p text:style-name="Standard">Training sample 7 / 35 - Loss: 0.175618</text:p>
      <text:p text:style-name="Standard">tensor(0.1846, device='cuda:0', grad_fn=&lt;DivBackward0&gt;)</text:p>
      <text:p text:style-name="Standard">Training sample 8 / 35 - Loss: 0.184623</text:p>
      <text:p text:style-name="Standard">tensor(0.3072, device='cuda:0', grad_fn=&lt;DivBackward0&gt;)</text:p>
      <text:p text:style-name="Standard">Training sample 9 / 35 - Loss: 0.307159</text:p>
      <text:p text:style-name="Standard">tensor(0.2534, device='cuda:0', grad_fn=&lt;DivBackward0&gt;)</text:p>
      <text:p text:style-name="Standard">Training sample 10 / 35 - Loss: 0.253419</text:p>
      <text:p text:style-name="Standard">tensor(0.2083, device='cuda:0', grad_fn=&lt;DivBackward0&gt;)</text:p>
      <text:p text:style-name="Standard">Training sample 11 / 35 - Loss: 0.208300</text:p>
      <text:p text:style-name="Standard">tensor(0.2404, device='cuda:0', grad_fn=&lt;DivBackward0&gt;)</text:p>
      <text:p text:style-name="Standard">Training sample 12 / 35 - Loss: 0.240378</text:p>
      <text:p text:style-name="Standard">tensor(0.1834, device='cuda:0', grad_fn=&lt;DivBackward0&gt;)</text:p>
      <text:p text:style-name="Standard">Training sample 13 / 35 - Loss: 0.183412</text:p>
      <text:p text:style-name="Standard">tensor(0.2537, device='cuda:0', grad_fn=&lt;DivBackward0&gt;)</text:p>
      <text:p text:style-name="Standard">Training sample 14 / 35 - Loss: 0.253733</text:p>
      <text:p text:style-name="Standard">tensor(0.2720, device='cuda:0', grad_fn=&lt;DivBackward0&gt;)</text:p>
      <text:p text:style-name="Standard">Training sample 15 / 35 - Loss: 0.272040</text:p>
      <text:p text:style-name="Standard">tensor(0.2351, device='cuda:0', grad_fn=&lt;DivBackward0&gt;)</text:p>
      <text:p text:style-name="Standard">Training sample 16 / 35 - Loss: 0.235124</text:p>
      <text:p text:style-name="Standard">tensor(0.1667, device='cuda:0', grad_fn=&lt;DivBackward0&gt;)</text:p>
      <text:p text:style-name="Standard">Training sample 17 / 35 - Loss: 0.166692</text:p>
      <text:p text:style-name="Standard">tensor(0.1853, device='cuda:0', grad_fn=&lt;DivBackward0&gt;)</text:p>
      <text:p text:style-name="Standard">Training sample 18 / 35 - Loss: 0.185320</text:p>
      <text:p text:style-name="Standard">tensor(0.3367, device='cuda:0', grad_fn=&lt;DivBackward0&gt;)</text:p>
      <text:p text:style-name="Standard">Training sample 19 / 35 - Loss: 0.336690</text:p>
      <text:p text:style-name="Standard">tensor(0.2316, device='cuda:0', grad_fn=&lt;DivBackward0&gt;)</text:p>
      <text:p text:style-name="Standard">Training sample 20 / 35 - Loss: 0.231579</text:p>
      <text:p text:style-name="Standard">tensor(0.3486, device='cuda:0', grad_fn=&lt;DivBackward0&gt;)</text:p>
      <text:p text:style-name="Standard">Training sample 21 / 35 - Loss: 0.348576</text:p>
      <text:p text:style-name="Standard">tensor(0.4051, device='cuda:0', grad_fn=&lt;DivBackward0&gt;)</text:p>
      <text:p text:style-name="Standard">Training sample 22 / 35 - Loss: 0.405073</text:p>
      <text:p text:style-name="Standard">tensor(0.2792, device='cuda:0', grad_fn=&lt;DivBackward0&gt;)</text:p>
      <text:p text:style-name="Standard">Training sample 23 / 35 - Loss: 0.279181</text:p>
      <text:p text:style-name="Standard"><text:soft-page-break/>tensor(0.1879, device='cuda:0', grad_fn=&lt;DivBackward0&gt;)</text:p>
      <text:p text:style-name="Standard">Training sample 24 / 35 - Loss: 0.187878</text:p>
      <text:p text:style-name="Standard">tensor(0.1939, device='cuda:0', grad_fn=&lt;DivBackward0&gt;)</text:p>
      <text:p text:style-name="Standard">Training sample 25 / 35 - Loss: 0.193852</text:p>
      <text:p text:style-name="Standard">tensor(0.4766, device='cuda:0', grad_fn=&lt;DivBackward0&gt;)</text:p>
      <text:p text:style-name="Standard">Training sample 26 / 35 - Loss: 0.476558</text:p>
      <text:p text:style-name="Standard">tensor(0.1996, device='cuda:0', grad_fn=&lt;DivBackward0&gt;)</text:p>
      <text:p text:style-name="Standard">Training sample 27 / 35 - Loss: 0.199577</text:p>
      <text:p text:style-name="Standard">tensor(0.2697, device='cuda:0', grad_fn=&lt;DivBackward0&gt;)</text:p>
      <text:p text:style-name="Standard">Training sample 28 / 35 - Loss: 0.269734</text:p>
      <text:p text:style-name="Standard">tensor(0.2189, device='cuda:0', grad_fn=&lt;DivBackward0&gt;)</text:p>
      <text:p text:style-name="Standard">Training sample 29 / 35 - Loss: 0.218917</text:p>
      <text:p text:style-name="Standard">tensor(0.1835, device='cuda:0', grad_fn=&lt;DivBackward0&gt;)</text:p>
      <text:p text:style-name="Standard">Training sample 30 / 35 - Loss: 0.183466</text:p>
      <text:p text:style-name="Standard">tensor(0.2289, device='cuda:0', grad_fn=&lt;DivBackward0&gt;)</text:p>
      <text:p text:style-name="Standard">Training sample 31 / 35 - Loss: 0.228862</text:p>
      <text:p text:style-name="Standard">tensor(0.1734, device='cuda:0', grad_fn=&lt;DivBackward0&gt;)</text:p>
      <text:p text:style-name="Standard">Training sample 32 / 35 - Loss: 0.173410</text:p>
      <text:p text:style-name="Standard">tensor(0.2198, device='cuda:0', grad_fn=&lt;DivBackward0&gt;)</text:p>
      <text:p text:style-name="Standard">Training sample 33 / 35 - Loss: 0.219836</text:p>
      <text:p text:style-name="Standard">tensor(0.2306, device='cuda:0', grad_fn=&lt;DivBackward0&gt;)</text:p>
      <text:p text:style-name="Standard">Training sample 34 / 35 - Loss: 0.230596</text:p>
      <text:p text:style-name="Standard">tensor(0.3055, device='cuda:0', grad_fn=&lt;DivBackward0&gt;)</text:p>
      <text:p text:style-name="Standard">Training sample 35 / 35 - Loss: 0.305507</text:p>
      <text:p text:style-name="Standard">Checkpoint 20 saved !</text:p>
      <text:p text:style-name="Standard">Epoch 20 finished! - Loss: 0.248807</text:p>
      <text:p text:style-name="Standard">Epoch 21/40</text:p>
      <text:p text:style-name="Standard">Training...</text:p>
      <text:p text:style-name="Standard">tensor(0.1795, device='cuda:0', grad_fn=&lt;DivBackward0&gt;)</text:p>
      <text:p text:style-name="Standard">Training sample 1 / 35 - Loss: 0.179468</text:p>
      <text:p text:style-name="Standard">tensor(0.1579, device='cuda:0', grad_fn=&lt;DivBackward0&gt;)</text:p>
      <text:p text:style-name="Standard">Training sample 2 / 35 - Loss: 0.157909</text:p>
      <text:p text:style-name="Standard">tensor(0.1931, device='cuda:0', grad_fn=&lt;DivBackward0&gt;)</text:p>
      <text:p text:style-name="Standard">Training sample 3 / 35 - Loss: 0.193135</text:p>
      <text:p text:style-name="Standard">tensor(0.1634, device='cuda:0', grad_fn=&lt;DivBackward0&gt;)</text:p>
      <text:p text:style-name="Standard">Training sample 4 / 35 - Loss: 0.163390</text:p>
      <text:p text:style-name="Standard">tensor(0.1570, device='cuda:0', grad_fn=&lt;DivBackward0&gt;)</text:p>
      <text:p text:style-name="Standard">Training sample 5 / 35 - Loss: 0.156969</text:p>
      <text:p text:style-name="Standard">tensor(0.2361, device='cuda:0', grad_fn=&lt;DivBackward0&gt;)</text:p>
      <text:p text:style-name="Standard">Training sample 6 / 35 - Loss: 0.236065</text:p>
      <text:p text:style-name="Standard">tensor(0.1800, device='cuda:0', grad_fn=&lt;DivBackward0&gt;)</text:p>
      <text:p text:style-name="Standard">Training sample 7 / 35 - Loss: 0.179979</text:p>
      <text:p text:style-name="Standard">tensor(0.1761, device='cuda:0', grad_fn=&lt;DivBackward0&gt;)</text:p>
      <text:p text:style-name="Standard">Training sample 8 / 35 - Loss: 0.176147</text:p>
      <text:p text:style-name="Standard">tensor(0.2645, device='cuda:0', grad_fn=&lt;DivBackward0&gt;)</text:p>
      <text:p text:style-name="Standard">Training sample 9 / 35 - Loss: 0.264469</text:p>
      <text:p text:style-name="Standard">tensor(0.2172, device='cuda:0', grad_fn=&lt;DivBackward0&gt;)</text:p>
      <text:p text:style-name="Standard">Training sample 10 / 35 - Loss: 0.217154</text:p>
      <text:p text:style-name="Standard">tensor(0.1703, device='cuda:0', grad_fn=&lt;DivBackward0&gt;)</text:p>
      <text:p text:style-name="Standard">Training sample 11 / 35 - Loss: 0.170279</text:p>
      <text:p text:style-name="Standard">tensor(0.1990, device='cuda:0', grad_fn=&lt;DivBackward0&gt;)</text:p>
      <text:p text:style-name="Standard">Training sample 12 / 35 - Loss: 0.199043</text:p>
      <text:p text:style-name="Standard"><text:soft-page-break/>tensor(0.1762, device='cuda:0', grad_fn=&lt;DivBackward0&gt;)</text:p>
      <text:p text:style-name="Standard">Training sample 13 / 35 - Loss: 0.176200</text:p>
      <text:p text:style-name="Standard">tensor(0.2748, device='cuda:0', grad_fn=&lt;DivBackward0&gt;)</text:p>
      <text:p text:style-name="Standard">Training sample 14 / 35 - Loss: 0.274837</text:p>
      <text:p text:style-name="Standard">tensor(0.3916, device='cuda:0', grad_fn=&lt;DivBackward0&gt;)</text:p>
      <text:p text:style-name="Standard">Training sample 15 / 35 - Loss: 0.391614</text:p>
      <text:p text:style-name="Standard">tensor(0.1891, device='cuda:0', grad_fn=&lt;DivBackward0&gt;)</text:p>
      <text:p text:style-name="Standard">Training sample 16 / 35 - Loss: 0.189082</text:p>
      <text:p text:style-name="Standard">tensor(0.1385, device='cuda:0', grad_fn=&lt;DivBackward0&gt;)</text:p>
      <text:p text:style-name="Standard">Training sample 17 / 35 - Loss: 0.138523</text:p>
      <text:p text:style-name="Standard">tensor(0.1373, device='cuda:0', grad_fn=&lt;DivBackward0&gt;)</text:p>
      <text:p text:style-name="Standard">Training sample 18 / 35 - Loss: 0.137252</text:p>
      <text:p text:style-name="Standard">tensor(0.3207, device='cuda:0', grad_fn=&lt;DivBackward0&gt;)</text:p>
      <text:p text:style-name="Standard">Training sample 19 / 35 - Loss: 0.320720</text:p>
      <text:p text:style-name="Standard">tensor(0.2156, device='cuda:0', grad_fn=&lt;DivBackward0&gt;)</text:p>
      <text:p text:style-name="Standard">Training sample 20 / 35 - Loss: 0.215563</text:p>
      <text:p text:style-name="Standard">tensor(0.3546, device='cuda:0', grad_fn=&lt;DivBackward0&gt;)</text:p>
      <text:p text:style-name="Standard">Training sample 21 / 35 - Loss: 0.354616</text:p>
      <text:p text:style-name="Standard">tensor(0.4904, device='cuda:0', grad_fn=&lt;DivBackward0&gt;)</text:p>
      <text:p text:style-name="Standard">Training sample 22 / 35 - Loss: 0.490410</text:p>
      <text:p text:style-name="Standard">tensor(0.2833, device='cuda:0', grad_fn=&lt;DivBackward0&gt;)</text:p>
      <text:p text:style-name="Standard">Training sample 23 / 35 - Loss: 0.283287</text:p>
      <text:p text:style-name="Standard">tensor(0.1913, device='cuda:0', grad_fn=&lt;DivBackward0&gt;)</text:p>
      <text:p text:style-name="Standard">Training sample 24 / 35 - Loss: 0.191333</text:p>
      <text:p text:style-name="Standard">tensor(0.1669, device='cuda:0', grad_fn=&lt;DivBackward0&gt;)</text:p>
      <text:p text:style-name="Standard">Training sample 25 / 35 - Loss: 0.166850</text:p>
      <text:p text:style-name="Standard">tensor(0.5006, device='cuda:0', grad_fn=&lt;DivBackward0&gt;)</text:p>
      <text:p text:style-name="Standard">Training sample 26 / 35 - Loss: 0.500614</text:p>
      <text:p text:style-name="Standard">tensor(0.2017, device='cuda:0', grad_fn=&lt;DivBackward0&gt;)</text:p>
      <text:p text:style-name="Standard">Training sample 27 / 35 - Loss: 0.201739</text:p>
      <text:p text:style-name="Standard">tensor(0.2586, device='cuda:0', grad_fn=&lt;DivBackward0&gt;)</text:p>
      <text:p text:style-name="Standard">Training sample 28 / 35 - Loss: 0.258586</text:p>
      <text:p text:style-name="Standard">tensor(0.1883, device='cuda:0', grad_fn=&lt;DivBackward0&gt;)</text:p>
      <text:p text:style-name="Standard">Training sample 29 / 35 - Loss: 0.188263</text:p>
      <text:p text:style-name="Standard">tensor(0.1746, device='cuda:0', grad_fn=&lt;DivBackward0&gt;)</text:p>
      <text:p text:style-name="Standard">Training sample 30 / 35 - Loss: 0.174597</text:p>
      <text:p text:style-name="Standard">tensor(0.2243, device='cuda:0', grad_fn=&lt;DivBackward0&gt;)</text:p>
      <text:p text:style-name="Standard">Training sample 31 / 35 - Loss: 0.224313</text:p>
      <text:p text:style-name="Standard">tensor(0.1665, device='cuda:0', grad_fn=&lt;DivBackward0&gt;)</text:p>
      <text:p text:style-name="Standard">Training sample 32 / 35 - Loss: 0.166531</text:p>
      <text:p text:style-name="Standard">tensor(0.1859, device='cuda:0', grad_fn=&lt;DivBackward0&gt;)</text:p>
      <text:p text:style-name="Standard">Training sample 33 / 35 - Loss: 0.185858</text:p>
      <text:p text:style-name="Standard">tensor(0.2285, device='cuda:0', grad_fn=&lt;DivBackward0&gt;)</text:p>
      <text:p text:style-name="Standard">Training sample 34 / 35 - Loss: 0.228497</text:p>
      <text:p text:style-name="Standard">tensor(0.2766, device='cuda:0', grad_fn=&lt;DivBackward0&gt;)</text:p>
      <text:p text:style-name="Standard">Training sample 35 / 35 - Loss: 0.276648</text:p>
      <text:p text:style-name="Standard">Checkpoint 21 saved !</text:p>
      <text:p text:style-name="Standard">Epoch 21 finished! - Loss: 0.236175</text:p>
      <text:p text:style-name="Standard">Epoch 22/40</text:p>
      <text:p text:style-name="Standard">Training...</text:p>
      <text:p text:style-name="Standard">tensor(0.2077, device='cuda:0', grad_fn=&lt;DivBackward0&gt;)</text:p>
      <text:p text:style-name="Standard">Training sample 1 / 35 - Loss: 0.207654</text:p>
      <text:p text:style-name="Standard"><text:soft-page-break/>tensor(0.2093, device='cuda:0', grad_fn=&lt;DivBackward0&gt;)</text:p>
      <text:p text:style-name="Standard">Training sample 2 / 35 - Loss: 0.209348</text:p>
      <text:p text:style-name="Standard">tensor(0.2817, device='cuda:0', grad_fn=&lt;DivBackward0&gt;)</text:p>
      <text:p text:style-name="Standard">Training sample 3 / 35 - Loss: 0.281665</text:p>
      <text:p text:style-name="Standard">tensor(0.1831, device='cuda:0', grad_fn=&lt;DivBackward0&gt;)</text:p>
      <text:p text:style-name="Standard">Training sample 4 / 35 - Loss: 0.183091</text:p>
      <text:p text:style-name="Standard">tensor(0.1381, device='cuda:0', grad_fn=&lt;DivBackward0&gt;)</text:p>
      <text:p text:style-name="Standard">Training sample 5 / 35 - Loss: 0.138085</text:p>
      <text:p text:style-name="Standard">tensor(0.2724, device='cuda:0', grad_fn=&lt;DivBackward0&gt;)</text:p>
      <text:p text:style-name="Standard">Training sample 6 / 35 - Loss: 0.272449</text:p>
      <text:p text:style-name="Standard">tensor(0.1709, device='cuda:0', grad_fn=&lt;DivBackward0&gt;)</text:p>
      <text:p text:style-name="Standard">Training sample 7 / 35 - Loss: 0.170908</text:p>
      <text:p text:style-name="Standard">tensor(0.1578, device='cuda:0', grad_fn=&lt;DivBackward0&gt;)</text:p>
      <text:p text:style-name="Standard">Training sample 8 / 35 - Loss: 0.157776</text:p>
      <text:p text:style-name="Standard">tensor(0.2681, device='cuda:0', grad_fn=&lt;DivBackward0&gt;)</text:p>
      <text:p text:style-name="Standard">Training sample 9 / 35 - Loss: 0.268103</text:p>
      <text:p text:style-name="Standard">tensor(0.2249, device='cuda:0', grad_fn=&lt;DivBackward0&gt;)</text:p>
      <text:p text:style-name="Standard">Training sample 10 / 35 - Loss: 0.224949</text:p>
      <text:p text:style-name="Standard">tensor(0.1682, device='cuda:0', grad_fn=&lt;DivBackward0&gt;)</text:p>
      <text:p text:style-name="Standard">Training sample 11 / 35 - Loss: 0.168158</text:p>
      <text:p text:style-name="Standard">tensor(0.1939, device='cuda:0', grad_fn=&lt;DivBackward0&gt;)</text:p>
      <text:p text:style-name="Standard">Training sample 12 / 35 - Loss: 0.193922</text:p>
      <text:p text:style-name="Standard">tensor(0.1628, device='cuda:0', grad_fn=&lt;DivBackward0&gt;)</text:p>
      <text:p text:style-name="Standard">Training sample 13 / 35 - Loss: 0.162788</text:p>
      <text:p text:style-name="Standard">tensor(0.2832, device='cuda:0', grad_fn=&lt;DivBackward0&gt;)</text:p>
      <text:p text:style-name="Standard">Training sample 14 / 35 - Loss: 0.283247</text:p>
      <text:p text:style-name="Standard">tensor(0.3468, device='cuda:0', grad_fn=&lt;DivBackward0&gt;)</text:p>
      <text:p text:style-name="Standard">Training sample 15 / 35 - Loss: 0.346842</text:p>
      <text:p text:style-name="Standard">tensor(0.2103, device='cuda:0', grad_fn=&lt;DivBackward0&gt;)</text:p>
      <text:p text:style-name="Standard">Training sample 16 / 35 - Loss: 0.210287</text:p>
      <text:p text:style-name="Standard">tensor(0.1648, device='cuda:0', grad_fn=&lt;DivBackward0&gt;)</text:p>
      <text:p text:style-name="Standard">Training sample 17 / 35 - Loss: 0.164762</text:p>
      <text:p text:style-name="Standard">tensor(0.1430, device='cuda:0', grad_fn=&lt;DivBackward0&gt;)</text:p>
      <text:p text:style-name="Standard">Training sample 18 / 35 - Loss: 0.142952</text:p>
      <text:p text:style-name="Standard">tensor(0.3249, device='cuda:0', grad_fn=&lt;DivBackward0&gt;)</text:p>
      <text:p text:style-name="Standard">Training sample 19 / 35 - Loss: 0.324947</text:p>
      <text:p text:style-name="Standard">tensor(0.2479, device='cuda:0', grad_fn=&lt;DivBackward0&gt;)</text:p>
      <text:p text:style-name="Standard">Training sample 20 / 35 - Loss: 0.247882</text:p>
      <text:p text:style-name="Standard">tensor(0.3669, device='cuda:0', grad_fn=&lt;DivBackward0&gt;)</text:p>
      <text:p text:style-name="Standard">Training sample 21 / 35 - Loss: 0.366946</text:p>
      <text:p text:style-name="Standard">tensor(0.5303, device='cuda:0', grad_fn=&lt;DivBackward0&gt;)</text:p>
      <text:p text:style-name="Standard">Training sample 22 / 35 - Loss: 0.530323</text:p>
      <text:p text:style-name="Standard">tensor(0.2941, device='cuda:0', grad_fn=&lt;DivBackward0&gt;)</text:p>
      <text:p text:style-name="Standard">Training sample 23 / 35 - Loss: 0.294055</text:p>
      <text:p text:style-name="Standard">tensor(0.1988, device='cuda:0', grad_fn=&lt;DivBackward0&gt;)</text:p>
      <text:p text:style-name="Standard">Training sample 24 / 35 - Loss: 0.198799</text:p>
      <text:p text:style-name="Standard">tensor(0.1934, device='cuda:0', grad_fn=&lt;DivBackward0&gt;)</text:p>
      <text:p text:style-name="Standard">Training sample 25 / 35 - Loss: 0.193362</text:p>
      <text:p text:style-name="Standard">tensor(0.5453, device='cuda:0', grad_fn=&lt;DivBackward0&gt;)</text:p>
      <text:p text:style-name="Standard">Training sample 26 / 35 - Loss: 0.545334</text:p>
      <text:p text:style-name="Standard">tensor(0.2411, device='cuda:0', grad_fn=&lt;DivBackward0&gt;)</text:p>
      <text:p text:style-name="Standard">Training sample 27 / 35 - Loss: 0.241054</text:p>
      <text:p text:style-name="Standard"><text:soft-page-break/>tensor(0.3552, device='cuda:0', grad_fn=&lt;DivBackward0&gt;)</text:p>
      <text:p text:style-name="Standard">Training sample 28 / 35 - Loss: 0.355176</text:p>
      <text:p text:style-name="Standard">tensor(0.2124, device='cuda:0', grad_fn=&lt;DivBackward0&gt;)</text:p>
      <text:p text:style-name="Standard">Training sample 29 / 35 - Loss: 0.212392</text:p>
      <text:p text:style-name="Standard">tensor(0.1661, device='cuda:0', grad_fn=&lt;DivBackward0&gt;)</text:p>
      <text:p text:style-name="Standard">Training sample 30 / 35 - Loss: 0.166052</text:p>
      <text:p text:style-name="Standard">tensor(0.2239, device='cuda:0', grad_fn=&lt;DivBackward0&gt;)</text:p>
      <text:p text:style-name="Standard">Training sample 31 / 35 - Loss: 0.223866</text:p>
      <text:p text:style-name="Standard">tensor(0.2494, device='cuda:0', grad_fn=&lt;DivBackward0&gt;)</text:p>
      <text:p text:style-name="Standard">Training sample 32 / 35 - Loss: 0.249411</text:p>
      <text:p text:style-name="Standard">tensor(0.1570, device='cuda:0', grad_fn=&lt;DivBackward0&gt;)</text:p>
      <text:p text:style-name="Standard">Training sample 33 / 35 - Loss: 0.157029</text:p>
      <text:p text:style-name="Standard">tensor(0.2457, device='cuda:0', grad_fn=&lt;DivBackward0&gt;)</text:p>
      <text:p text:style-name="Standard">Training sample 34 / 35 - Loss: 0.245676</text:p>
      <text:p text:style-name="Standard">tensor(0.3589, device='cuda:0', grad_fn=&lt;DivBackward0&gt;)</text:p>
      <text:p text:style-name="Standard">Training sample 35 / 35 - Loss: 0.358906</text:p>
      <text:p text:style-name="Standard">Checkpoint 22 saved !</text:p>
      <text:p text:style-name="Standard">Epoch 22 finished! - Loss: 0.255829</text:p>
      <text:p text:style-name="Standard">Epoch 23/40</text:p>
      <text:p text:style-name="Standard">Training...</text:p>
      <text:p text:style-name="Standard">tensor(0.1829, device='cuda:0', grad_fn=&lt;DivBackward0&gt;)</text:p>
      <text:p text:style-name="Standard">Training sample 1 / 35 - Loss: 0.182877</text:p>
      <text:p text:style-name="Standard">tensor(0.1702, device='cuda:0', grad_fn=&lt;DivBackward0&gt;)</text:p>
      <text:p text:style-name="Standard">Training sample 2 / 35 - Loss: 0.170156</text:p>
      <text:p text:style-name="Standard">tensor(0.2213, device='cuda:0', grad_fn=&lt;DivBackward0&gt;)</text:p>
      <text:p text:style-name="Standard">Training sample 3 / 35 - Loss: 0.221252</text:p>
      <text:p text:style-name="Standard">tensor(0.1980, device='cuda:0', grad_fn=&lt;DivBackward0&gt;)</text:p>
      <text:p text:style-name="Standard">Training sample 4 / 35 - Loss: 0.197990</text:p>
      <text:p text:style-name="Standard">tensor(0.2049, device='cuda:0', grad_fn=&lt;DivBackward0&gt;)</text:p>
      <text:p text:style-name="Standard">Training sample 5 / 35 - Loss: 0.204946</text:p>
      <text:p text:style-name="Standard">tensor(0.2646, device='cuda:0', grad_fn=&lt;DivBackward0&gt;)</text:p>
      <text:p text:style-name="Standard">Training sample 6 / 35 - Loss: 0.264644</text:p>
      <text:p text:style-name="Standard">tensor(0.2294, device='cuda:0', grad_fn=&lt;DivBackward0&gt;)</text:p>
      <text:p text:style-name="Standard">Training sample 7 / 35 - Loss: 0.229450</text:p>
      <text:p text:style-name="Standard">tensor(0.2055, device='cuda:0', grad_fn=&lt;DivBackward0&gt;)</text:p>
      <text:p text:style-name="Standard">Training sample 8 / 35 - Loss: 0.205469</text:p>
      <text:p text:style-name="Standard">tensor(0.2848, device='cuda:0', grad_fn=&lt;DivBackward0&gt;)</text:p>
      <text:p text:style-name="Standard">Training sample 9 / 35 - Loss: 0.284846</text:p>
      <text:p text:style-name="Standard">tensor(0.2702, device='cuda:0', grad_fn=&lt;DivBackward0&gt;)</text:p>
      <text:p text:style-name="Standard">Training sample 10 / 35 - Loss: 0.270187</text:p>
      <text:p text:style-name="Standard">tensor(0.2282, device='cuda:0', grad_fn=&lt;DivBackward0&gt;)</text:p>
      <text:p text:style-name="Standard">Training sample 11 / 35 - Loss: 0.228210</text:p>
      <text:p text:style-name="Standard">tensor(0.2431, device='cuda:0', grad_fn=&lt;DivBackward0&gt;)</text:p>
      <text:p text:style-name="Standard">Training sample 12 / 35 - Loss: 0.243084</text:p>
      <text:p text:style-name="Standard">tensor(0.2094, device='cuda:0', grad_fn=&lt;DivBackward0&gt;)</text:p>
      <text:p text:style-name="Standard">Training sample 13 / 35 - Loss: 0.209428</text:p>
      <text:p text:style-name="Standard">tensor(0.2032, device='cuda:0', grad_fn=&lt;DivBackward0&gt;)</text:p>
      <text:p text:style-name="Standard">Training sample 14 / 35 - Loss: 0.203197</text:p>
      <text:p text:style-name="Standard">tensor(0.2304, device='cuda:0', grad_fn=&lt;DivBackward0&gt;)</text:p>
      <text:p text:style-name="Standard">Training sample 15 / 35 - Loss: 0.230430</text:p>
      <text:p text:style-name="Standard">tensor(0.2083, device='cuda:0', grad_fn=&lt;DivBackward0&gt;)</text:p>
      <text:p text:style-name="Standard">Training sample 16 / 35 - Loss: 0.208281</text:p>
      <text:p text:style-name="Standard"><text:soft-page-break/>tensor(0.2009, device='cuda:0', grad_fn=&lt;DivBackward0&gt;)</text:p>
      <text:p text:style-name="Standard">Training sample 17 / 35 - Loss: 0.200949</text:p>
      <text:p text:style-name="Standard">tensor(0.1847, device='cuda:0', grad_fn=&lt;DivBackward0&gt;)</text:p>
      <text:p text:style-name="Standard">Training sample 18 / 35 - Loss: 0.184707</text:p>
      <text:p text:style-name="Standard">tensor(0.2787, device='cuda:0', grad_fn=&lt;DivBackward0&gt;)</text:p>
      <text:p text:style-name="Standard">Training sample 19 / 35 - Loss: 0.278716</text:p>
      <text:p text:style-name="Standard">tensor(0.2289, device='cuda:0', grad_fn=&lt;DivBackward0&gt;)</text:p>
      <text:p text:style-name="Standard">Training sample 20 / 35 - Loss: 0.228882</text:p>
      <text:p text:style-name="Standard">tensor(0.3468, device='cuda:0', grad_fn=&lt;DivBackward0&gt;)</text:p>
      <text:p text:style-name="Standard">Training sample 21 / 35 - Loss: 0.346830</text:p>
      <text:p text:style-name="Standard">tensor(0.4243, device='cuda:0', grad_fn=&lt;DivBackward0&gt;)</text:p>
      <text:p text:style-name="Standard">Training sample 22 / 35 - Loss: 0.424293</text:p>
      <text:p text:style-name="Standard">tensor(0.2414, device='cuda:0', grad_fn=&lt;DivBackward0&gt;)</text:p>
      <text:p text:style-name="Standard">Training sample 23 / 35 - Loss: 0.241369</text:p>
      <text:p text:style-name="Standard">tensor(0.1758, device='cuda:0', grad_fn=&lt;DivBackward0&gt;)</text:p>
      <text:p text:style-name="Standard">Training sample 24 / 35 - Loss: 0.175803</text:p>
      <text:p text:style-name="Standard">tensor(0.1732, device='cuda:0', grad_fn=&lt;DivBackward0&gt;)</text:p>
      <text:p text:style-name="Standard">Training sample 25 / 35 - Loss: 0.173241</text:p>
      <text:p text:style-name="Standard">tensor(0.4717, device='cuda:0', grad_fn=&lt;DivBackward0&gt;)</text:p>
      <text:p text:style-name="Standard">Training sample 26 / 35 - Loss: 0.471692</text:p>
      <text:p text:style-name="Standard">tensor(0.1949, device='cuda:0', grad_fn=&lt;DivBackward0&gt;)</text:p>
      <text:p text:style-name="Standard">Training sample 27 / 35 - Loss: 0.194939</text:p>
      <text:p text:style-name="Standard">tensor(0.2898, device='cuda:0', grad_fn=&lt;DivBackward0&gt;)</text:p>
      <text:p text:style-name="Standard">Training sample 28 / 35 - Loss: 0.289765</text:p>
      <text:p text:style-name="Standard">tensor(0.2042, device='cuda:0', grad_fn=&lt;DivBackward0&gt;)</text:p>
      <text:p text:style-name="Standard">Training sample 29 / 35 - Loss: 0.204168</text:p>
      <text:p text:style-name="Standard">tensor(0.1560, device='cuda:0', grad_fn=&lt;DivBackward0&gt;)</text:p>
      <text:p text:style-name="Standard">Training sample 30 / 35 - Loss: 0.156045</text:p>
      <text:p text:style-name="Standard">tensor(0.2100, device='cuda:0', grad_fn=&lt;DivBackward0&gt;)</text:p>
      <text:p text:style-name="Standard">Training sample 31 / 35 - Loss: 0.210036</text:p>
      <text:p text:style-name="Standard">tensor(0.1720, device='cuda:0', grad_fn=&lt;DivBackward0&gt;)</text:p>
      <text:p text:style-name="Standard">Training sample 32 / 35 - Loss: 0.171986</text:p>
      <text:p text:style-name="Standard">tensor(0.1469, device='cuda:0', grad_fn=&lt;DivBackward0&gt;)</text:p>
      <text:p text:style-name="Standard">Training sample 33 / 35 - Loss: 0.146855</text:p>
      <text:p text:style-name="Standard">tensor(0.1993, device='cuda:0', grad_fn=&lt;DivBackward0&gt;)</text:p>
      <text:p text:style-name="Standard">Training sample 34 / 35 - Loss: 0.199273</text:p>
      <text:p text:style-name="Standard">tensor(0.2885, device='cuda:0', grad_fn=&lt;DivBackward0&gt;)</text:p>
      <text:p text:style-name="Standard">Training sample 35 / 35 - Loss: 0.288498</text:p>
      <text:p text:style-name="Standard">Checkpoint 23 saved !</text:p>
      <text:p text:style-name="Standard">Epoch 23 finished! - Loss: 0.239485</text:p>
      <text:p text:style-name="Standard">Epoch 24/40</text:p>
      <text:p text:style-name="Standard">Training...</text:p>
      <text:p text:style-name="Standard">tensor(0.1657, device='cuda:0', grad_fn=&lt;DivBackward0&gt;)</text:p>
      <text:p text:style-name="Standard">Training sample 1 / 35 - Loss: 0.165741</text:p>
      <text:p text:style-name="Standard">tensor(0.1639, device='cuda:0', grad_fn=&lt;DivBackward0&gt;)</text:p>
      <text:p text:style-name="Standard">Training sample 2 / 35 - Loss: 0.163861</text:p>
      <text:p text:style-name="Standard">tensor(0.1895, device='cuda:0', grad_fn=&lt;DivBackward0&gt;)</text:p>
      <text:p text:style-name="Standard">Training sample 3 / 35 - Loss: 0.189546</text:p>
      <text:p text:style-name="Standard">tensor(0.1572, device='cuda:0', grad_fn=&lt;DivBackward0&gt;)</text:p>
      <text:p text:style-name="Standard">Training sample 4 / 35 - Loss: 0.157190</text:p>
      <text:p text:style-name="Standard">tensor(0.1568, device='cuda:0', grad_fn=&lt;DivBackward0&gt;)</text:p>
      <text:p text:style-name="Standard">Training sample 5 / 35 - Loss: 0.156814</text:p>
      <text:p text:style-name="Standard"><text:soft-page-break/>tensor(0.2820, device='cuda:0', grad_fn=&lt;DivBackward0&gt;)</text:p>
      <text:p text:style-name="Standard">Training sample 6 / 35 - Loss: 0.282028</text:p>
      <text:p text:style-name="Standard">tensor(0.1779, device='cuda:0', grad_fn=&lt;DivBackward0&gt;)</text:p>
      <text:p text:style-name="Standard">Training sample 7 / 35 - Loss: 0.177922</text:p>
      <text:p text:style-name="Standard">tensor(0.1679, device='cuda:0', grad_fn=&lt;DivBackward0&gt;)</text:p>
      <text:p text:style-name="Standard">Training sample 8 / 35 - Loss: 0.167896</text:p>
      <text:p text:style-name="Standard">tensor(0.2574, device='cuda:0', grad_fn=&lt;DivBackward0&gt;)</text:p>
      <text:p text:style-name="Standard">Training sample 9 / 35 - Loss: 0.257422</text:p>
      <text:p text:style-name="Standard">tensor(0.2036, device='cuda:0', grad_fn=&lt;DivBackward0&gt;)</text:p>
      <text:p text:style-name="Standard">Training sample 10 / 35 - Loss: 0.203588</text:p>
      <text:p text:style-name="Standard">tensor(0.1786, device='cuda:0', grad_fn=&lt;DivBackward0&gt;)</text:p>
      <text:p text:style-name="Standard">Training sample 11 / 35 - Loss: 0.178559</text:p>
      <text:p text:style-name="Standard">tensor(0.1715, device='cuda:0', grad_fn=&lt;DivBackward0&gt;)</text:p>
      <text:p text:style-name="Standard">Training sample 12 / 35 - Loss: 0.171530</text:p>
      <text:p text:style-name="Standard">tensor(0.1960, device='cuda:0', grad_fn=&lt;DivBackward0&gt;)</text:p>
      <text:p text:style-name="Standard">Training sample 13 / 35 - Loss: 0.196048</text:p>
      <text:p text:style-name="Standard">tensor(0.2611, device='cuda:0', grad_fn=&lt;DivBackward0&gt;)</text:p>
      <text:p text:style-name="Standard">Training sample 14 / 35 - Loss: 0.261088</text:p>
      <text:p text:style-name="Standard">tensor(0.2549, device='cuda:0', grad_fn=&lt;DivBackward0&gt;)</text:p>
      <text:p text:style-name="Standard">Training sample 15 / 35 - Loss: 0.254932</text:p>
      <text:p text:style-name="Standard">tensor(0.1872, device='cuda:0', grad_fn=&lt;DivBackward0&gt;)</text:p>
      <text:p text:style-name="Standard">Training sample 16 / 35 - Loss: 0.187169</text:p>
      <text:p text:style-name="Standard">tensor(0.1341, device='cuda:0', grad_fn=&lt;DivBackward0&gt;)</text:p>
      <text:p text:style-name="Standard">Training sample 17 / 35 - Loss: 0.134140</text:p>
      <text:p text:style-name="Standard">tensor(0.1414, device='cuda:0', grad_fn=&lt;DivBackward0&gt;)</text:p>
      <text:p text:style-name="Standard">Training sample 18 / 35 - Loss: 0.141434</text:p>
      <text:p text:style-name="Standard">tensor(0.3215, device='cuda:0', grad_fn=&lt;DivBackward0&gt;)</text:p>
      <text:p text:style-name="Standard">Training sample 19 / 35 - Loss: 0.321547</text:p>
      <text:p text:style-name="Standard">tensor(0.2009, device='cuda:0', grad_fn=&lt;DivBackward0&gt;)</text:p>
      <text:p text:style-name="Standard">Training sample 20 / 35 - Loss: 0.200892</text:p>
      <text:p text:style-name="Standard">tensor(0.3522, device='cuda:0', grad_fn=&lt;DivBackward0&gt;)</text:p>
      <text:p text:style-name="Standard">Training sample 21 / 35 - Loss: 0.352212</text:p>
      <text:p text:style-name="Standard">tensor(0.4509, device='cuda:0', grad_fn=&lt;DivBackward0&gt;)</text:p>
      <text:p text:style-name="Standard">Training sample 22 / 35 - Loss: 0.450909</text:p>
      <text:p text:style-name="Standard">tensor(0.2754, device='cuda:0', grad_fn=&lt;DivBackward0&gt;)</text:p>
      <text:p text:style-name="Standard">Training sample 23 / 35 - Loss: 0.275404</text:p>
      <text:p text:style-name="Standard">tensor(0.1732, device='cuda:0', grad_fn=&lt;DivBackward0&gt;)</text:p>
      <text:p text:style-name="Standard">Training sample 24 / 35 - Loss: 0.173174</text:p>
      <text:p text:style-name="Standard">tensor(0.1623, device='cuda:0', grad_fn=&lt;DivBackward0&gt;)</text:p>
      <text:p text:style-name="Standard">Training sample 25 / 35 - Loss: 0.162330</text:p>
      <text:p text:style-name="Standard">tensor(0.5135, device='cuda:0', grad_fn=&lt;DivBackward0&gt;)</text:p>
      <text:p text:style-name="Standard">Training sample 26 / 35 - Loss: 0.513458</text:p>
      <text:p text:style-name="Standard">tensor(0.2010, device='cuda:0', grad_fn=&lt;DivBackward0&gt;)</text:p>
      <text:p text:style-name="Standard">Training sample 27 / 35 - Loss: 0.200963</text:p>
      <text:p text:style-name="Standard">tensor(0.2592, device='cuda:0', grad_fn=&lt;DivBackward0&gt;)</text:p>
      <text:p text:style-name="Standard">Training sample 28 / 35 - Loss: 0.259226</text:p>
      <text:p text:style-name="Standard">tensor(0.1957, device='cuda:0', grad_fn=&lt;DivBackward0&gt;)</text:p>
      <text:p text:style-name="Standard">Training sample 29 / 35 - Loss: 0.195689</text:p>
      <text:p text:style-name="Standard">tensor(0.1454, device='cuda:0', grad_fn=&lt;DivBackward0&gt;)</text:p>
      <text:p text:style-name="Standard">Training sample 30 / 35 - Loss: 0.145365</text:p>
      <text:p text:style-name="Standard">tensor(0.2006, device='cuda:0', grad_fn=&lt;DivBackward0&gt;)</text:p>
      <text:p text:style-name="Standard">Training sample 31 / 35 - Loss: 0.200647</text:p>
      <text:p text:style-name="Standard"><text:soft-page-break/>tensor(0.1698, device='cuda:0', grad_fn=&lt;DivBackward0&gt;)</text:p>
      <text:p text:style-name="Standard">Training sample 32 / 35 - Loss: 0.169767</text:p>
      <text:p text:style-name="Standard">tensor(0.1496, device='cuda:0', grad_fn=&lt;DivBackward0&gt;)</text:p>
      <text:p text:style-name="Standard">Training sample 33 / 35 - Loss: 0.149558</text:p>
      <text:p text:style-name="Standard">tensor(0.1897, device='cuda:0', grad_fn=&lt;DivBackward0&gt;)</text:p>
      <text:p text:style-name="Standard">Training sample 34 / 35 - Loss: 0.189692</text:p>
      <text:p text:style-name="Standard">tensor(0.3001, device='cuda:0', grad_fn=&lt;DivBackward0&gt;)</text:p>
      <text:p text:style-name="Standard">Training sample 35 / 35 - Loss: 0.300075</text:p>
      <text:p text:style-name="Standard">Checkpoint 24 saved !</text:p>
      <text:p text:style-name="Standard">Epoch 24 finished! - Loss: 0.226700</text:p>
      <text:p text:style-name="Standard">Epoch 25/40</text:p>
      <text:p text:style-name="Standard">Training...</text:p>
      <text:p text:style-name="Standard">tensor(0.1598, device='cuda:0', grad_fn=&lt;DivBackward0&gt;)</text:p>
      <text:p text:style-name="Standard">Training sample 1 / 35 - Loss: 0.159771</text:p>
      <text:p text:style-name="Standard">tensor(0.1538, device='cuda:0', grad_fn=&lt;DivBackward0&gt;)</text:p>
      <text:p text:style-name="Standard">Training sample 2 / 35 - Loss: 0.153835</text:p>
      <text:p text:style-name="Standard">tensor(0.1949, device='cuda:0', grad_fn=&lt;DivBackward0&gt;)</text:p>
      <text:p text:style-name="Standard">Training sample 3 / 35 - Loss: 0.194918</text:p>
      <text:p text:style-name="Standard">tensor(0.1808, device='cuda:0', grad_fn=&lt;DivBackward0&gt;)</text:p>
      <text:p text:style-name="Standard">Training sample 4 / 35 - Loss: 0.180760</text:p>
      <text:p text:style-name="Standard">tensor(0.1288, device='cuda:0', grad_fn=&lt;DivBackward0&gt;)</text:p>
      <text:p text:style-name="Standard">Training sample 5 / 35 - Loss: 0.128785</text:p>
      <text:p text:style-name="Standard">tensor(0.2418, device='cuda:0', grad_fn=&lt;DivBackward0&gt;)</text:p>
      <text:p text:style-name="Standard">Training sample 6 / 35 - Loss: 0.241764</text:p>
      <text:p text:style-name="Standard">tensor(0.1950, device='cuda:0', grad_fn=&lt;DivBackward0&gt;)</text:p>
      <text:p text:style-name="Standard">Training sample 7 / 35 - Loss: 0.194993</text:p>
      <text:p text:style-name="Standard">tensor(0.1650, device='cuda:0', grad_fn=&lt;DivBackward0&gt;)</text:p>
      <text:p text:style-name="Standard">Training sample 8 / 35 - Loss: 0.165032</text:p>
      <text:p text:style-name="Standard">tensor(0.2528, device='cuda:0', grad_fn=&lt;DivBackward0&gt;)</text:p>
      <text:p text:style-name="Standard">Training sample 9 / 35 - Loss: 0.252767</text:p>
      <text:p text:style-name="Standard">tensor(0.2153, device='cuda:0', grad_fn=&lt;DivBackward0&gt;)</text:p>
      <text:p text:style-name="Standard">Training sample 10 / 35 - Loss: 0.215263</text:p>
      <text:p text:style-name="Standard">tensor(0.1692, device='cuda:0', grad_fn=&lt;DivBackward0&gt;)</text:p>
      <text:p text:style-name="Standard">Training sample 11 / 35 - Loss: 0.169195</text:p>
      <text:p text:style-name="Standard">tensor(0.1828, device='cuda:0', grad_fn=&lt;DivBackward0&gt;)</text:p>
      <text:p text:style-name="Standard">Training sample 12 / 35 - Loss: 0.182757</text:p>
      <text:p text:style-name="Standard">tensor(0.1758, device='cuda:0', grad_fn=&lt;DivBackward0&gt;)</text:p>
      <text:p text:style-name="Standard">Training sample 13 / 35 - Loss: 0.175827</text:p>
      <text:p text:style-name="Standard">tensor(0.2101, device='cuda:0', grad_fn=&lt;DivBackward0&gt;)</text:p>
      <text:p text:style-name="Standard">Training sample 14 / 35 - Loss: 0.210086</text:p>
      <text:p text:style-name="Standard">tensor(0.2088, device='cuda:0', grad_fn=&lt;DivBackward0&gt;)</text:p>
      <text:p text:style-name="Standard">Training sample 15 / 35 - Loss: 0.208828</text:p>
      <text:p text:style-name="Standard">tensor(0.1917, device='cuda:0', grad_fn=&lt;DivBackward0&gt;)</text:p>
      <text:p text:style-name="Standard">Training sample 16 / 35 - Loss: 0.191676</text:p>
      <text:p text:style-name="Standard">tensor(0.1208, device='cuda:0', grad_fn=&lt;DivBackward0&gt;)</text:p>
      <text:p text:style-name="Standard">Training sample 17 / 35 - Loss: 0.120835</text:p>
      <text:p text:style-name="Standard">tensor(0.1351, device='cuda:0', grad_fn=&lt;DivBackward0&gt;)</text:p>
      <text:p text:style-name="Standard">Training sample 18 / 35 - Loss: 0.135109</text:p>
      <text:p text:style-name="Standard">tensor(0.3050, device='cuda:0', grad_fn=&lt;DivBackward0&gt;)</text:p>
      <text:p text:style-name="Standard">Training sample 19 / 35 - Loss: 0.305014</text:p>
      <text:p text:style-name="Standard">tensor(0.2052, device='cuda:0', grad_fn=&lt;DivBackward0&gt;)</text:p>
      <text:p text:style-name="Standard">Training sample 20 / 35 - Loss: 0.205153</text:p>
      <text:p text:style-name="Standard"><text:soft-page-break/>tensor(0.3663, device='cuda:0', grad_fn=&lt;DivBackward0&gt;)</text:p>
      <text:p text:style-name="Standard">Training sample 21 / 35 - Loss: 0.366281</text:p>
      <text:p text:style-name="Standard">tensor(0.4782, device='cuda:0', grad_fn=&lt;DivBackward0&gt;)</text:p>
      <text:p text:style-name="Standard">Training sample 22 / 35 - Loss: 0.478207</text:p>
      <text:p text:style-name="Standard">tensor(0.2302, device='cuda:0', grad_fn=&lt;DivBackward0&gt;)</text:p>
      <text:p text:style-name="Standard">Training sample 23 / 35 - Loss: 0.230228</text:p>
      <text:p text:style-name="Standard">tensor(0.1790, device='cuda:0', grad_fn=&lt;DivBackward0&gt;)</text:p>
      <text:p text:style-name="Standard">Training sample 24 / 35 - Loss: 0.178980</text:p>
      <text:p text:style-name="Standard">tensor(0.1695, device='cuda:0', grad_fn=&lt;DivBackward0&gt;)</text:p>
      <text:p text:style-name="Standard">Training sample 25 / 35 - Loss: 0.169460</text:p>
      <text:p text:style-name="Standard">tensor(0.4881, device='cuda:0', grad_fn=&lt;DivBackward0&gt;)</text:p>
      <text:p text:style-name="Standard">Training sample 26 / 35 - Loss: 0.488050</text:p>
      <text:p text:style-name="Standard">tensor(0.1980, device='cuda:0', grad_fn=&lt;DivBackward0&gt;)</text:p>
      <text:p text:style-name="Standard">Training sample 27 / 35 - Loss: 0.198021</text:p>
      <text:p text:style-name="Standard">tensor(0.2939, device='cuda:0', grad_fn=&lt;DivBackward0&gt;)</text:p>
      <text:p text:style-name="Standard">Training sample 28 / 35 - Loss: 0.293938</text:p>
      <text:p text:style-name="Standard">tensor(0.1853, device='cuda:0', grad_fn=&lt;DivBackward0&gt;)</text:p>
      <text:p text:style-name="Standard">Training sample 29 / 35 - Loss: 0.185345</text:p>
      <text:p text:style-name="Standard">tensor(0.1360, device='cuda:0', grad_fn=&lt;DivBackward0&gt;)</text:p>
      <text:p text:style-name="Standard">Training sample 30 / 35 - Loss: 0.135975</text:p>
      <text:p text:style-name="Standard">tensor(0.1815, device='cuda:0', grad_fn=&lt;DivBackward0&gt;)</text:p>
      <text:p text:style-name="Standard">Training sample 31 / 35 - Loss: 0.181547</text:p>
      <text:p text:style-name="Standard">tensor(0.1790, device='cuda:0', grad_fn=&lt;DivBackward0&gt;)</text:p>
      <text:p text:style-name="Standard">Training sample 32 / 35 - Loss: 0.179033</text:p>
      <text:p text:style-name="Standard">tensor(0.1080, device='cuda:0', grad_fn=&lt;DivBackward0&gt;)</text:p>
      <text:p text:style-name="Standard">Training sample 33 / 35 - Loss: 0.108040</text:p>
      <text:p text:style-name="Standard">tensor(0.2219, device='cuda:0', grad_fn=&lt;DivBackward0&gt;)</text:p>
      <text:p text:style-name="Standard">Training sample 34 / 35 - Loss: 0.221950</text:p>
      <text:p text:style-name="Standard">tensor(0.2875, device='cuda:0', grad_fn=&lt;DivBackward0&gt;)</text:p>
      <text:p text:style-name="Standard">Training sample 35 / 35 - Loss: 0.287505</text:p>
      <text:p text:style-name="Standard">Checkpoint 25 saved !</text:p>
      <text:p text:style-name="Standard">Epoch 25 finished! - Loss: 0.220439</text:p>
      <text:p text:style-name="Standard">Epoch 26/40</text:p>
      <text:p text:style-name="Standard">Training...</text:p>
      <text:p text:style-name="Standard">tensor(0.1501, device='cuda:0', grad_fn=&lt;DivBackward0&gt;)</text:p>
      <text:p text:style-name="Standard">Training sample 1 / 35 - Loss: 0.150065</text:p>
      <text:p text:style-name="Standard">tensor(0.1600, device='cuda:0', grad_fn=&lt;DivBackward0&gt;)</text:p>
      <text:p text:style-name="Standard">Training sample 2 / 35 - Loss: 0.160037</text:p>
      <text:p text:style-name="Standard">tensor(0.1789, device='cuda:0', grad_fn=&lt;DivBackward0&gt;)</text:p>
      <text:p text:style-name="Standard">Training sample 3 / 35 - Loss: 0.178933</text:p>
      <text:p text:style-name="Standard">tensor(0.1736, device='cuda:0', grad_fn=&lt;DivBackward0&gt;)</text:p>
      <text:p text:style-name="Standard">Training sample 4 / 35 - Loss: 0.173599</text:p>
      <text:p text:style-name="Standard">tensor(0.1137, device='cuda:0', grad_fn=&lt;DivBackward0&gt;)</text:p>
      <text:p text:style-name="Standard">Training sample 5 / 35 - Loss: 0.113747</text:p>
      <text:p text:style-name="Standard">tensor(0.2317, device='cuda:0', grad_fn=&lt;DivBackward0&gt;)</text:p>
      <text:p text:style-name="Standard">Training sample 6 / 35 - Loss: 0.231665</text:p>
      <text:p text:style-name="Standard">tensor(0.1698, device='cuda:0', grad_fn=&lt;DivBackward0&gt;)</text:p>
      <text:p text:style-name="Standard">Training sample 7 / 35 - Loss: 0.169837</text:p>
      <text:p text:style-name="Standard">tensor(0.1481, device='cuda:0', grad_fn=&lt;DivBackward0&gt;)</text:p>
      <text:p text:style-name="Standard">Training sample 8 / 35 - Loss: 0.148141</text:p>
      <text:p text:style-name="Standard">tensor(0.2513, device='cuda:0', grad_fn=&lt;DivBackward0&gt;)</text:p>
      <text:p text:style-name="Standard">Training sample 9 / 35 - Loss: 0.251276</text:p>
      <text:p text:style-name="Standard"><text:soft-page-break/>tensor(0.2222, device='cuda:0', grad_fn=&lt;DivBackward0&gt;)</text:p>
      <text:p text:style-name="Standard">Training sample 10 / 35 - Loss: 0.222241</text:p>
      <text:p text:style-name="Standard">tensor(0.1720, device='cuda:0', grad_fn=&lt;DivBackward0&gt;)</text:p>
      <text:p text:style-name="Standard">Training sample 11 / 35 - Loss: 0.171957</text:p>
      <text:p text:style-name="Standard">tensor(0.2286, device='cuda:0', grad_fn=&lt;DivBackward0&gt;)</text:p>
      <text:p text:style-name="Standard">Training sample 12 / 35 - Loss: 0.228606</text:p>
      <text:p text:style-name="Standard">tensor(0.1527, device='cuda:0', grad_fn=&lt;DivBackward0&gt;)</text:p>
      <text:p text:style-name="Standard">Training sample 13 / 35 - Loss: 0.152739</text:p>
      <text:p text:style-name="Standard">tensor(0.1853, device='cuda:0', grad_fn=&lt;DivBackward0&gt;)</text:p>
      <text:p text:style-name="Standard">Training sample 14 / 35 - Loss: 0.185307</text:p>
      <text:p text:style-name="Standard">tensor(0.1466, device='cuda:0', grad_fn=&lt;DivBackward0&gt;)</text:p>
      <text:p text:style-name="Standard">Training sample 15 / 35 - Loss: 0.146631</text:p>
      <text:p text:style-name="Standard">tensor(0.1917, device='cuda:0', grad_fn=&lt;DivBackward0&gt;)</text:p>
      <text:p text:style-name="Standard">Training sample 16 / 35 - Loss: 0.191713</text:p>
      <text:p text:style-name="Standard">tensor(0.1359, device='cuda:0', grad_fn=&lt;DivBackward0&gt;)</text:p>
      <text:p text:style-name="Standard">Training sample 17 / 35 - Loss: 0.135851</text:p>
      <text:p text:style-name="Standard">tensor(0.1497, device='cuda:0', grad_fn=&lt;DivBackward0&gt;)</text:p>
      <text:p text:style-name="Standard">Training sample 18 / 35 - Loss: 0.149680</text:p>
      <text:p text:style-name="Standard">tensor(0.2615, device='cuda:0', grad_fn=&lt;DivBackward0&gt;)</text:p>
      <text:p text:style-name="Standard">Training sample 19 / 35 - Loss: 0.261468</text:p>
      <text:p text:style-name="Standard">tensor(0.1938, device='cuda:0', grad_fn=&lt;DivBackward0&gt;)</text:p>
      <text:p text:style-name="Standard">Training sample 20 / 35 - Loss: 0.193839</text:p>
      <text:p text:style-name="Standard">tensor(0.3505, device='cuda:0', grad_fn=&lt;DivBackward0&gt;)</text:p>
      <text:p text:style-name="Standard">Training sample 21 / 35 - Loss: 0.350502</text:p>
      <text:p text:style-name="Standard">tensor(0.3835, device='cuda:0', grad_fn=&lt;DivBackward0&gt;)</text:p>
      <text:p text:style-name="Standard">Training sample 22 / 35 - Loss: 0.383501</text:p>
      <text:p text:style-name="Standard">tensor(0.1775, device='cuda:0', grad_fn=&lt;DivBackward0&gt;)</text:p>
      <text:p text:style-name="Standard">Training sample 23 / 35 - Loss: 0.177465</text:p>
      <text:p text:style-name="Standard">tensor(0.1655, device='cuda:0', grad_fn=&lt;DivBackward0&gt;)</text:p>
      <text:p text:style-name="Standard">Training sample 24 / 35 - Loss: 0.165472</text:p>
      <text:p text:style-name="Standard">tensor(0.1633, device='cuda:0', grad_fn=&lt;DivBackward0&gt;)</text:p>
      <text:p text:style-name="Standard">Training sample 25 / 35 - Loss: 0.163336</text:p>
      <text:p text:style-name="Standard">tensor(0.4429, device='cuda:0', grad_fn=&lt;DivBackward0&gt;)</text:p>
      <text:p text:style-name="Standard">Training sample 26 / 35 - Loss: 0.442905</text:p>
      <text:p text:style-name="Standard">tensor(0.1978, device='cuda:0', grad_fn=&lt;DivBackward0&gt;)</text:p>
      <text:p text:style-name="Standard">Training sample 27 / 35 - Loss: 0.197781</text:p>
      <text:p text:style-name="Standard">tensor(0.2137, device='cuda:0', grad_fn=&lt;DivBackward0&gt;)</text:p>
      <text:p text:style-name="Standard">Training sample 28 / 35 - Loss: 0.213670</text:p>
      <text:p text:style-name="Standard">tensor(0.1833, device='cuda:0', grad_fn=&lt;DivBackward0&gt;)</text:p>
      <text:p text:style-name="Standard">Training sample 29 / 35 - Loss: 0.183280</text:p>
      <text:p text:style-name="Standard">tensor(0.1315, device='cuda:0', grad_fn=&lt;DivBackward0&gt;)</text:p>
      <text:p text:style-name="Standard">Training sample 30 / 35 - Loss: 0.131525</text:p>
      <text:p text:style-name="Standard">tensor(0.2081, device='cuda:0', grad_fn=&lt;DivBackward0&gt;)</text:p>
      <text:p text:style-name="Standard">Training sample 31 / 35 - Loss: 0.208110</text:p>
      <text:p text:style-name="Standard">tensor(0.1710, device='cuda:0', grad_fn=&lt;DivBackward0&gt;)</text:p>
      <text:p text:style-name="Standard">Training sample 32 / 35 - Loss: 0.170972</text:p>
      <text:p text:style-name="Standard">tensor(0.1023, device='cuda:0', grad_fn=&lt;DivBackward0&gt;)</text:p>
      <text:p text:style-name="Standard">Training sample 33 / 35 - Loss: 0.102331</text:p>
      <text:p text:style-name="Standard">tensor(0.1785, device='cuda:0', grad_fn=&lt;DivBackward0&gt;)</text:p>
      <text:p text:style-name="Standard">Training sample 34 / 35 - Loss: 0.178546</text:p>
      <text:p text:style-name="Standard">tensor(0.2708, device='cuda:0', grad_fn=&lt;DivBackward0&gt;)</text:p>
      <text:p text:style-name="Standard">Training sample 35 / 35 - Loss: 0.270831</text:p>
      <text:p text:style-name="Standard"><text:soft-page-break/>Checkpoint 26 saved !</text:p>
      <text:p text:style-name="Standard">Epoch 26 finished! - Loss: 0.204634</text:p>
      <text:p text:style-name="Standard">Epoch 27/40</text:p>
      <text:p text:style-name="Standard">Training...</text:p>
      <text:p text:style-name="Standard">tensor(0.1537, device='cuda:0', grad_fn=&lt;DivBackward0&gt;)</text:p>
      <text:p text:style-name="Standard">Training sample 1 / 35 - Loss: 0.153657</text:p>
      <text:p text:style-name="Standard">tensor(0.1621, device='cuda:0', grad_fn=&lt;DivBackward0&gt;)</text:p>
      <text:p text:style-name="Standard">Training sample 2 / 35 - Loss: 0.162056</text:p>
      <text:p text:style-name="Standard">tensor(0.1825, device='cuda:0', grad_fn=&lt;DivBackward0&gt;)</text:p>
      <text:p text:style-name="Standard">Training sample 3 / 35 - Loss: 0.182450</text:p>
      <text:p text:style-name="Standard">tensor(0.1495, device='cuda:0', grad_fn=&lt;DivBackward0&gt;)</text:p>
      <text:p text:style-name="Standard">Training sample 4 / 35 - Loss: 0.149494</text:p>
      <text:p text:style-name="Standard">tensor(0.1477, device='cuda:0', grad_fn=&lt;DivBackward0&gt;)</text:p>
      <text:p text:style-name="Standard">Training sample 5 / 35 - Loss: 0.147738</text:p>
      <text:p text:style-name="Standard">tensor(0.2645, device='cuda:0', grad_fn=&lt;DivBackward0&gt;)</text:p>
      <text:p text:style-name="Standard">Training sample 6 / 35 - Loss: 0.264523</text:p>
      <text:p text:style-name="Standard">tensor(0.1618, device='cuda:0', grad_fn=&lt;DivBackward0&gt;)</text:p>
      <text:p text:style-name="Standard">Training sample 7 / 35 - Loss: 0.161757</text:p>
      <text:p text:style-name="Standard">tensor(0.1464, device='cuda:0', grad_fn=&lt;DivBackward0&gt;)</text:p>
      <text:p text:style-name="Standard">Training sample 8 / 35 - Loss: 0.146371</text:p>
      <text:p text:style-name="Standard">tensor(0.2379, device='cuda:0', grad_fn=&lt;DivBackward0&gt;)</text:p>
      <text:p text:style-name="Standard">Training sample 9 / 35 - Loss: 0.237945</text:p>
      <text:p text:style-name="Standard">tensor(0.2037, device='cuda:0', grad_fn=&lt;DivBackward0&gt;)</text:p>
      <text:p text:style-name="Standard">Training sample 10 / 35 - Loss: 0.203676</text:p>
      <text:p text:style-name="Standard">tensor(0.1551, device='cuda:0', grad_fn=&lt;DivBackward0&gt;)</text:p>
      <text:p text:style-name="Standard">Training sample 11 / 35 - Loss: 0.155106</text:p>
      <text:p text:style-name="Standard">tensor(0.1823, device='cuda:0', grad_fn=&lt;DivBackward0&gt;)</text:p>
      <text:p text:style-name="Standard">Training sample 12 / 35 - Loss: 0.182300</text:p>
      <text:p text:style-name="Standard">tensor(0.1535, device='cuda:0', grad_fn=&lt;DivBackward0&gt;)</text:p>
      <text:p text:style-name="Standard">Training sample 13 / 35 - Loss: 0.153479</text:p>
      <text:p text:style-name="Standard">tensor(0.1780, device='cuda:0', grad_fn=&lt;DivBackward0&gt;)</text:p>
      <text:p text:style-name="Standard">Training sample 14 / 35 - Loss: 0.177962</text:p>
      <text:p text:style-name="Standard">tensor(0.1710, device='cuda:0', grad_fn=&lt;DivBackward0&gt;)</text:p>
      <text:p text:style-name="Standard">Training sample 15 / 35 - Loss: 0.170988</text:p>
      <text:p text:style-name="Standard">tensor(0.1867, device='cuda:0', grad_fn=&lt;DivBackward0&gt;)</text:p>
      <text:p text:style-name="Standard">Training sample 16 / 35 - Loss: 0.186736</text:p>
      <text:p text:style-name="Standard">tensor(0.1000, device='cuda:0', grad_fn=&lt;DivBackward0&gt;)</text:p>
      <text:p text:style-name="Standard">Training sample 17 / 35 - Loss: 0.099951</text:p>
      <text:p text:style-name="Standard">tensor(0.1448, device='cuda:0', grad_fn=&lt;DivBackward0&gt;)</text:p>
      <text:p text:style-name="Standard">Training sample 18 / 35 - Loss: 0.144818</text:p>
      <text:p text:style-name="Standard">tensor(0.2594, device='cuda:0', grad_fn=&lt;DivBackward0&gt;)</text:p>
      <text:p text:style-name="Standard">Training sample 19 / 35 - Loss: 0.259433</text:p>
      <text:p text:style-name="Standard">tensor(0.1945, device='cuda:0', grad_fn=&lt;DivBackward0&gt;)</text:p>
      <text:p text:style-name="Standard">Training sample 20 / 35 - Loss: 0.194491</text:p>
      <text:p text:style-name="Standard">tensor(0.3524, device='cuda:0', grad_fn=&lt;DivBackward0&gt;)</text:p>
      <text:p text:style-name="Standard">Training sample 21 / 35 - Loss: 0.352368</text:p>
      <text:p text:style-name="Standard">tensor(0.3608, device='cuda:0', grad_fn=&lt;DivBackward0&gt;)</text:p>
      <text:p text:style-name="Standard">Training sample 22 / 35 - Loss: 0.360785</text:p>
      <text:p text:style-name="Standard">tensor(0.1804, device='cuda:0', grad_fn=&lt;DivBackward0&gt;)</text:p>
      <text:p text:style-name="Standard">Training sample 23 / 35 - Loss: 0.180380</text:p>
      <text:p text:style-name="Standard">tensor(0.1570, device='cuda:0', grad_fn=&lt;DivBackward0&gt;)</text:p>
      <text:p text:style-name="Standard">Training sample 24 / 35 - Loss: 0.157020</text:p>
      <text:p text:style-name="Standard"><text:soft-page-break/>tensor(0.1432, device='cuda:0', grad_fn=&lt;DivBackward0&gt;)</text:p>
      <text:p text:style-name="Standard">Training sample 25 / 35 - Loss: 0.143221</text:p>
      <text:p text:style-name="Standard">tensor(0.4602, device='cuda:0', grad_fn=&lt;DivBackward0&gt;)</text:p>
      <text:p text:style-name="Standard">Training sample 26 / 35 - Loss: 0.460242</text:p>
      <text:p text:style-name="Standard">tensor(0.1860, device='cuda:0', grad_fn=&lt;DivBackward0&gt;)</text:p>
      <text:p text:style-name="Standard">Training sample 27 / 35 - Loss: 0.185992</text:p>
      <text:p text:style-name="Standard">tensor(0.1807, device='cuda:0', grad_fn=&lt;DivBackward0&gt;)</text:p>
      <text:p text:style-name="Standard">Training sample 28 / 35 - Loss: 0.180696</text:p>
      <text:p text:style-name="Standard">tensor(0.1939, device='cuda:0', grad_fn=&lt;DivBackward0&gt;)</text:p>
      <text:p text:style-name="Standard">Training sample 29 / 35 - Loss: 0.193907</text:p>
      <text:p text:style-name="Standard">tensor(0.1283, device='cuda:0', grad_fn=&lt;DivBackward0&gt;)</text:p>
      <text:p text:style-name="Standard">Training sample 30 / 35 - Loss: 0.128278</text:p>
      <text:p text:style-name="Standard">tensor(0.1834, device='cuda:0', grad_fn=&lt;DivBackward0&gt;)</text:p>
      <text:p text:style-name="Standard">Training sample 31 / 35 - Loss: 0.183367</text:p>
      <text:p text:style-name="Standard">tensor(0.1529, device='cuda:0', grad_fn=&lt;DivBackward0&gt;)</text:p>
      <text:p text:style-name="Standard">Training sample 32 / 35 - Loss: 0.152935</text:p>
      <text:p text:style-name="Standard">tensor(0.1206, device='cuda:0', grad_fn=&lt;DivBackward0&gt;)</text:p>
      <text:p text:style-name="Standard">Training sample 33 / 35 - Loss: 0.120553</text:p>
      <text:p text:style-name="Standard">tensor(0.1629, device='cuda:0', grad_fn=&lt;DivBackward0&gt;)</text:p>
      <text:p text:style-name="Standard">Training sample 34 / 35 - Loss: 0.162857</text:p>
      <text:p text:style-name="Standard">tensor(0.2430, device='cuda:0', grad_fn=&lt;DivBackward0&gt;)</text:p>
      <text:p text:style-name="Standard">Training sample 35 / 35 - Loss: 0.242986</text:p>
      <text:p text:style-name="Standard">Checkpoint 27 saved !</text:p>
      <text:p text:style-name="Standard">Epoch 27 finished! - Loss: 0.198251</text:p>
      <text:p text:style-name="Standard">Epoch 28/40</text:p>
      <text:p text:style-name="Standard">Training...</text:p>
      <text:p text:style-name="Standard">tensor(0.1536, device='cuda:0', grad_fn=&lt;DivBackward0&gt;)</text:p>
      <text:p text:style-name="Standard">Training sample 1 / 35 - Loss: 0.153615</text:p>
      <text:p text:style-name="Standard">tensor(0.1551, device='cuda:0', grad_fn=&lt;DivBackward0&gt;)</text:p>
      <text:p text:style-name="Standard">Training sample 2 / 35 - Loss: 0.155099</text:p>
      <text:p text:style-name="Standard">tensor(0.1666, device='cuda:0', grad_fn=&lt;DivBackward0&gt;)</text:p>
      <text:p text:style-name="Standard">Training sample 3 / 35 - Loss: 0.166579</text:p>
      <text:p text:style-name="Standard">tensor(0.1549, device='cuda:0', grad_fn=&lt;DivBackward0&gt;)</text:p>
      <text:p text:style-name="Standard">Training sample 4 / 35 - Loss: 0.154879</text:p>
      <text:p text:style-name="Standard">tensor(0.0949, device='cuda:0', grad_fn=&lt;DivBackward0&gt;)</text:p>
      <text:p text:style-name="Standard">Training sample 5 / 35 - Loss: 0.094882</text:p>
      <text:p text:style-name="Standard">tensor(0.1972, device='cuda:0', grad_fn=&lt;DivBackward0&gt;)</text:p>
      <text:p text:style-name="Standard">Training sample 6 / 35 - Loss: 0.197242</text:p>
      <text:p text:style-name="Standard">tensor(0.1681, device='cuda:0', grad_fn=&lt;DivBackward0&gt;)</text:p>
      <text:p text:style-name="Standard">Training sample 7 / 35 - Loss: 0.168103</text:p>
      <text:p text:style-name="Standard">tensor(0.1415, device='cuda:0', grad_fn=&lt;DivBackward0&gt;)</text:p>
      <text:p text:style-name="Standard">Training sample 8 / 35 - Loss: 0.141455</text:p>
      <text:p text:style-name="Standard">tensor(0.2073, device='cuda:0', grad_fn=&lt;DivBackward0&gt;)</text:p>
      <text:p text:style-name="Standard">Training sample 9 / 35 - Loss: 0.207260</text:p>
      <text:p text:style-name="Standard">tensor(0.1845, device='cuda:0', grad_fn=&lt;DivBackward0&gt;)</text:p>
      <text:p text:style-name="Standard">Training sample 10 / 35 - Loss: 0.184549</text:p>
      <text:p text:style-name="Standard">tensor(0.1286, device='cuda:0', grad_fn=&lt;DivBackward0&gt;)</text:p>
      <text:p text:style-name="Standard">Training sample 11 / 35 - Loss: 0.128600</text:p>
      <text:p text:style-name="Standard">tensor(0.1684, device='cuda:0', grad_fn=&lt;DivBackward0&gt;)</text:p>
      <text:p text:style-name="Standard">Training sample 12 / 35 - Loss: 0.168362</text:p>
      <text:p text:style-name="Standard">tensor(0.1530, device='cuda:0', grad_fn=&lt;DivBackward0&gt;)</text:p>
      <text:p text:style-name="Standard">Training sample 13 / 35 - Loss: 0.153002</text:p>
      <text:p text:style-name="Standard"><text:soft-page-break/>tensor(0.2071, device='cuda:0', grad_fn=&lt;DivBackward0&gt;)</text:p>
      <text:p text:style-name="Standard">Training sample 14 / 35 - Loss: 0.207133</text:p>
      <text:p text:style-name="Standard">tensor(0.1766, device='cuda:0', grad_fn=&lt;DivBackward0&gt;)</text:p>
      <text:p text:style-name="Standard">Training sample 15 / 35 - Loss: 0.176573</text:p>
      <text:p text:style-name="Standard">tensor(0.1522, device='cuda:0', grad_fn=&lt;DivBackward0&gt;)</text:p>
      <text:p text:style-name="Standard">Training sample 16 / 35 - Loss: 0.152246</text:p>
      <text:p text:style-name="Standard">tensor(0.1058, device='cuda:0', grad_fn=&lt;DivBackward0&gt;)</text:p>
      <text:p text:style-name="Standard">Training sample 17 / 35 - Loss: 0.105824</text:p>
      <text:p text:style-name="Standard">tensor(0.1217, device='cuda:0', grad_fn=&lt;DivBackward0&gt;)</text:p>
      <text:p text:style-name="Standard">Training sample 18 / 35 - Loss: 0.121716</text:p>
      <text:p text:style-name="Standard">tensor(0.2827, device='cuda:0', grad_fn=&lt;DivBackward0&gt;)</text:p>
      <text:p text:style-name="Standard">Training sample 19 / 35 - Loss: 0.282715</text:p>
      <text:p text:style-name="Standard">tensor(0.1759, device='cuda:0', grad_fn=&lt;DivBackward0&gt;)</text:p>
      <text:p text:style-name="Standard">Training sample 20 / 35 - Loss: 0.175892</text:p>
      <text:p text:style-name="Standard">tensor(0.3574, device='cuda:0', grad_fn=&lt;DivBackward0&gt;)</text:p>
      <text:p text:style-name="Standard">Training sample 21 / 35 - Loss: 0.357420</text:p>
      <text:p text:style-name="Standard">tensor(0.3961, device='cuda:0', grad_fn=&lt;DivBackward0&gt;)</text:p>
      <text:p text:style-name="Standard">Training sample 22 / 35 - Loss: 0.396090</text:p>
      <text:p text:style-name="Standard">tensor(0.1872, device='cuda:0', grad_fn=&lt;DivBackward0&gt;)</text:p>
      <text:p text:style-name="Standard">Training sample 23 / 35 - Loss: 0.187245</text:p>
      <text:p text:style-name="Standard">tensor(0.1648, device='cuda:0', grad_fn=&lt;DivBackward0&gt;)</text:p>
      <text:p text:style-name="Standard">Training sample 24 / 35 - Loss: 0.164796</text:p>
      <text:p text:style-name="Standard">tensor(0.1490, device='cuda:0', grad_fn=&lt;DivBackward0&gt;)</text:p>
      <text:p text:style-name="Standard">Training sample 25 / 35 - Loss: 0.148978</text:p>
      <text:p text:style-name="Standard">tensor(0.4065, device='cuda:0', grad_fn=&lt;DivBackward0&gt;)</text:p>
      <text:p text:style-name="Standard">Training sample 26 / 35 - Loss: 0.406537</text:p>
      <text:p text:style-name="Standard">tensor(0.1864, device='cuda:0', grad_fn=&lt;DivBackward0&gt;)</text:p>
      <text:p text:style-name="Standard">Training sample 27 / 35 - Loss: 0.186397</text:p>
      <text:p text:style-name="Standard">tensor(0.2064, device='cuda:0', grad_fn=&lt;DivBackward0&gt;)</text:p>
      <text:p text:style-name="Standard">Training sample 28 / 35 - Loss: 0.206392</text:p>
      <text:p text:style-name="Standard">tensor(0.1686, device='cuda:0', grad_fn=&lt;DivBackward0&gt;)</text:p>
      <text:p text:style-name="Standard">Training sample 29 / 35 - Loss: 0.168579</text:p>
      <text:p text:style-name="Standard">tensor(0.1356, device='cuda:0', grad_fn=&lt;DivBackward0&gt;)</text:p>
      <text:p text:style-name="Standard">Training sample 30 / 35 - Loss: 0.135564</text:p>
      <text:p text:style-name="Standard">tensor(0.1557, device='cuda:0', grad_fn=&lt;DivBackward0&gt;)</text:p>
      <text:p text:style-name="Standard">Training sample 31 / 35 - Loss: 0.155698</text:p>
      <text:p text:style-name="Standard">tensor(0.1466, device='cuda:0', grad_fn=&lt;DivBackward0&gt;)</text:p>
      <text:p text:style-name="Standard">Training sample 32 / 35 - Loss: 0.146599</text:p>
      <text:p text:style-name="Standard">tensor(0.1042, device='cuda:0', grad_fn=&lt;DivBackward0&gt;)</text:p>
      <text:p text:style-name="Standard">Training sample 33 / 35 - Loss: 0.104226</text:p>
      <text:p text:style-name="Standard">tensor(0.1759, device='cuda:0', grad_fn=&lt;DivBackward0&gt;)</text:p>
      <text:p text:style-name="Standard">Training sample 34 / 35 - Loss: 0.175883</text:p>
      <text:p text:style-name="Standard">tensor(0.2399, device='cuda:0', grad_fn=&lt;DivBackward0&gt;)</text:p>
      <text:p text:style-name="Standard">Training sample 35 / 35 - Loss: 0.239912</text:p>
      <text:p text:style-name="Standard">Checkpoint 28 saved !</text:p>
      <text:p text:style-name="Standard">Epoch 28 finished! - Loss: 0.190472</text:p>
      <text:p text:style-name="Standard">Epoch 29/40</text:p>
      <text:p text:style-name="Standard">Training...</text:p>
      <text:p text:style-name="Standard">tensor(0.1512, device='cuda:0', grad_fn=&lt;DivBackward0&gt;)</text:p>
      <text:p text:style-name="Standard">Training sample 1 / 35 - Loss: 0.151176</text:p>
      <text:p text:style-name="Standard">tensor(0.1416, device='cuda:0', grad_fn=&lt;DivBackward0&gt;)</text:p>
      <text:p text:style-name="Standard">Training sample 2 / 35 - Loss: 0.141581</text:p>
      <text:p text:style-name="Standard"><text:soft-page-break/>tensor(0.1910, device='cuda:0', grad_fn=&lt;DivBackward0&gt;)</text:p>
      <text:p text:style-name="Standard">Training sample 3 / 35 - Loss: 0.191009</text:p>
      <text:p text:style-name="Standard">tensor(0.1785, device='cuda:0', grad_fn=&lt;DivBackward0&gt;)</text:p>
      <text:p text:style-name="Standard">Training sample 4 / 35 - Loss: 0.178482</text:p>
      <text:p text:style-name="Standard">tensor(0.1093, device='cuda:0', grad_fn=&lt;DivBackward0&gt;)</text:p>
      <text:p text:style-name="Standard">Training sample 5 / 35 - Loss: 0.109305</text:p>
      <text:p text:style-name="Standard">tensor(0.2158, device='cuda:0', grad_fn=&lt;DivBackward0&gt;)</text:p>
      <text:p text:style-name="Standard">Training sample 6 / 35 - Loss: 0.215809</text:p>
      <text:p text:style-name="Standard">tensor(0.1556, device='cuda:0', grad_fn=&lt;DivBackward0&gt;)</text:p>
      <text:p text:style-name="Standard">Training sample 7 / 35 - Loss: 0.155647</text:p>
      <text:p text:style-name="Standard">tensor(0.1493, device='cuda:0', grad_fn=&lt;DivBackward0&gt;)</text:p>
      <text:p text:style-name="Standard">Training sample 8 / 35 - Loss: 0.149326</text:p>
      <text:p text:style-name="Standard">tensor(0.2410, device='cuda:0', grad_fn=&lt;DivBackward0&gt;)</text:p>
      <text:p text:style-name="Standard">Training sample 9 / 35 - Loss: 0.241012</text:p>
      <text:p text:style-name="Standard">tensor(0.1886, device='cuda:0', grad_fn=&lt;DivBackward0&gt;)</text:p>
      <text:p text:style-name="Standard">Training sample 10 / 35 - Loss: 0.188554</text:p>
      <text:p text:style-name="Standard">tensor(0.1394, device='cuda:0', grad_fn=&lt;DivBackward0&gt;)</text:p>
      <text:p text:style-name="Standard">Training sample 11 / 35 - Loss: 0.139381</text:p>
      <text:p text:style-name="Standard">tensor(0.1717, device='cuda:0', grad_fn=&lt;DivBackward0&gt;)</text:p>
      <text:p text:style-name="Standard">Training sample 12 / 35 - Loss: 0.171706</text:p>
      <text:p text:style-name="Standard">tensor(0.1484, device='cuda:0', grad_fn=&lt;DivBackward0&gt;)</text:p>
      <text:p text:style-name="Standard">Training sample 13 / 35 - Loss: 0.148408</text:p>
      <text:p text:style-name="Standard">tensor(0.1699, device='cuda:0', grad_fn=&lt;DivBackward0&gt;)</text:p>
      <text:p text:style-name="Standard">Training sample 14 / 35 - Loss: 0.169922</text:p>
      <text:p text:style-name="Standard">tensor(0.1529, device='cuda:0', grad_fn=&lt;DivBackward0&gt;)</text:p>
      <text:p text:style-name="Standard">Training sample 15 / 35 - Loss: 0.152904</text:p>
      <text:p text:style-name="Standard">tensor(0.1406, device='cuda:0', grad_fn=&lt;DivBackward0&gt;)</text:p>
      <text:p text:style-name="Standard">Training sample 16 / 35 - Loss: 0.140578</text:p>
      <text:p text:style-name="Standard">tensor(0.0862, device='cuda:0', grad_fn=&lt;DivBackward0&gt;)</text:p>
      <text:p text:style-name="Standard">Training sample 17 / 35 - Loss: 0.086184</text:p>
      <text:p text:style-name="Standard">tensor(0.1226, device='cuda:0', grad_fn=&lt;DivBackward0&gt;)</text:p>
      <text:p text:style-name="Standard">Training sample 18 / 35 - Loss: 0.122633</text:p>
      <text:p text:style-name="Standard">tensor(0.2554, device='cuda:0', grad_fn=&lt;DivBackward0&gt;)</text:p>
      <text:p text:style-name="Standard">Training sample 19 / 35 - Loss: 0.255447</text:p>
      <text:p text:style-name="Standard">tensor(0.1756, device='cuda:0', grad_fn=&lt;DivBackward0&gt;)</text:p>
      <text:p text:style-name="Standard">Training sample 20 / 35 - Loss: 0.175634</text:p>
      <text:p text:style-name="Standard">tensor(0.3468, device='cuda:0', grad_fn=&lt;DivBackward0&gt;)</text:p>
      <text:p text:style-name="Standard">Training sample 21 / 35 - Loss: 0.346845</text:p>
      <text:p text:style-name="Standard">tensor(0.3666, device='cuda:0', grad_fn=&lt;DivBackward0&gt;)</text:p>
      <text:p text:style-name="Standard">Training sample 22 / 35 - Loss: 0.366554</text:p>
      <text:p text:style-name="Standard">tensor(0.1738, device='cuda:0', grad_fn=&lt;DivBackward0&gt;)</text:p>
      <text:p text:style-name="Standard">Training sample 23 / 35 - Loss: 0.173759</text:p>
      <text:p text:style-name="Standard">tensor(0.1587, device='cuda:0', grad_fn=&lt;DivBackward0&gt;)</text:p>
      <text:p text:style-name="Standard">Training sample 24 / 35 - Loss: 0.158712</text:p>
      <text:p text:style-name="Standard">tensor(0.1519, device='cuda:0', grad_fn=&lt;DivBackward0&gt;)</text:p>
      <text:p text:style-name="Standard">Training sample 25 / 35 - Loss: 0.151949</text:p>
      <text:p text:style-name="Standard">tensor(0.4116, device='cuda:0', grad_fn=&lt;DivBackward0&gt;)</text:p>
      <text:p text:style-name="Standard">Training sample 26 / 35 - Loss: 0.411602</text:p>
      <text:p text:style-name="Standard">tensor(0.1964, device='cuda:0', grad_fn=&lt;DivBackward0&gt;)</text:p>
      <text:p text:style-name="Standard">Training sample 27 / 35 - Loss: 0.196367</text:p>
      <text:p text:style-name="Standard">tensor(0.2026, device='cuda:0', grad_fn=&lt;DivBackward0&gt;)</text:p>
      <text:p text:style-name="Standard">Training sample 28 / 35 - Loss: 0.202587</text:p>
      <text:p text:style-name="Standard"><text:soft-page-break/>tensor(0.1824, device='cuda:0', grad_fn=&lt;DivBackward0&gt;)</text:p>
      <text:p text:style-name="Standard">Training sample 29 / 35 - Loss: 0.182383</text:p>
      <text:p text:style-name="Standard">tensor(0.1252, device='cuda:0', grad_fn=&lt;DivBackward0&gt;)</text:p>
      <text:p text:style-name="Standard">Training sample 30 / 35 - Loss: 0.125157</text:p>
      <text:p text:style-name="Standard">tensor(0.1749, device='cuda:0', grad_fn=&lt;DivBackward0&gt;)</text:p>
      <text:p text:style-name="Standard">Training sample 31 / 35 - Loss: 0.174884</text:p>
      <text:p text:style-name="Standard">tensor(0.1771, device='cuda:0', grad_fn=&lt;DivBackward0&gt;)</text:p>
      <text:p text:style-name="Standard">Training sample 32 / 35 - Loss: 0.177083</text:p>
      <text:p text:style-name="Standard">tensor(0.0848, device='cuda:0', grad_fn=&lt;DivBackward0&gt;)</text:p>
      <text:p text:style-name="Standard">Training sample 33 / 35 - Loss: 0.084797</text:p>
      <text:p text:style-name="Standard">tensor(0.1618, device='cuda:0', grad_fn=&lt;DivBackward0&gt;)</text:p>
      <text:p text:style-name="Standard">Training sample 34 / 35 - Loss: 0.161778</text:p>
      <text:p text:style-name="Standard">tensor(0.2449, device='cuda:0', grad_fn=&lt;DivBackward0&gt;)</text:p>
      <text:p text:style-name="Standard">Training sample 35 / 35 - Loss: 0.244948</text:p>
      <text:p text:style-name="Standard">Checkpoint 29 saved !</text:p>
      <text:p text:style-name="Standard">Epoch 29 finished! - Loss: 0.189533</text:p>
      <text:p text:style-name="Standard">Epoch 30/40</text:p>
      <text:p text:style-name="Standard">Training...</text:p>
      <text:p text:style-name="Standard">tensor(0.1372, device='cuda:0', grad_fn=&lt;DivBackward0&gt;)</text:p>
      <text:p text:style-name="Standard">Training sample 1 / 35 - Loss: 0.137200</text:p>
      <text:p text:style-name="Standard">tensor(0.1545, device='cuda:0', grad_fn=&lt;DivBackward0&gt;)</text:p>
      <text:p text:style-name="Standard">Training sample 2 / 35 - Loss: 0.154540</text:p>
      <text:p text:style-name="Standard">tensor(0.1587, device='cuda:0', grad_fn=&lt;DivBackward0&gt;)</text:p>
      <text:p text:style-name="Standard">Training sample 3 / 35 - Loss: 0.158749</text:p>
      <text:p text:style-name="Standard">tensor(0.1509, device='cuda:0', grad_fn=&lt;DivBackward0&gt;)</text:p>
      <text:p text:style-name="Standard">Training sample 4 / 35 - Loss: 0.150940</text:p>
      <text:p text:style-name="Standard">tensor(0.1086, device='cuda:0', grad_fn=&lt;DivBackward0&gt;)</text:p>
      <text:p text:style-name="Standard">Training sample 5 / 35 - Loss: 0.108646</text:p>
      <text:p text:style-name="Standard">tensor(0.1859, device='cuda:0', grad_fn=&lt;DivBackward0&gt;)</text:p>
      <text:p text:style-name="Standard">Training sample 6 / 35 - Loss: 0.185869</text:p>
      <text:p text:style-name="Standard">tensor(0.1608, device='cuda:0', grad_fn=&lt;DivBackward0&gt;)</text:p>
      <text:p text:style-name="Standard">Training sample 7 / 35 - Loss: 0.160810</text:p>
      <text:p text:style-name="Standard">tensor(0.1375, device='cuda:0', grad_fn=&lt;DivBackward0&gt;)</text:p>
      <text:p text:style-name="Standard">Training sample 8 / 35 - Loss: 0.137512</text:p>
      <text:p text:style-name="Standard">tensor(0.2135, device='cuda:0', grad_fn=&lt;DivBackward0&gt;)</text:p>
      <text:p text:style-name="Standard">Training sample 9 / 35 - Loss: 0.213464</text:p>
      <text:p text:style-name="Standard">tensor(0.1922, device='cuda:0', grad_fn=&lt;DivBackward0&gt;)</text:p>
      <text:p text:style-name="Standard">Training sample 10 / 35 - Loss: 0.192200</text:p>
      <text:p text:style-name="Standard">tensor(0.1383, device='cuda:0', grad_fn=&lt;DivBackward0&gt;)</text:p>
      <text:p text:style-name="Standard">Training sample 11 / 35 - Loss: 0.138318</text:p>
      <text:p text:style-name="Standard">tensor(0.1896, device='cuda:0', grad_fn=&lt;DivBackward0&gt;)</text:p>
      <text:p text:style-name="Standard">Training sample 12 / 35 - Loss: 0.189576</text:p>
      <text:p text:style-name="Standard">tensor(0.1492, device='cuda:0', grad_fn=&lt;DivBackward0&gt;)</text:p>
      <text:p text:style-name="Standard">Training sample 13 / 35 - Loss: 0.149225</text:p>
      <text:p text:style-name="Standard">tensor(0.1611, device='cuda:0', grad_fn=&lt;DivBackward0&gt;)</text:p>
      <text:p text:style-name="Standard">Training sample 14 / 35 - Loss: 0.161082</text:p>
      <text:p text:style-name="Standard">tensor(0.1270, device='cuda:0', grad_fn=&lt;DivBackward0&gt;)</text:p>
      <text:p text:style-name="Standard">Training sample 15 / 35 - Loss: 0.126953</text:p>
      <text:p text:style-name="Standard">tensor(0.1583, device='cuda:0', grad_fn=&lt;DivBackward0&gt;)</text:p>
      <text:p text:style-name="Standard">Training sample 16 / 35 - Loss: 0.158255</text:p>
      <text:p text:style-name="Standard">tensor(0.0961, device='cuda:0', grad_fn=&lt;DivBackward0&gt;)</text:p>
      <text:p text:style-name="Standard">Training sample 17 / 35 - Loss: 0.096130</text:p>
      <text:p text:style-name="Standard"><text:soft-page-break/>tensor(0.1555, device='cuda:0', grad_fn=&lt;DivBackward0&gt;)</text:p>
      <text:p text:style-name="Standard">Training sample 18 / 35 - Loss: 0.155507</text:p>
      <text:p text:style-name="Standard">tensor(0.2301, device='cuda:0', grad_fn=&lt;DivBackward0&gt;)</text:p>
      <text:p text:style-name="Standard">Training sample 19 / 35 - Loss: 0.230135</text:p>
      <text:p text:style-name="Standard">tensor(0.1939, device='cuda:0', grad_fn=&lt;DivBackward0&gt;)</text:p>
      <text:p text:style-name="Standard">Training sample 20 / 35 - Loss: 0.193910</text:p>
      <text:p text:style-name="Standard">tensor(0.3300, device='cuda:0', grad_fn=&lt;DivBackward0&gt;)</text:p>
      <text:p text:style-name="Standard">Training sample 21 / 35 - Loss: 0.330025</text:p>
      <text:p text:style-name="Standard">tensor(0.3010, device='cuda:0', grad_fn=&lt;DivBackward0&gt;)</text:p>
      <text:p text:style-name="Standard">Training sample 22 / 35 - Loss: 0.301021</text:p>
      <text:p text:style-name="Standard">tensor(0.1381, device='cuda:0', grad_fn=&lt;DivBackward0&gt;)</text:p>
      <text:p text:style-name="Standard">Training sample 23 / 35 - Loss: 0.138116</text:p>
      <text:p text:style-name="Standard">tensor(0.1526, device='cuda:0', grad_fn=&lt;DivBackward0&gt;)</text:p>
      <text:p text:style-name="Standard">Training sample 24 / 35 - Loss: 0.152622</text:p>
      <text:p text:style-name="Standard">tensor(0.1311, device='cuda:0', grad_fn=&lt;DivBackward0&gt;)</text:p>
      <text:p text:style-name="Standard">Training sample 25 / 35 - Loss: 0.131103</text:p>
      <text:p text:style-name="Standard">tensor(0.3849, device='cuda:0', grad_fn=&lt;DivBackward0&gt;)</text:p>
      <text:p text:style-name="Standard">Training sample 26 / 35 - Loss: 0.384950</text:p>
      <text:p text:style-name="Standard">tensor(0.1768, device='cuda:0', grad_fn=&lt;DivBackward0&gt;)</text:p>
      <text:p text:style-name="Standard">Training sample 27 / 35 - Loss: 0.176770</text:p>
      <text:p text:style-name="Standard">tensor(0.1611, device='cuda:0', grad_fn=&lt;DivBackward0&gt;)</text:p>
      <text:p text:style-name="Standard">Training sample 28 / 35 - Loss: 0.161099</text:p>
      <text:p text:style-name="Standard">tensor(0.1729, device='cuda:0', grad_fn=&lt;DivBackward0&gt;)</text:p>
      <text:p text:style-name="Standard">Training sample 29 / 35 - Loss: 0.172873</text:p>
      <text:p text:style-name="Standard">tensor(0.1256, device='cuda:0', grad_fn=&lt;DivBackward0&gt;)</text:p>
      <text:p text:style-name="Standard">Training sample 30 / 35 - Loss: 0.125571</text:p>
      <text:p text:style-name="Standard">tensor(0.1705, device='cuda:0', grad_fn=&lt;DivBackward0&gt;)</text:p>
      <text:p text:style-name="Standard">Training sample 31 / 35 - Loss: 0.170537</text:p>
      <text:p text:style-name="Standard">tensor(0.1420, device='cuda:0', grad_fn=&lt;DivBackward0&gt;)</text:p>
      <text:p text:style-name="Standard">Training sample 32 / 35 - Loss: 0.141974</text:p>
      <text:p text:style-name="Standard">tensor(0.0789, device='cuda:0', grad_fn=&lt;DivBackward0&gt;)</text:p>
      <text:p text:style-name="Standard">Training sample 33 / 35 - Loss: 0.078880</text:p>
      <text:p text:style-name="Standard">tensor(0.1524, device='cuda:0', grad_fn=&lt;DivBackward0&gt;)</text:p>
      <text:p text:style-name="Standard">Training sample 34 / 35 - Loss: 0.152368</text:p>
      <text:p text:style-name="Standard">tensor(0.2190, device='cuda:0', grad_fn=&lt;DivBackward0&gt;)</text:p>
      <text:p text:style-name="Standard">Training sample 35 / 35 - Loss: 0.218985</text:p>
      <text:p text:style-name="Standard">Checkpoint 30 saved !</text:p>
      <text:p text:style-name="Standard">Epoch 30 finished! - Loss: 0.177527</text:p>
      <text:p text:style-name="Standard">Epoch 31/40</text:p>
      <text:p text:style-name="Standard">Training...</text:p>
      <text:p text:style-name="Standard">tensor(0.1391, device='cuda:0', grad_fn=&lt;DivBackward0&gt;)</text:p>
      <text:p text:style-name="Standard">Training sample 1 / 35 - Loss: 0.139062</text:p>
      <text:p text:style-name="Standard">tensor(0.1549, device='cuda:0', grad_fn=&lt;DivBackward0&gt;)</text:p>
      <text:p text:style-name="Standard">Training sample 2 / 35 - Loss: 0.154854</text:p>
      <text:p text:style-name="Standard">tensor(0.1799, device='cuda:0', grad_fn=&lt;DivBackward0&gt;)</text:p>
      <text:p text:style-name="Standard">Training sample 3 / 35 - Loss: 0.179858</text:p>
      <text:p text:style-name="Standard">tensor(0.1495, device='cuda:0', grad_fn=&lt;DivBackward0&gt;)</text:p>
      <text:p text:style-name="Standard">Training sample 4 / 35 - Loss: 0.149522</text:p>
      <text:p text:style-name="Standard">tensor(0.1290, device='cuda:0', grad_fn=&lt;DivBackward0&gt;)</text:p>
      <text:p text:style-name="Standard">Training sample 5 / 35 - Loss: 0.128959</text:p>
      <text:p text:style-name="Standard">tensor(0.1740, device='cuda:0', grad_fn=&lt;DivBackward0&gt;)</text:p>
      <text:p text:style-name="Standard">Training sample 6 / 35 - Loss: 0.173986</text:p>
      <text:p text:style-name="Standard"><text:soft-page-break/>tensor(0.1576, device='cuda:0', grad_fn=&lt;DivBackward0&gt;)</text:p>
      <text:p text:style-name="Standard">Training sample 7 / 35 - Loss: 0.157622</text:p>
      <text:p text:style-name="Standard">tensor(0.1729, device='cuda:0', grad_fn=&lt;DivBackward0&gt;)</text:p>
      <text:p text:style-name="Standard">Training sample 8 / 35 - Loss: 0.172897</text:p>
      <text:p text:style-name="Standard">tensor(0.2208, device='cuda:0', grad_fn=&lt;DivBackward0&gt;)</text:p>
      <text:p text:style-name="Standard">Training sample 9 / 35 - Loss: 0.220752</text:p>
      <text:p text:style-name="Standard">tensor(0.1831, device='cuda:0', grad_fn=&lt;DivBackward0&gt;)</text:p>
      <text:p text:style-name="Standard">Training sample 10 / 35 - Loss: 0.183060</text:p>
      <text:p text:style-name="Standard">tensor(0.1278, device='cuda:0', grad_fn=&lt;DivBackward0&gt;)</text:p>
      <text:p text:style-name="Standard">Training sample 11 / 35 - Loss: 0.127764</text:p>
      <text:p text:style-name="Standard">tensor(0.1588, device='cuda:0', grad_fn=&lt;DivBackward0&gt;)</text:p>
      <text:p text:style-name="Standard">Training sample 12 / 35 - Loss: 0.158811</text:p>
      <text:p text:style-name="Standard">tensor(0.1516, device='cuda:0', grad_fn=&lt;DivBackward0&gt;)</text:p>
      <text:p text:style-name="Standard">Training sample 13 / 35 - Loss: 0.151588</text:p>
      <text:p text:style-name="Standard">tensor(0.1457, device='cuda:0', grad_fn=&lt;DivBackward0&gt;)</text:p>
      <text:p text:style-name="Standard">Training sample 14 / 35 - Loss: 0.145676</text:p>
      <text:p text:style-name="Standard">tensor(0.1307, device='cuda:0', grad_fn=&lt;DivBackward0&gt;)</text:p>
      <text:p text:style-name="Standard">Training sample 15 / 35 - Loss: 0.130709</text:p>
      <text:p text:style-name="Standard">tensor(0.1425, device='cuda:0', grad_fn=&lt;DivBackward0&gt;)</text:p>
      <text:p text:style-name="Standard">Training sample 16 / 35 - Loss: 0.142454</text:p>
      <text:p text:style-name="Standard">tensor(0.0730, device='cuda:0', grad_fn=&lt;DivBackward0&gt;)</text:p>
      <text:p text:style-name="Standard">Training sample 17 / 35 - Loss: 0.073016</text:p>
      <text:p text:style-name="Standard">tensor(0.1283, device='cuda:0', grad_fn=&lt;DivBackward0&gt;)</text:p>
      <text:p text:style-name="Standard">Training sample 18 / 35 - Loss: 0.128252</text:p>
      <text:p text:style-name="Standard">tensor(0.2223, device='cuda:0', grad_fn=&lt;DivBackward0&gt;)</text:p>
      <text:p text:style-name="Standard">Training sample 19 / 35 - Loss: 0.222323</text:p>
      <text:p text:style-name="Standard">tensor(0.1590, device='cuda:0', grad_fn=&lt;DivBackward0&gt;)</text:p>
      <text:p text:style-name="Standard">Training sample 20 / 35 - Loss: 0.159013</text:p>
      <text:p text:style-name="Standard">tensor(0.3248, device='cuda:0', grad_fn=&lt;DivBackward0&gt;)</text:p>
      <text:p text:style-name="Standard">Training sample 21 / 35 - Loss: 0.324848</text:p>
      <text:p text:style-name="Standard">tensor(0.3006, device='cuda:0', grad_fn=&lt;DivBackward0&gt;)</text:p>
      <text:p text:style-name="Standard">Training sample 22 / 35 - Loss: 0.300565</text:p>
      <text:p text:style-name="Standard">tensor(0.1470, device='cuda:0', grad_fn=&lt;DivBackward0&gt;)</text:p>
      <text:p text:style-name="Standard">Training sample 23 / 35 - Loss: 0.146969</text:p>
      <text:p text:style-name="Standard">tensor(0.1544, device='cuda:0', grad_fn=&lt;DivBackward0&gt;)</text:p>
      <text:p text:style-name="Standard">Training sample 24 / 35 - Loss: 0.154381</text:p>
      <text:p text:style-name="Standard">tensor(0.1293, device='cuda:0', grad_fn=&lt;DivBackward0&gt;)</text:p>
      <text:p text:style-name="Standard">Training sample 25 / 35 - Loss: 0.129328</text:p>
      <text:p text:style-name="Standard">tensor(0.3806, device='cuda:0', grad_fn=&lt;DivBackward0&gt;)</text:p>
      <text:p text:style-name="Standard">Training sample 26 / 35 - Loss: 0.380567</text:p>
      <text:p text:style-name="Standard">tensor(0.1889, device='cuda:0', grad_fn=&lt;DivBackward0&gt;)</text:p>
      <text:p text:style-name="Standard">Training sample 27 / 35 - Loss: 0.188921</text:p>
      <text:p text:style-name="Standard">tensor(0.1477, device='cuda:0', grad_fn=&lt;DivBackward0&gt;)</text:p>
      <text:p text:style-name="Standard">Training sample 28 / 35 - Loss: 0.147741</text:p>
      <text:p text:style-name="Standard">tensor(0.1829, device='cuda:0', grad_fn=&lt;DivBackward0&gt;)</text:p>
      <text:p text:style-name="Standard">Training sample 29 / 35 - Loss: 0.182931</text:p>
      <text:p text:style-name="Standard">tensor(0.1256, device='cuda:0', grad_fn=&lt;DivBackward0&gt;)</text:p>
      <text:p text:style-name="Standard">Training sample 30 / 35 - Loss: 0.125630</text:p>
      <text:p text:style-name="Standard">tensor(0.1581, device='cuda:0', grad_fn=&lt;DivBackward0&gt;)</text:p>
      <text:p text:style-name="Standard">Training sample 31 / 35 - Loss: 0.158145</text:p>
      <text:p text:style-name="Standard">tensor(0.1314, device='cuda:0', grad_fn=&lt;DivBackward0&gt;)</text:p>
      <text:p text:style-name="Standard">Training sample 32 / 35 - Loss: 0.131444</text:p>
      <text:p text:style-name="Standard"><text:soft-page-break/>tensor(0.0814, device='cuda:0', grad_fn=&lt;DivBackward0&gt;)</text:p>
      <text:p text:style-name="Standard">Training sample 33 / 35 - Loss: 0.081358</text:p>
      <text:p text:style-name="Standard">tensor(0.1284, device='cuda:0', grad_fn=&lt;DivBackward0&gt;)</text:p>
      <text:p text:style-name="Standard">Training sample 34 / 35 - Loss: 0.128435</text:p>
      <text:p text:style-name="Standard">tensor(0.2244, device='cuda:0', grad_fn=&lt;DivBackward0&gt;)</text:p>
      <text:p text:style-name="Standard">Training sample 35 / 35 - Loss: 0.224389</text:p>
      <text:p text:style-name="Standard">Checkpoint 31 saved !</text:p>
      <text:p text:style-name="Standard">Epoch 31 finished! - Loss: 0.173701</text:p>
      <text:p text:style-name="Standard">Epoch 32/40</text:p>
      <text:p text:style-name="Standard">Training...</text:p>
      <text:p text:style-name="Standard">tensor(0.1350, device='cuda:0', grad_fn=&lt;DivBackward0&gt;)</text:p>
      <text:p text:style-name="Standard">Training sample 1 / 35 - Loss: 0.134982</text:p>
      <text:p text:style-name="Standard">tensor(0.1548, device='cuda:0', grad_fn=&lt;DivBackward0&gt;)</text:p>
      <text:p text:style-name="Standard">Training sample 2 / 35 - Loss: 0.154830</text:p>
      <text:p text:style-name="Standard">tensor(0.1745, device='cuda:0', grad_fn=&lt;DivBackward0&gt;)</text:p>
      <text:p text:style-name="Standard">Training sample 3 / 35 - Loss: 0.174503</text:p>
      <text:p text:style-name="Standard">tensor(0.1601, device='cuda:0', grad_fn=&lt;DivBackward0&gt;)</text:p>
      <text:p text:style-name="Standard">Training sample 4 / 35 - Loss: 0.160135</text:p>
      <text:p text:style-name="Standard">tensor(0.0945, device='cuda:0', grad_fn=&lt;DivBackward0&gt;)</text:p>
      <text:p text:style-name="Standard">Training sample 5 / 35 - Loss: 0.094463</text:p>
      <text:p text:style-name="Standard">tensor(0.2057, device='cuda:0', grad_fn=&lt;DivBackward0&gt;)</text:p>
      <text:p text:style-name="Standard">Training sample 6 / 35 - Loss: 0.205656</text:p>
      <text:p text:style-name="Standard">tensor(0.1569, device='cuda:0', grad_fn=&lt;DivBackward0&gt;)</text:p>
      <text:p text:style-name="Standard">Training sample 7 / 35 - Loss: 0.156852</text:p>
      <text:p text:style-name="Standard">tensor(0.1271, device='cuda:0', grad_fn=&lt;DivBackward0&gt;)</text:p>
      <text:p text:style-name="Standard">Training sample 8 / 35 - Loss: 0.127065</text:p>
      <text:p text:style-name="Standard">tensor(0.1952, device='cuda:0', grad_fn=&lt;DivBackward0&gt;)</text:p>
      <text:p text:style-name="Standard">Training sample 9 / 35 - Loss: 0.195218</text:p>
      <text:p text:style-name="Standard">tensor(0.1659, device='cuda:0', grad_fn=&lt;DivBackward0&gt;)</text:p>
      <text:p text:style-name="Standard">Training sample 10 / 35 - Loss: 0.165948</text:p>
      <text:p text:style-name="Standard">tensor(0.1221, device='cuda:0', grad_fn=&lt;DivBackward0&gt;)</text:p>
      <text:p text:style-name="Standard">Training sample 11 / 35 - Loss: 0.122053</text:p>
      <text:p text:style-name="Standard">tensor(0.1464, device='cuda:0', grad_fn=&lt;DivBackward0&gt;)</text:p>
      <text:p text:style-name="Standard">Training sample 12 / 35 - Loss: 0.146404</text:p>
      <text:p text:style-name="Standard">tensor(0.1548, device='cuda:0', grad_fn=&lt;DivBackward0&gt;)</text:p>
      <text:p text:style-name="Standard">Training sample 13 / 35 - Loss: 0.154814</text:p>
      <text:p text:style-name="Standard">tensor(0.1446, device='cuda:0', grad_fn=&lt;DivBackward0&gt;)</text:p>
      <text:p text:style-name="Standard">Training sample 14 / 35 - Loss: 0.144602</text:p>
      <text:p text:style-name="Standard">tensor(0.1294, device='cuda:0', grad_fn=&lt;DivBackward0&gt;)</text:p>
      <text:p text:style-name="Standard">Training sample 15 / 35 - Loss: 0.129361</text:p>
      <text:p text:style-name="Standard">tensor(0.1219, device='cuda:0', grad_fn=&lt;DivBackward0&gt;)</text:p>
      <text:p text:style-name="Standard">Training sample 16 / 35 - Loss: 0.121949</text:p>
      <text:p text:style-name="Standard">tensor(0.0903, device='cuda:0', grad_fn=&lt;DivBackward0&gt;)</text:p>
      <text:p text:style-name="Standard">Training sample 17 / 35 - Loss: 0.090295</text:p>
      <text:p text:style-name="Standard">tensor(0.1142, device='cuda:0', grad_fn=&lt;DivBackward0&gt;)</text:p>
      <text:p text:style-name="Standard">Training sample 18 / 35 - Loss: 0.114166</text:p>
      <text:p text:style-name="Standard">tensor(0.2145, device='cuda:0', grad_fn=&lt;DivBackward0&gt;)</text:p>
      <text:p text:style-name="Standard">Training sample 19 / 35 - Loss: 0.214521</text:p>
      <text:p text:style-name="Standard">tensor(0.1714, device='cuda:0', grad_fn=&lt;DivBackward0&gt;)</text:p>
      <text:p text:style-name="Standard">Training sample 20 / 35 - Loss: 0.171378</text:p>
      <text:p text:style-name="Standard">tensor(0.3396, device='cuda:0', grad_fn=&lt;DivBackward0&gt;)</text:p>
      <text:p text:style-name="Standard">Training sample 21 / 35 - Loss: 0.339610</text:p>
      <text:p text:style-name="Standard"><text:soft-page-break/>tensor(0.3569, device='cuda:0', grad_fn=&lt;DivBackward0&gt;)</text:p>
      <text:p text:style-name="Standard">Training sample 22 / 35 - Loss: 0.356934</text:p>
      <text:p text:style-name="Standard">tensor(0.1520, device='cuda:0', grad_fn=&lt;DivBackward0&gt;)</text:p>
      <text:p text:style-name="Standard">Training sample 23 / 35 - Loss: 0.151973</text:p>
      <text:p text:style-name="Standard">tensor(0.1575, device='cuda:0', grad_fn=&lt;DivBackward0&gt;)</text:p>
      <text:p text:style-name="Standard">Training sample 24 / 35 - Loss: 0.157550</text:p>
      <text:p text:style-name="Standard">tensor(0.1335, device='cuda:0', grad_fn=&lt;DivBackward0&gt;)</text:p>
      <text:p text:style-name="Standard">Training sample 25 / 35 - Loss: 0.133539</text:p>
      <text:p text:style-name="Standard">tensor(0.3512, device='cuda:0', grad_fn=&lt;DivBackward0&gt;)</text:p>
      <text:p text:style-name="Standard">Training sample 26 / 35 - Loss: 0.351197</text:p>
      <text:p text:style-name="Standard">tensor(0.1851, device='cuda:0', grad_fn=&lt;DivBackward0&gt;)</text:p>
      <text:p text:style-name="Standard">Training sample 27 / 35 - Loss: 0.185059</text:p>
      <text:p text:style-name="Standard">tensor(0.1820, device='cuda:0', grad_fn=&lt;DivBackward0&gt;)</text:p>
      <text:p text:style-name="Standard">Training sample 28 / 35 - Loss: 0.182032</text:p>
      <text:p text:style-name="Standard">tensor(0.1714, device='cuda:0', grad_fn=&lt;DivBackward0&gt;)</text:p>
      <text:p text:style-name="Standard">Training sample 29 / 35 - Loss: 0.171443</text:p>
      <text:p text:style-name="Standard">tensor(0.1268, device='cuda:0', grad_fn=&lt;DivBackward0&gt;)</text:p>
      <text:p text:style-name="Standard">Training sample 30 / 35 - Loss: 0.126812</text:p>
      <text:p text:style-name="Standard">tensor(0.1443, device='cuda:0', grad_fn=&lt;DivBackward0&gt;)</text:p>
      <text:p text:style-name="Standard">Training sample 31 / 35 - Loss: 0.144349</text:p>
      <text:p text:style-name="Standard">tensor(0.1569, device='cuda:0', grad_fn=&lt;DivBackward0&gt;)</text:p>
      <text:p text:style-name="Standard">Training sample 32 / 35 - Loss: 0.156947</text:p>
      <text:p text:style-name="Standard">tensor(0.0723, device='cuda:0', grad_fn=&lt;DivBackward0&gt;)</text:p>
      <text:p text:style-name="Standard">Training sample 33 / 35 - Loss: 0.072282</text:p>
      <text:p text:style-name="Standard">tensor(0.1550, device='cuda:0', grad_fn=&lt;DivBackward0&gt;)</text:p>
      <text:p text:style-name="Standard">Training sample 34 / 35 - Loss: 0.154974</text:p>
      <text:p text:style-name="Standard">tensor(0.2189, device='cuda:0', grad_fn=&lt;DivBackward0&gt;)</text:p>
      <text:p text:style-name="Standard">Training sample 35 / 35 - Loss: 0.218927</text:p>
      <text:p text:style-name="Standard">Checkpoint 32 saved !</text:p>
      <text:p text:style-name="Standard">Epoch 32 finished! - Loss: 0.173024</text:p>
      <text:p text:style-name="Standard">Epoch 33/40</text:p>
      <text:p text:style-name="Standard">Training...</text:p>
      <text:p text:style-name="Standard">tensor(0.1196, device='cuda:0', grad_fn=&lt;DivBackward0&gt;)</text:p>
      <text:p text:style-name="Standard">Training sample 1 / 35 - Loss: 0.119616</text:p>
      <text:p text:style-name="Standard">tensor(0.1243, device='cuda:0', grad_fn=&lt;DivBackward0&gt;)</text:p>
      <text:p text:style-name="Standard">Training sample 2 / 35 - Loss: 0.124342</text:p>
      <text:p text:style-name="Standard">tensor(0.1356, device='cuda:0', grad_fn=&lt;DivBackward0&gt;)</text:p>
      <text:p text:style-name="Standard">Training sample 3 / 35 - Loss: 0.135611</text:p>
      <text:p text:style-name="Standard">tensor(0.1371, device='cuda:0', grad_fn=&lt;DivBackward0&gt;)</text:p>
      <text:p text:style-name="Standard">Training sample 4 / 35 - Loss: 0.137082</text:p>
      <text:p text:style-name="Standard">tensor(0.0766, device='cuda:0', grad_fn=&lt;DivBackward0&gt;)</text:p>
      <text:p text:style-name="Standard">Training sample 5 / 35 - Loss: 0.076611</text:p>
      <text:p text:style-name="Standard">tensor(0.1338, device='cuda:0', grad_fn=&lt;DivBackward0&gt;)</text:p>
      <text:p text:style-name="Standard">Training sample 6 / 35 - Loss: 0.133772</text:p>
      <text:p text:style-name="Standard">tensor(0.1457, device='cuda:0', grad_fn=&lt;DivBackward0&gt;)</text:p>
      <text:p text:style-name="Standard">Training sample 7 / 35 - Loss: 0.145671</text:p>
      <text:p text:style-name="Standard">tensor(0.1130, device='cuda:0', grad_fn=&lt;DivBackward0&gt;)</text:p>
      <text:p text:style-name="Standard">Training sample 8 / 35 - Loss: 0.113040</text:p>
      <text:p text:style-name="Standard">tensor(0.2082, device='cuda:0', grad_fn=&lt;DivBackward0&gt;)</text:p>
      <text:p text:style-name="Standard">Training sample 9 / 35 - Loss: 0.208165</text:p>
      <text:p text:style-name="Standard">tensor(0.1888, device='cuda:0', grad_fn=&lt;DivBackward0&gt;)</text:p>
      <text:p text:style-name="Standard">Training sample 10 / 35 - Loss: 0.188836</text:p>
      <text:p text:style-name="Standard"><text:soft-page-break/>tensor(0.1186, device='cuda:0', grad_fn=&lt;DivBackward0&gt;)</text:p>
      <text:p text:style-name="Standard">Training sample 11 / 35 - Loss: 0.118627</text:p>
      <text:p text:style-name="Standard">tensor(0.1675, device='cuda:0', grad_fn=&lt;DivBackward0&gt;)</text:p>
      <text:p text:style-name="Standard">Training sample 12 / 35 - Loss: 0.167535</text:p>
      <text:p text:style-name="Standard">tensor(0.1357, device='cuda:0', grad_fn=&lt;DivBackward0&gt;)</text:p>
      <text:p text:style-name="Standard">Training sample 13 / 35 - Loss: 0.135670</text:p>
      <text:p text:style-name="Standard">tensor(0.1181, device='cuda:0', grad_fn=&lt;DivBackward0&gt;)</text:p>
      <text:p text:style-name="Standard">Training sample 14 / 35 - Loss: 0.118082</text:p>
      <text:p text:style-name="Standard">tensor(0.1106, device='cuda:0', grad_fn=&lt;DivBackward0&gt;)</text:p>
      <text:p text:style-name="Standard">Training sample 15 / 35 - Loss: 0.110576</text:p>
      <text:p text:style-name="Standard">tensor(0.1440, device='cuda:0', grad_fn=&lt;DivBackward0&gt;)</text:p>
      <text:p text:style-name="Standard">Training sample 16 / 35 - Loss: 0.143967</text:p>
      <text:p text:style-name="Standard">tensor(0.0720, device='cuda:0', grad_fn=&lt;DivBackward0&gt;)</text:p>
      <text:p text:style-name="Standard">Training sample 17 / 35 - Loss: 0.071984</text:p>
      <text:p text:style-name="Standard">tensor(0.1364, device='cuda:0', grad_fn=&lt;DivBackward0&gt;)</text:p>
      <text:p text:style-name="Standard">Training sample 18 / 35 - Loss: 0.136355</text:p>
      <text:p text:style-name="Standard">tensor(0.1929, device='cuda:0', grad_fn=&lt;DivBackward0&gt;)</text:p>
      <text:p text:style-name="Standard">Training sample 19 / 35 - Loss: 0.192929</text:p>
      <text:p text:style-name="Standard">tensor(0.1610, device='cuda:0', grad_fn=&lt;DivBackward0&gt;)</text:p>
      <text:p text:style-name="Standard">Training sample 20 / 35 - Loss: 0.160994</text:p>
      <text:p text:style-name="Standard">tensor(0.3469, device='cuda:0', grad_fn=&lt;DivBackward0&gt;)</text:p>
      <text:p text:style-name="Standard">Training sample 21 / 35 - Loss: 0.346907</text:p>
      <text:p text:style-name="Standard">tensor(0.2530, device='cuda:0', grad_fn=&lt;DivBackward0&gt;)</text:p>
      <text:p text:style-name="Standard">Training sample 22 / 35 - Loss: 0.253034</text:p>
      <text:p text:style-name="Standard">tensor(0.1269, device='cuda:0', grad_fn=&lt;DivBackward0&gt;)</text:p>
      <text:p text:style-name="Standard">Training sample 23 / 35 - Loss: 0.126906</text:p>
      <text:p text:style-name="Standard">tensor(0.1389, device='cuda:0', grad_fn=&lt;DivBackward0&gt;)</text:p>
      <text:p text:style-name="Standard">Training sample 24 / 35 - Loss: 0.138911</text:p>
      <text:p text:style-name="Standard">tensor(0.1221, device='cuda:0', grad_fn=&lt;DivBackward0&gt;)</text:p>
      <text:p text:style-name="Standard">Training sample 25 / 35 - Loss: 0.122111</text:p>
      <text:p text:style-name="Standard">tensor(0.3072, device='cuda:0', grad_fn=&lt;DivBackward0&gt;)</text:p>
      <text:p text:style-name="Standard">Training sample 26 / 35 - Loss: 0.307158</text:p>
      <text:p text:style-name="Standard">tensor(0.1726, device='cuda:0', grad_fn=&lt;DivBackward0&gt;)</text:p>
      <text:p text:style-name="Standard">Training sample 27 / 35 - Loss: 0.172642</text:p>
      <text:p text:style-name="Standard">tensor(0.1465, device='cuda:0', grad_fn=&lt;DivBackward0&gt;)</text:p>
      <text:p text:style-name="Standard">Training sample 28 / 35 - Loss: 0.146492</text:p>
      <text:p text:style-name="Standard">tensor(0.1585, device='cuda:0', grad_fn=&lt;DivBackward0&gt;)</text:p>
      <text:p text:style-name="Standard">Training sample 29 / 35 - Loss: 0.158527</text:p>
      <text:p text:style-name="Standard">tensor(0.1153, device='cuda:0', grad_fn=&lt;DivBackward0&gt;)</text:p>
      <text:p text:style-name="Standard">Training sample 30 / 35 - Loss: 0.115342</text:p>
      <text:p text:style-name="Standard">tensor(0.1456, device='cuda:0', grad_fn=&lt;DivBackward0&gt;)</text:p>
      <text:p text:style-name="Standard">Training sample 31 / 35 - Loss: 0.145559</text:p>
      <text:p text:style-name="Standard">tensor(0.1396, device='cuda:0', grad_fn=&lt;DivBackward0&gt;)</text:p>
      <text:p text:style-name="Standard">Training sample 32 / 35 - Loss: 0.139592</text:p>
      <text:p text:style-name="Standard">tensor(0.0644, device='cuda:0', grad_fn=&lt;DivBackward0&gt;)</text:p>
      <text:p text:style-name="Standard">Training sample 33 / 35 - Loss: 0.064385</text:p>
      <text:p text:style-name="Standard">tensor(0.1320, device='cuda:0', grad_fn=&lt;DivBackward0&gt;)</text:p>
      <text:p text:style-name="Standard">Training sample 34 / 35 - Loss: 0.132024</text:p>
      <text:p text:style-name="Standard">tensor(0.1914, device='cuda:0', grad_fn=&lt;DivBackward0&gt;)</text:p>
      <text:p text:style-name="Standard">Training sample 35 / 35 - Loss: 0.191370</text:p>
      <text:p text:style-name="Standard">Checkpoint 33 saved !</text:p>
      <text:p text:style-name="Standard">Epoch 33 finished! - Loss: 0.155895</text:p>
      <text:p text:style-name="Standard"><text:soft-page-break/>Epoch 34/40</text:p>
      <text:p text:style-name="Standard">Training...</text:p>
      <text:p text:style-name="Standard">tensor(0.1215, device='cuda:0', grad_fn=&lt;DivBackward0&gt;)</text:p>
      <text:p text:style-name="Standard">Training sample 1 / 35 - Loss: 0.121496</text:p>
      <text:p text:style-name="Standard">tensor(0.1392, device='cuda:0', grad_fn=&lt;DivBackward0&gt;)</text:p>
      <text:p text:style-name="Standard">Training sample 2 / 35 - Loss: 0.139208</text:p>
      <text:p text:style-name="Standard">tensor(0.1517, device='cuda:0', grad_fn=&lt;DivBackward0&gt;)</text:p>
      <text:p text:style-name="Standard">Training sample 3 / 35 - Loss: 0.151713</text:p>
      <text:p text:style-name="Standard">tensor(0.1307, device='cuda:0', grad_fn=&lt;DivBackward0&gt;)</text:p>
      <text:p text:style-name="Standard">Training sample 4 / 35 - Loss: 0.130660</text:p>
      <text:p text:style-name="Standard">tensor(0.1076, device='cuda:0', grad_fn=&lt;DivBackward0&gt;)</text:p>
      <text:p text:style-name="Standard">Training sample 5 / 35 - Loss: 0.107646</text:p>
      <text:p text:style-name="Standard">tensor(0.1461, device='cuda:0', grad_fn=&lt;DivBackward0&gt;)</text:p>
      <text:p text:style-name="Standard">Training sample 6 / 35 - Loss: 0.146134</text:p>
      <text:p text:style-name="Standard">tensor(0.1266, device='cuda:0', grad_fn=&lt;DivBackward0&gt;)</text:p>
      <text:p text:style-name="Standard">Training sample 7 / 35 - Loss: 0.126624</text:p>
      <text:p text:style-name="Standard">tensor(0.1219, device='cuda:0', grad_fn=&lt;DivBackward0&gt;)</text:p>
      <text:p text:style-name="Standard">Training sample 8 / 35 - Loss: 0.121895</text:p>
      <text:p text:style-name="Standard">tensor(0.1991, device='cuda:0', grad_fn=&lt;DivBackward0&gt;)</text:p>
      <text:p text:style-name="Standard">Training sample 9 / 35 - Loss: 0.199144</text:p>
      <text:p text:style-name="Standard">tensor(0.1649, device='cuda:0', grad_fn=&lt;DivBackward0&gt;)</text:p>
      <text:p text:style-name="Standard">Training sample 10 / 35 - Loss: 0.164906</text:p>
      <text:p text:style-name="Standard">tensor(0.1160, device='cuda:0', grad_fn=&lt;DivBackward0&gt;)</text:p>
      <text:p text:style-name="Standard">Training sample 11 / 35 - Loss: 0.115955</text:p>
      <text:p text:style-name="Standard">tensor(0.1525, device='cuda:0', grad_fn=&lt;DivBackward0&gt;)</text:p>
      <text:p text:style-name="Standard">Training sample 12 / 35 - Loss: 0.152493</text:p>
      <text:p text:style-name="Standard">tensor(0.1503, device='cuda:0', grad_fn=&lt;DivBackward0&gt;)</text:p>
      <text:p text:style-name="Standard">Training sample 13 / 35 - Loss: 0.150265</text:p>
      <text:p text:style-name="Standard">tensor(0.1264, device='cuda:0', grad_fn=&lt;DivBackward0&gt;)</text:p>
      <text:p text:style-name="Standard">Training sample 14 / 35 - Loss: 0.126402</text:p>
      <text:p text:style-name="Standard">tensor(0.1208, device='cuda:0', grad_fn=&lt;DivBackward0&gt;)</text:p>
      <text:p text:style-name="Standard">Training sample 15 / 35 - Loss: 0.120848</text:p>
      <text:p text:style-name="Standard">tensor(0.1094, device='cuda:0', grad_fn=&lt;DivBackward0&gt;)</text:p>
      <text:p text:style-name="Standard">Training sample 16 / 35 - Loss: 0.109368</text:p>
      <text:p text:style-name="Standard">tensor(0.0751, device='cuda:0', grad_fn=&lt;DivBackward0&gt;)</text:p>
      <text:p text:style-name="Standard">Training sample 17 / 35 - Loss: 0.075110</text:p>
      <text:p text:style-name="Standard">tensor(0.1257, device='cuda:0', grad_fn=&lt;DivBackward0&gt;)</text:p>
      <text:p text:style-name="Standard">Training sample 18 / 35 - Loss: 0.125707</text:p>
      <text:p text:style-name="Standard">tensor(0.1777, device='cuda:0', grad_fn=&lt;DivBackward0&gt;)</text:p>
      <text:p text:style-name="Standard">Training sample 19 / 35 - Loss: 0.177702</text:p>
      <text:p text:style-name="Standard">tensor(0.1547, device='cuda:0', grad_fn=&lt;DivBackward0&gt;)</text:p>
      <text:p text:style-name="Standard">Training sample 20 / 35 - Loss: 0.154651</text:p>
      <text:p text:style-name="Standard">tensor(0.2920, device='cuda:0', grad_fn=&lt;DivBackward0&gt;)</text:p>
      <text:p text:style-name="Standard">Training sample 21 / 35 - Loss: 0.291993</text:p>
      <text:p text:style-name="Standard">tensor(0.2490, device='cuda:0', grad_fn=&lt;DivBackward0&gt;)</text:p>
      <text:p text:style-name="Standard">Training sample 22 / 35 - Loss: 0.249029</text:p>
      <text:p text:style-name="Standard">tensor(0.1277, device='cuda:0', grad_fn=&lt;DivBackward0&gt;)</text:p>
      <text:p text:style-name="Standard">Training sample 23 / 35 - Loss: 0.127683</text:p>
      <text:p text:style-name="Standard">tensor(0.1342, device='cuda:0', grad_fn=&lt;DivBackward0&gt;)</text:p>
      <text:p text:style-name="Standard">Training sample 24 / 35 - Loss: 0.134193</text:p>
      <text:p text:style-name="Standard">tensor(0.1154, device='cuda:0', grad_fn=&lt;DivBackward0&gt;)</text:p>
      <text:p text:style-name="Standard">Training sample 25 / 35 - Loss: 0.115398</text:p>
      <text:p text:style-name="Standard"><text:soft-page-break/>tensor(0.3029, device='cuda:0', grad_fn=&lt;DivBackward0&gt;)</text:p>
      <text:p text:style-name="Standard">Training sample 26 / 35 - Loss: 0.302930</text:p>
      <text:p text:style-name="Standard">tensor(0.1534, device='cuda:0', grad_fn=&lt;DivBackward0&gt;)</text:p>
      <text:p text:style-name="Standard">Training sample 27 / 35 - Loss: 0.153414</text:p>
      <text:p text:style-name="Standard">tensor(0.1195, device='cuda:0', grad_fn=&lt;DivBackward0&gt;)</text:p>
      <text:p text:style-name="Standard">Training sample 28 / 35 - Loss: 0.119507</text:p>
      <text:p text:style-name="Standard">tensor(0.1501, device='cuda:0', grad_fn=&lt;DivBackward0&gt;)</text:p>
      <text:p text:style-name="Standard">Training sample 29 / 35 - Loss: 0.150055</text:p>
      <text:p text:style-name="Standard">tensor(0.1196, device='cuda:0', grad_fn=&lt;DivBackward0&gt;)</text:p>
      <text:p text:style-name="Standard">Training sample 30 / 35 - Loss: 0.119581</text:p>
      <text:p text:style-name="Standard">tensor(0.1458, device='cuda:0', grad_fn=&lt;DivBackward0&gt;)</text:p>
      <text:p text:style-name="Standard">Training sample 31 / 35 - Loss: 0.145750</text:p>
      <text:p text:style-name="Standard">tensor(0.1163, device='cuda:0', grad_fn=&lt;DivBackward0&gt;)</text:p>
      <text:p text:style-name="Standard">Training sample 32 / 35 - Loss: 0.116260</text:p>
      <text:p text:style-name="Standard">tensor(0.0761, device='cuda:0', grad_fn=&lt;DivBackward0&gt;)</text:p>
      <text:p text:style-name="Standard">Training sample 33 / 35 - Loss: 0.076120</text:p>
      <text:p text:style-name="Standard">tensor(0.1064, device='cuda:0', grad_fn=&lt;DivBackward0&gt;)</text:p>
      <text:p text:style-name="Standard">Training sample 34 / 35 - Loss: 0.106352</text:p>
      <text:p text:style-name="Standard">tensor(0.1874, device='cuda:0', grad_fn=&lt;DivBackward0&gt;)</text:p>
      <text:p text:style-name="Standard">Training sample 35 / 35 - Loss: 0.187386</text:p>
      <text:p text:style-name="Standard">Checkpoint 34 saved !</text:p>
      <text:p text:style-name="Standard">Epoch 34 finished! - Loss: 0.150399</text:p>
      <text:p text:style-name="Standard">Epoch 35/40</text:p>
      <text:p text:style-name="Standard">Training...</text:p>
      <text:p text:style-name="Standard">tensor(0.1167, device='cuda:0', grad_fn=&lt;DivBackward0&gt;)</text:p>
      <text:p text:style-name="Standard">Training sample 1 / 35 - Loss: 0.116719</text:p>
      <text:p text:style-name="Standard">tensor(0.1077, device='cuda:0', grad_fn=&lt;DivBackward0&gt;)</text:p>
      <text:p text:style-name="Standard">Training sample 2 / 35 - Loss: 0.107680</text:p>
      <text:p text:style-name="Standard">tensor(0.1356, device='cuda:0', grad_fn=&lt;DivBackward0&gt;)</text:p>
      <text:p text:style-name="Standard">Training sample 3 / 35 - Loss: 0.135555</text:p>
      <text:p text:style-name="Standard">tensor(0.1367, device='cuda:0', grad_fn=&lt;DivBackward0&gt;)</text:p>
      <text:p text:style-name="Standard">Training sample 4 / 35 - Loss: 0.136654</text:p>
      <text:p text:style-name="Standard">tensor(0.0679, device='cuda:0', grad_fn=&lt;DivBackward0&gt;)</text:p>
      <text:p text:style-name="Standard">Training sample 5 / 35 - Loss: 0.067894</text:p>
      <text:p text:style-name="Standard">tensor(0.1183, device='cuda:0', grad_fn=&lt;DivBackward0&gt;)</text:p>
      <text:p text:style-name="Standard">Training sample 6 / 35 - Loss: 0.118251</text:p>
      <text:p text:style-name="Standard">tensor(0.1294, device='cuda:0', grad_fn=&lt;DivBackward0&gt;)</text:p>
      <text:p text:style-name="Standard">Training sample 7 / 35 - Loss: 0.129412</text:p>
      <text:p text:style-name="Standard">tensor(0.0928, device='cuda:0', grad_fn=&lt;DivBackward0&gt;)</text:p>
      <text:p text:style-name="Standard">Training sample 8 / 35 - Loss: 0.092818</text:p>
      <text:p text:style-name="Standard">tensor(0.1775, device='cuda:0', grad_fn=&lt;DivBackward0&gt;)</text:p>
      <text:p text:style-name="Standard">Training sample 9 / 35 - Loss: 0.177525</text:p>
      <text:p text:style-name="Standard">tensor(0.1430, device='cuda:0', grad_fn=&lt;DivBackward0&gt;)</text:p>
      <text:p text:style-name="Standard">Training sample 10 / 35 - Loss: 0.143048</text:p>
      <text:p text:style-name="Standard">tensor(0.1077, device='cuda:0', grad_fn=&lt;DivBackward0&gt;)</text:p>
      <text:p text:style-name="Standard">Training sample 11 / 35 - Loss: 0.107739</text:p>
      <text:p text:style-name="Standard">tensor(0.1276, device='cuda:0', grad_fn=&lt;DivBackward0&gt;)</text:p>
      <text:p text:style-name="Standard">Training sample 12 / 35 - Loss: 0.127647</text:p>
      <text:p text:style-name="Standard">tensor(0.1195, device='cuda:0', grad_fn=&lt;DivBackward0&gt;)</text:p>
      <text:p text:style-name="Standard">Training sample 13 / 35 - Loss: 0.119462</text:p>
      <text:p text:style-name="Standard">tensor(0.1262, device='cuda:0', grad_fn=&lt;DivBackward0&gt;)</text:p>
      <text:p text:style-name="Standard">Training sample 14 / 35 - Loss: 0.126188</text:p>
      <text:p text:style-name="Standard"><text:soft-page-break/>tensor(0.1094, device='cuda:0', grad_fn=&lt;DivBackward0&gt;)</text:p>
      <text:p text:style-name="Standard">Training sample 15 / 35 - Loss: 0.109414</text:p>
      <text:p text:style-name="Standard">tensor(0.0845, device='cuda:0', grad_fn=&lt;DivBackward0&gt;)</text:p>
      <text:p text:style-name="Standard">Training sample 16 / 35 - Loss: 0.084522</text:p>
      <text:p text:style-name="Standard">tensor(0.0749, device='cuda:0', grad_fn=&lt;DivBackward0&gt;)</text:p>
      <text:p text:style-name="Standard">Training sample 17 / 35 - Loss: 0.074944</text:p>
      <text:p text:style-name="Standard">tensor(0.1063, device='cuda:0', grad_fn=&lt;DivBackward0&gt;)</text:p>
      <text:p text:style-name="Standard">Training sample 18 / 35 - Loss: 0.106274</text:p>
      <text:p text:style-name="Standard">tensor(0.1872, device='cuda:0', grad_fn=&lt;DivBackward0&gt;)</text:p>
      <text:p text:style-name="Standard">Training sample 19 / 35 - Loss: 0.187218</text:p>
      <text:p text:style-name="Standard">tensor(0.1518, device='cuda:0', grad_fn=&lt;DivBackward0&gt;)</text:p>
      <text:p text:style-name="Standard">Training sample 20 / 35 - Loss: 0.151755</text:p>
      <text:p text:style-name="Standard">tensor(0.2858, device='cuda:0', grad_fn=&lt;DivBackward0&gt;)</text:p>
      <text:p text:style-name="Standard">Training sample 21 / 35 - Loss: 0.285842</text:p>
      <text:p text:style-name="Standard">tensor(0.2538, device='cuda:0', grad_fn=&lt;DivBackward0&gt;)</text:p>
      <text:p text:style-name="Standard">Training sample 22 / 35 - Loss: 0.253763</text:p>
      <text:p text:style-name="Standard">tensor(0.1218, device='cuda:0', grad_fn=&lt;DivBackward0&gt;)</text:p>
      <text:p text:style-name="Standard">Training sample 23 / 35 - Loss: 0.121827</text:p>
      <text:p text:style-name="Standard">tensor(0.1392, device='cuda:0', grad_fn=&lt;DivBackward0&gt;)</text:p>
      <text:p text:style-name="Standard">Training sample 24 / 35 - Loss: 0.139214</text:p>
      <text:p text:style-name="Standard">tensor(0.1102, device='cuda:0', grad_fn=&lt;DivBackward0&gt;)</text:p>
      <text:p text:style-name="Standard">Training sample 25 / 35 - Loss: 0.110241</text:p>
      <text:p text:style-name="Standard">tensor(0.2859, device='cuda:0', grad_fn=&lt;DivBackward0&gt;)</text:p>
      <text:p text:style-name="Standard">Training sample 26 / 35 - Loss: 0.285881</text:p>
      <text:p text:style-name="Standard">tensor(0.1569, device='cuda:0', grad_fn=&lt;DivBackward0&gt;)</text:p>
      <text:p text:style-name="Standard">Training sample 27 / 35 - Loss: 0.156887</text:p>
      <text:p text:style-name="Standard">tensor(0.1133, device='cuda:0', grad_fn=&lt;DivBackward0&gt;)</text:p>
      <text:p text:style-name="Standard">Training sample 28 / 35 - Loss: 0.113277</text:p>
      <text:p text:style-name="Standard">tensor(0.1717, device='cuda:0', grad_fn=&lt;DivBackward0&gt;)</text:p>
      <text:p text:style-name="Standard">Training sample 29 / 35 - Loss: 0.171671</text:p>
      <text:p text:style-name="Standard">tensor(0.1123, device='cuda:0', grad_fn=&lt;DivBackward0&gt;)</text:p>
      <text:p text:style-name="Standard">Training sample 30 / 35 - Loss: 0.112252</text:p>
      <text:p text:style-name="Standard">tensor(0.1473, device='cuda:0', grad_fn=&lt;DivBackward0&gt;)</text:p>
      <text:p text:style-name="Standard">Training sample 31 / 35 - Loss: 0.147318</text:p>
      <text:p text:style-name="Standard">tensor(0.1305, device='cuda:0', grad_fn=&lt;DivBackward0&gt;)</text:p>
      <text:p text:style-name="Standard">Training sample 32 / 35 - Loss: 0.130477</text:p>
      <text:p text:style-name="Standard">tensor(0.0605, device='cuda:0', grad_fn=&lt;DivBackward0&gt;)</text:p>
      <text:p text:style-name="Standard">Training sample 33 / 35 - Loss: 0.060511</text:p>
      <text:p text:style-name="Standard">tensor(0.1151, device='cuda:0', grad_fn=&lt;DivBackward0&gt;)</text:p>
      <text:p text:style-name="Standard">Training sample 34 / 35 - Loss: 0.115145</text:p>
      <text:p text:style-name="Standard">tensor(0.1689, device='cuda:0', grad_fn=&lt;DivBackward0&gt;)</text:p>
      <text:p text:style-name="Standard">Training sample 35 / 35 - Loss: 0.168875</text:p>
      <text:p text:style-name="Standard">Checkpoint 35 saved !</text:p>
      <text:p text:style-name="Standard">Epoch 35 finished! - Loss: 0.140997</text:p>
      <text:p text:style-name="Standard">Epoch 36/40</text:p>
      <text:p text:style-name="Standard">Training...</text:p>
      <text:p text:style-name="Standard">tensor(0.1209, device='cuda:0', grad_fn=&lt;DivBackward0&gt;)</text:p>
      <text:p text:style-name="Standard">Training sample 1 / 35 - Loss: 0.120917</text:p>
      <text:p text:style-name="Standard">tensor(0.1145, device='cuda:0', grad_fn=&lt;DivBackward0&gt;)</text:p>
      <text:p text:style-name="Standard">Training sample 2 / 35 - Loss: 0.114454</text:p>
      <text:p text:style-name="Standard">tensor(0.1365, device='cuda:0', grad_fn=&lt;DivBackward0&gt;)</text:p>
      <text:p text:style-name="Standard">Training sample 3 / 35 - Loss: 0.136527</text:p>
      <text:p text:style-name="Standard"><text:soft-page-break/>tensor(0.1357, device='cuda:0', grad_fn=&lt;DivBackward0&gt;)</text:p>
      <text:p text:style-name="Standard">Training sample 4 / 35 - Loss: 0.135664</text:p>
      <text:p text:style-name="Standard">tensor(0.0837, device='cuda:0', grad_fn=&lt;DivBackward0&gt;)</text:p>
      <text:p text:style-name="Standard">Training sample 5 / 35 - Loss: 0.083710</text:p>
      <text:p text:style-name="Standard">tensor(0.1416, device='cuda:0', grad_fn=&lt;DivBackward0&gt;)</text:p>
      <text:p text:style-name="Standard">Training sample 6 / 35 - Loss: 0.141620</text:p>
      <text:p text:style-name="Standard">tensor(0.1363, device='cuda:0', grad_fn=&lt;DivBackward0&gt;)</text:p>
      <text:p text:style-name="Standard">Training sample 7 / 35 - Loss: 0.136315</text:p>
      <text:p text:style-name="Standard">tensor(0.0985, device='cuda:0', grad_fn=&lt;DivBackward0&gt;)</text:p>
      <text:p text:style-name="Standard">Training sample 8 / 35 - Loss: 0.098464</text:p>
      <text:p text:style-name="Standard">tensor(0.1876, device='cuda:0', grad_fn=&lt;DivBackward0&gt;)</text:p>
      <text:p text:style-name="Standard">Training sample 9 / 35 - Loss: 0.187600</text:p>
      <text:p text:style-name="Standard">tensor(0.1391, device='cuda:0', grad_fn=&lt;DivBackward0&gt;)</text:p>
      <text:p text:style-name="Standard">Training sample 10 / 35 - Loss: 0.139052</text:p>
      <text:p text:style-name="Standard">tensor(0.1010, device='cuda:0', grad_fn=&lt;DivBackward0&gt;)</text:p>
      <text:p text:style-name="Standard">Training sample 11 / 35 - Loss: 0.101024</text:p>
      <text:p text:style-name="Standard">tensor(0.1227, device='cuda:0', grad_fn=&lt;DivBackward0&gt;)</text:p>
      <text:p text:style-name="Standard">Training sample 12 / 35 - Loss: 0.122741</text:p>
      <text:p text:style-name="Standard">tensor(0.1222, device='cuda:0', grad_fn=&lt;DivBackward0&gt;)</text:p>
      <text:p text:style-name="Standard">Training sample 13 / 35 - Loss: 0.122228</text:p>
      <text:p text:style-name="Standard">tensor(0.1140, device='cuda:0', grad_fn=&lt;DivBackward0&gt;)</text:p>
      <text:p text:style-name="Standard">Training sample 14 / 35 - Loss: 0.113956</text:p>
      <text:p text:style-name="Standard">tensor(0.1128, device='cuda:0', grad_fn=&lt;DivBackward0&gt;)</text:p>
      <text:p text:style-name="Standard">Training sample 15 / 35 - Loss: 0.112841</text:p>
      <text:p text:style-name="Standard">tensor(0.1151, device='cuda:0', grad_fn=&lt;DivBackward0&gt;)</text:p>
      <text:p text:style-name="Standard">Training sample 16 / 35 - Loss: 0.115115</text:p>
      <text:p text:style-name="Standard">tensor(0.0713, device='cuda:0', grad_fn=&lt;DivBackward0&gt;)</text:p>
      <text:p text:style-name="Standard">Training sample 17 / 35 - Loss: 0.071298</text:p>
      <text:p text:style-name="Standard">tensor(0.1107, device='cuda:0', grad_fn=&lt;DivBackward0&gt;)</text:p>
      <text:p text:style-name="Standard">Training sample 18 / 35 - Loss: 0.110724</text:p>
      <text:p text:style-name="Standard">tensor(0.1673, device='cuda:0', grad_fn=&lt;DivBackward0&gt;)</text:p>
      <text:p text:style-name="Standard">Training sample 19 / 35 - Loss: 0.167259</text:p>
      <text:p text:style-name="Standard">tensor(0.1595, device='cuda:0', grad_fn=&lt;DivBackward0&gt;)</text:p>
      <text:p text:style-name="Standard">Training sample 20 / 35 - Loss: 0.159518</text:p>
      <text:p text:style-name="Standard">tensor(0.3081, device='cuda:0', grad_fn=&lt;DivBackward0&gt;)</text:p>
      <text:p text:style-name="Standard">Training sample 21 / 35 - Loss: 0.308075</text:p>
      <text:p text:style-name="Standard">tensor(0.2509, device='cuda:0', grad_fn=&lt;DivBackward0&gt;)</text:p>
      <text:p text:style-name="Standard">Training sample 22 / 35 - Loss: 0.250859</text:p>
      <text:p text:style-name="Standard">tensor(0.1142, device='cuda:0', grad_fn=&lt;DivBackward0&gt;)</text:p>
      <text:p text:style-name="Standard">Training sample 23 / 35 - Loss: 0.114167</text:p>
      <text:p text:style-name="Standard">tensor(0.1506, device='cuda:0', grad_fn=&lt;DivBackward0&gt;)</text:p>
      <text:p text:style-name="Standard">Training sample 24 / 35 - Loss: 0.150636</text:p>
      <text:p text:style-name="Standard">tensor(0.1181, device='cuda:0', grad_fn=&lt;DivBackward0&gt;)</text:p>
      <text:p text:style-name="Standard">Training sample 25 / 35 - Loss: 0.118066</text:p>
      <text:p text:style-name="Standard">tensor(0.2842, device='cuda:0', grad_fn=&lt;DivBackward0&gt;)</text:p>
      <text:p text:style-name="Standard">Training sample 26 / 35 - Loss: 0.284198</text:p>
      <text:p text:style-name="Standard">tensor(0.1688, device='cuda:0', grad_fn=&lt;DivBackward0&gt;)</text:p>
      <text:p text:style-name="Standard">Training sample 27 / 35 - Loss: 0.168824</text:p>
      <text:p text:style-name="Standard">tensor(0.1071, device='cuda:0', grad_fn=&lt;DivBackward0&gt;)</text:p>
      <text:p text:style-name="Standard">Training sample 28 / 35 - Loss: 0.107091</text:p>
      <text:p text:style-name="Standard">tensor(0.1499, device='cuda:0', grad_fn=&lt;DivBackward0&gt;)</text:p>
      <text:p text:style-name="Standard">Training sample 29 / 35 - Loss: 0.149897</text:p>
      <text:p text:style-name="Standard"><text:soft-page-break/>tensor(0.1138, device='cuda:0', grad_fn=&lt;DivBackward0&gt;)</text:p>
      <text:p text:style-name="Standard">Training sample 30 / 35 - Loss: 0.113822</text:p>
      <text:p text:style-name="Standard">tensor(0.1355, device='cuda:0', grad_fn=&lt;DivBackward0&gt;)</text:p>
      <text:p text:style-name="Standard">Training sample 31 / 35 - Loss: 0.135485</text:p>
      <text:p text:style-name="Standard">tensor(0.1286, device='cuda:0', grad_fn=&lt;DivBackward0&gt;)</text:p>
      <text:p text:style-name="Standard">Training sample 32 / 35 - Loss: 0.128609</text:p>
      <text:p text:style-name="Standard">tensor(0.0543, device='cuda:0', grad_fn=&lt;DivBackward0&gt;)</text:p>
      <text:p text:style-name="Standard">Training sample 33 / 35 - Loss: 0.054300</text:p>
      <text:p text:style-name="Standard">tensor(0.1096, device='cuda:0', grad_fn=&lt;DivBackward0&gt;)</text:p>
      <text:p text:style-name="Standard">Training sample 34 / 35 - Loss: 0.109560</text:p>
      <text:p text:style-name="Standard">tensor(0.1618, device='cuda:0', grad_fn=&lt;DivBackward0&gt;)</text:p>
      <text:p text:style-name="Standard">Training sample 35 / 35 - Loss: 0.161818</text:p>
      <text:p text:style-name="Standard">Checkpoint 36 saved !</text:p>
      <text:p text:style-name="Standard">Epoch 36 finished! - Loss: 0.142542</text:p>
      <text:p text:style-name="Standard">Epoch 37/40</text:p>
      <text:p text:style-name="Standard">Training...</text:p>
      <text:p text:style-name="Standard">tensor(0.1211, device='cuda:0', grad_fn=&lt;DivBackward0&gt;)</text:p>
      <text:p text:style-name="Standard">Training sample 1 / 35 - Loss: 0.121062</text:p>
      <text:p text:style-name="Standard">tensor(0.1363, device='cuda:0', grad_fn=&lt;DivBackward0&gt;)</text:p>
      <text:p text:style-name="Standard">Training sample 2 / 35 - Loss: 0.136284</text:p>
      <text:p text:style-name="Standard">tensor(0.1411, device='cuda:0', grad_fn=&lt;DivBackward0&gt;)</text:p>
      <text:p text:style-name="Standard">Training sample 3 / 35 - Loss: 0.141069</text:p>
      <text:p text:style-name="Standard">tensor(0.1370, device='cuda:0', grad_fn=&lt;DivBackward0&gt;)</text:p>
      <text:p text:style-name="Standard">Training sample 4 / 35 - Loss: 0.136951</text:p>
      <text:p text:style-name="Standard">tensor(0.0760, device='cuda:0', grad_fn=&lt;DivBackward0&gt;)</text:p>
      <text:p text:style-name="Standard">Training sample 5 / 35 - Loss: 0.075998</text:p>
      <text:p text:style-name="Standard">tensor(0.1441, device='cuda:0', grad_fn=&lt;DivBackward0&gt;)</text:p>
      <text:p text:style-name="Standard">Training sample 6 / 35 - Loss: 0.144097</text:p>
      <text:p text:style-name="Standard">tensor(0.1336, device='cuda:0', grad_fn=&lt;DivBackward0&gt;)</text:p>
      <text:p text:style-name="Standard">Training sample 7 / 35 - Loss: 0.133603</text:p>
      <text:p text:style-name="Standard">tensor(0.1325, device='cuda:0', grad_fn=&lt;DivBackward0&gt;)</text:p>
      <text:p text:style-name="Standard">Training sample 8 / 35 - Loss: 0.132472</text:p>
      <text:p text:style-name="Standard">tensor(0.1642, device='cuda:0', grad_fn=&lt;DivBackward0&gt;)</text:p>
      <text:p text:style-name="Standard">Training sample 9 / 35 - Loss: 0.164219</text:p>
      <text:p text:style-name="Standard">tensor(0.1506, device='cuda:0', grad_fn=&lt;DivBackward0&gt;)</text:p>
      <text:p text:style-name="Standard">Training sample 10 / 35 - Loss: 0.150591</text:p>
      <text:p text:style-name="Standard">tensor(0.1088, device='cuda:0', grad_fn=&lt;DivBackward0&gt;)</text:p>
      <text:p text:style-name="Standard">Training sample 11 / 35 - Loss: 0.108820</text:p>
      <text:p text:style-name="Standard">tensor(0.1243, device='cuda:0', grad_fn=&lt;DivBackward0&gt;)</text:p>
      <text:p text:style-name="Standard">Training sample 12 / 35 - Loss: 0.124327</text:p>
      <text:p text:style-name="Standard">tensor(0.1386, device='cuda:0', grad_fn=&lt;DivBackward0&gt;)</text:p>
      <text:p text:style-name="Standard">Training sample 13 / 35 - Loss: 0.138609</text:p>
      <text:p text:style-name="Standard">tensor(0.1017, device='cuda:0', grad_fn=&lt;DivBackward0&gt;)</text:p>
      <text:p text:style-name="Standard">Training sample 14 / 35 - Loss: 0.101725</text:p>
      <text:p text:style-name="Standard">tensor(0.0971, device='cuda:0', grad_fn=&lt;DivBackward0&gt;)</text:p>
      <text:p text:style-name="Standard">Training sample 15 / 35 - Loss: 0.097100</text:p>
      <text:p text:style-name="Standard">tensor(0.1069, device='cuda:0', grad_fn=&lt;DivBackward0&gt;)</text:p>
      <text:p text:style-name="Standard">Training sample 16 / 35 - Loss: 0.106944</text:p>
      <text:p text:style-name="Standard">tensor(0.0564, device='cuda:0', grad_fn=&lt;DivBackward0&gt;)</text:p>
      <text:p text:style-name="Standard">Training sample 17 / 35 - Loss: 0.056420</text:p>
      <text:p text:style-name="Standard">tensor(0.1041, device='cuda:0', grad_fn=&lt;DivBackward0&gt;)</text:p>
      <text:p text:style-name="Standard">Training sample 18 / 35 - Loss: 0.104059</text:p>
      <text:p text:style-name="Standard"><text:soft-page-break/>tensor(0.1981, device='cuda:0', grad_fn=&lt;DivBackward0&gt;)</text:p>
      <text:p text:style-name="Standard">Training sample 19 / 35 - Loss: 0.198061</text:p>
      <text:p text:style-name="Standard">tensor(0.1480, device='cuda:0', grad_fn=&lt;DivBackward0&gt;)</text:p>
      <text:p text:style-name="Standard">Training sample 20 / 35 - Loss: 0.147998</text:p>
      <text:p text:style-name="Standard">tensor(0.2817, device='cuda:0', grad_fn=&lt;DivBackward0&gt;)</text:p>
      <text:p text:style-name="Standard">Training sample 21 / 35 - Loss: 0.281698</text:p>
      <text:p text:style-name="Standard">tensor(0.2172, device='cuda:0', grad_fn=&lt;DivBackward0&gt;)</text:p>
      <text:p text:style-name="Standard">Training sample 22 / 35 - Loss: 0.217160</text:p>
      <text:p text:style-name="Standard">tensor(0.1053, device='cuda:0', grad_fn=&lt;DivBackward0&gt;)</text:p>
      <text:p text:style-name="Standard">Training sample 23 / 35 - Loss: 0.105275</text:p>
      <text:p text:style-name="Standard">tensor(0.1417, device='cuda:0', grad_fn=&lt;DivBackward0&gt;)</text:p>
      <text:p text:style-name="Standard">Training sample 24 / 35 - Loss: 0.141718</text:p>
      <text:p text:style-name="Standard">tensor(0.1109, device='cuda:0', grad_fn=&lt;DivBackward0&gt;)</text:p>
      <text:p text:style-name="Standard">Training sample 25 / 35 - Loss: 0.110895</text:p>
      <text:p text:style-name="Standard">tensor(0.2503, device='cuda:0', grad_fn=&lt;DivBackward0&gt;)</text:p>
      <text:p text:style-name="Standard">Training sample 26 / 35 - Loss: 0.250297</text:p>
      <text:p text:style-name="Standard">tensor(0.1718, device='cuda:0', grad_fn=&lt;DivBackward0&gt;)</text:p>
      <text:p text:style-name="Standard">Training sample 27 / 35 - Loss: 0.171836</text:p>
      <text:p text:style-name="Standard">tensor(0.0984, device='cuda:0', grad_fn=&lt;DivBackward0&gt;)</text:p>
      <text:p text:style-name="Standard">Training sample 28 / 35 - Loss: 0.098373</text:p>
      <text:p text:style-name="Standard">tensor(0.1513, device='cuda:0', grad_fn=&lt;DivBackward0&gt;)</text:p>
      <text:p text:style-name="Standard">Training sample 29 / 35 - Loss: 0.151291</text:p>
      <text:p text:style-name="Standard">tensor(0.1207, device='cuda:0', grad_fn=&lt;DivBackward0&gt;)</text:p>
      <text:p text:style-name="Standard">Training sample 30 / 35 - Loss: 0.120718</text:p>
      <text:p text:style-name="Standard">tensor(0.1333, device='cuda:0', grad_fn=&lt;DivBackward0&gt;)</text:p>
      <text:p text:style-name="Standard">Training sample 31 / 35 - Loss: 0.133327</text:p>
      <text:p text:style-name="Standard">tensor(0.1271, device='cuda:0', grad_fn=&lt;DivBackward0&gt;)</text:p>
      <text:p text:style-name="Standard">Training sample 32 / 35 - Loss: 0.127071</text:p>
      <text:p text:style-name="Standard">tensor(0.0589, device='cuda:0', grad_fn=&lt;DivBackward0&gt;)</text:p>
      <text:p text:style-name="Standard">Training sample 33 / 35 - Loss: 0.058931</text:p>
      <text:p text:style-name="Standard">tensor(0.1209, device='cuda:0', grad_fn=&lt;DivBackward0&gt;)</text:p>
      <text:p text:style-name="Standard">Training sample 34 / 35 - Loss: 0.120907</text:p>
      <text:p text:style-name="Standard">tensor(0.1762, device='cuda:0', grad_fn=&lt;DivBackward0&gt;)</text:p>
      <text:p text:style-name="Standard">Training sample 35 / 35 - Loss: 0.176210</text:p>
      <text:p text:style-name="Standard">Checkpoint 37 saved !</text:p>
      <text:p text:style-name="Standard">Epoch 37 finished! - Loss: 0.140768</text:p>
      <text:p text:style-name="Standard">Epoch 38/40</text:p>
      <text:p text:style-name="Standard">Training...</text:p>
      <text:p text:style-name="Standard">tensor(0.1406, device='cuda:0', grad_fn=&lt;DivBackward0&gt;)</text:p>
      <text:p text:style-name="Standard">Training sample 1 / 35 - Loss: 0.140609</text:p>
      <text:p text:style-name="Standard">tensor(0.1204, device='cuda:0', grad_fn=&lt;DivBackward0&gt;)</text:p>
      <text:p text:style-name="Standard">Training sample 2 / 35 - Loss: 0.120424</text:p>
      <text:p text:style-name="Standard">tensor(0.1695, device='cuda:0', grad_fn=&lt;DivBackward0&gt;)</text:p>
      <text:p text:style-name="Standard">Training sample 3 / 35 - Loss: 0.169517</text:p>
      <text:p text:style-name="Standard">tensor(0.1653, device='cuda:0', grad_fn=&lt;DivBackward0&gt;)</text:p>
      <text:p text:style-name="Standard">Training sample 4 / 35 - Loss: 0.165304</text:p>
      <text:p text:style-name="Standard">tensor(0.0814, device='cuda:0', grad_fn=&lt;DivBackward0&gt;)</text:p>
      <text:p text:style-name="Standard">Training sample 5 / 35 - Loss: 0.081432</text:p>
      <text:p text:style-name="Standard">tensor(0.2021, device='cuda:0', grad_fn=&lt;DivBackward0&gt;)</text:p>
      <text:p text:style-name="Standard">Training sample 6 / 35 - Loss: 0.202115</text:p>
      <text:p text:style-name="Standard">tensor(0.1334, device='cuda:0', grad_fn=&lt;DivBackward0&gt;)</text:p>
      <text:p text:style-name="Standard">Training sample 7 / 35 - Loss: 0.133445</text:p>
      <text:p text:style-name="Standard"><text:soft-page-break/>tensor(0.1235, device='cuda:0', grad_fn=&lt;DivBackward0&gt;)</text:p>
      <text:p text:style-name="Standard">Training sample 8 / 35 - Loss: 0.123454</text:p>
      <text:p text:style-name="Standard">tensor(0.1993, device='cuda:0', grad_fn=&lt;DivBackward0&gt;)</text:p>
      <text:p text:style-name="Standard">Training sample 9 / 35 - Loss: 0.199348</text:p>
      <text:p text:style-name="Standard">tensor(0.1452, device='cuda:0', grad_fn=&lt;DivBackward0&gt;)</text:p>
      <text:p text:style-name="Standard">Training sample 10 / 35 - Loss: 0.145152</text:p>
      <text:p text:style-name="Standard">tensor(0.1029, device='cuda:0', grad_fn=&lt;DivBackward0&gt;)</text:p>
      <text:p text:style-name="Standard">Training sample 11 / 35 - Loss: 0.102919</text:p>
      <text:p text:style-name="Standard">tensor(0.1369, device='cuda:0', grad_fn=&lt;DivBackward0&gt;)</text:p>
      <text:p text:style-name="Standard">Training sample 12 / 35 - Loss: 0.136900</text:p>
      <text:p text:style-name="Standard">tensor(0.1249, device='cuda:0', grad_fn=&lt;DivBackward0&gt;)</text:p>
      <text:p text:style-name="Standard">Training sample 13 / 35 - Loss: 0.124896</text:p>
      <text:p text:style-name="Standard">tensor(0.0979, device='cuda:0', grad_fn=&lt;DivBackward0&gt;)</text:p>
      <text:p text:style-name="Standard">Training sample 14 / 35 - Loss: 0.097919</text:p>
      <text:p text:style-name="Standard">tensor(0.0905, device='cuda:0', grad_fn=&lt;DivBackward0&gt;)</text:p>
      <text:p text:style-name="Standard">Training sample 15 / 35 - Loss: 0.090455</text:p>
      <text:p text:style-name="Standard">tensor(0.0926, device='cuda:0', grad_fn=&lt;DivBackward0&gt;)</text:p>
      <text:p text:style-name="Standard">Training sample 16 / 35 - Loss: 0.092590</text:p>
      <text:p text:style-name="Standard">tensor(0.0646, device='cuda:0', grad_fn=&lt;DivBackward0&gt;)</text:p>
      <text:p text:style-name="Standard">Training sample 17 / 35 - Loss: 0.064620</text:p>
      <text:p text:style-name="Standard">tensor(0.1285, device='cuda:0', grad_fn=&lt;DivBackward0&gt;)</text:p>
      <text:p text:style-name="Standard">Training sample 18 / 35 - Loss: 0.128455</text:p>
      <text:p text:style-name="Standard">tensor(0.1960, device='cuda:0', grad_fn=&lt;DivBackward0&gt;)</text:p>
      <text:p text:style-name="Standard">Training sample 19 / 35 - Loss: 0.195985</text:p>
      <text:p text:style-name="Standard">tensor(0.1499, device='cuda:0', grad_fn=&lt;DivBackward0&gt;)</text:p>
      <text:p text:style-name="Standard">Training sample 20 / 35 - Loss: 0.149911</text:p>
      <text:p text:style-name="Standard">tensor(0.2674, device='cuda:0', grad_fn=&lt;DivBackward0&gt;)</text:p>
      <text:p text:style-name="Standard">Training sample 21 / 35 - Loss: 0.267395</text:p>
      <text:p text:style-name="Standard">tensor(0.2325, device='cuda:0', grad_fn=&lt;DivBackward0&gt;)</text:p>
      <text:p text:style-name="Standard">Training sample 22 / 35 - Loss: 0.232531</text:p>
      <text:p text:style-name="Standard">tensor(0.1452, device='cuda:0', grad_fn=&lt;DivBackward0&gt;)</text:p>
      <text:p text:style-name="Standard">Training sample 23 / 35 - Loss: 0.145158</text:p>
      <text:p text:style-name="Standard">tensor(0.1500, device='cuda:0', grad_fn=&lt;DivBackward0&gt;)</text:p>
      <text:p text:style-name="Standard">Training sample 24 / 35 - Loss: 0.149988</text:p>
      <text:p text:style-name="Standard">tensor(0.1443, device='cuda:0', grad_fn=&lt;DivBackward0&gt;)</text:p>
      <text:p text:style-name="Standard">Training sample 25 / 35 - Loss: 0.144252</text:p>
      <text:p text:style-name="Standard">tensor(0.2449, device='cuda:0', grad_fn=&lt;DivBackward0&gt;)</text:p>
      <text:p text:style-name="Standard">Training sample 26 / 35 - Loss: 0.244935</text:p>
      <text:p text:style-name="Standard">tensor(0.1866, device='cuda:0', grad_fn=&lt;DivBackward0&gt;)</text:p>
      <text:p text:style-name="Standard">Training sample 27 / 35 - Loss: 0.186582</text:p>
      <text:p text:style-name="Standard">tensor(0.1133, device='cuda:0', grad_fn=&lt;DivBackward0&gt;)</text:p>
      <text:p text:style-name="Standard">Training sample 28 / 35 - Loss: 0.113279</text:p>
      <text:p text:style-name="Standard">tensor(0.1575, device='cuda:0', grad_fn=&lt;DivBackward0&gt;)</text:p>
      <text:p text:style-name="Standard">Training sample 29 / 35 - Loss: 0.157529</text:p>
      <text:p text:style-name="Standard">tensor(0.1023, device='cuda:0', grad_fn=&lt;DivBackward0&gt;)</text:p>
      <text:p text:style-name="Standard">Training sample 30 / 35 - Loss: 0.102262</text:p>
      <text:p text:style-name="Standard">tensor(0.1517, device='cuda:0', grad_fn=&lt;DivBackward0&gt;)</text:p>
      <text:p text:style-name="Standard">Training sample 31 / 35 - Loss: 0.151728</text:p>
      <text:p text:style-name="Standard">tensor(0.1535, device='cuda:0', grad_fn=&lt;DivBackward0&gt;)</text:p>
      <text:p text:style-name="Standard">Training sample 32 / 35 - Loss: 0.153495</text:p>
      <text:p text:style-name="Standard">tensor(0.0533, device='cuda:0', grad_fn=&lt;DivBackward0&gt;)</text:p>
      <text:p text:style-name="Standard">Training sample 33 / 35 - Loss: 0.053279</text:p>
      <text:p text:style-name="Standard"><text:soft-page-break/>tensor(0.1331, device='cuda:0', grad_fn=&lt;DivBackward0&gt;)</text:p>
      <text:p text:style-name="Standard">Training sample 34 / 35 - Loss: 0.133085</text:p>
      <text:p text:style-name="Standard">tensor(0.1761, device='cuda:0', grad_fn=&lt;DivBackward0&gt;)</text:p>
      <text:p text:style-name="Standard">Training sample 35 / 35 - Loss: 0.176149</text:p>
      <text:p text:style-name="Standard">Checkpoint 38 saved !</text:p>
      <text:p text:style-name="Standard">Epoch 38 finished! - Loss: 0.149326</text:p>
      <text:p text:style-name="Standard">Epoch 39/40</text:p>
      <text:p text:style-name="Standard">Training...</text:p>
      <text:p text:style-name="Standard">tensor(0.1420, device='cuda:0', grad_fn=&lt;DivBackward0&gt;)</text:p>
      <text:p text:style-name="Standard">Training sample 1 / 35 - Loss: 0.141966</text:p>
      <text:p text:style-name="Standard">tensor(0.1740, device='cuda:0', grad_fn=&lt;DivBackward0&gt;)</text:p>
      <text:p text:style-name="Standard">Training sample 2 / 35 - Loss: 0.173970</text:p>
      <text:p text:style-name="Standard">tensor(0.1493, device='cuda:0', grad_fn=&lt;DivBackward0&gt;)</text:p>
      <text:p text:style-name="Standard">Training sample 3 / 35 - Loss: 0.149289</text:p>
      <text:p text:style-name="Standard">tensor(0.1740, device='cuda:0', grad_fn=&lt;DivBackward0&gt;)</text:p>
      <text:p text:style-name="Standard">Training sample 4 / 35 - Loss: 0.174046</text:p>
      <text:p text:style-name="Standard">tensor(0.0817, device='cuda:0', grad_fn=&lt;DivBackward0&gt;)</text:p>
      <text:p text:style-name="Standard">Training sample 5 / 35 - Loss: 0.081678</text:p>
      <text:p text:style-name="Standard">tensor(0.1230, device='cuda:0', grad_fn=&lt;DivBackward0&gt;)</text:p>
      <text:p text:style-name="Standard">Training sample 6 / 35 - Loss: 0.123029</text:p>
      <text:p text:style-name="Standard">tensor(0.1521, device='cuda:0', grad_fn=&lt;DivBackward0&gt;)</text:p>
      <text:p text:style-name="Standard">Training sample 7 / 35 - Loss: 0.152053</text:p>
      <text:p text:style-name="Standard">tensor(0.1176, device='cuda:0', grad_fn=&lt;DivBackward0&gt;)</text:p>
      <text:p text:style-name="Standard">Training sample 8 / 35 - Loss: 0.117567</text:p>
      <text:p text:style-name="Standard">tensor(0.1784, device='cuda:0', grad_fn=&lt;DivBackward0&gt;)</text:p>
      <text:p text:style-name="Standard">Training sample 9 / 35 - Loss: 0.178364</text:p>
      <text:p text:style-name="Standard">tensor(0.1583, device='cuda:0', grad_fn=&lt;DivBackward0&gt;)</text:p>
      <text:p text:style-name="Standard">Training sample 10 / 35 - Loss: 0.158323</text:p>
      <text:p text:style-name="Standard">tensor(0.1185, device='cuda:0', grad_fn=&lt;DivBackward0&gt;)</text:p>
      <text:p text:style-name="Standard">Training sample 11 / 35 - Loss: 0.118548</text:p>
      <text:p text:style-name="Standard">tensor(0.1331, device='cuda:0', grad_fn=&lt;DivBackward0&gt;)</text:p>
      <text:p text:style-name="Standard">Training sample 12 / 35 - Loss: 0.133109</text:p>
      <text:p text:style-name="Standard">tensor(0.1289, device='cuda:0', grad_fn=&lt;DivBackward0&gt;)</text:p>
      <text:p text:style-name="Standard">Training sample 13 / 35 - Loss: 0.128896</text:p>
      <text:p text:style-name="Standard">tensor(0.1249, device='cuda:0', grad_fn=&lt;DivBackward0&gt;)</text:p>
      <text:p text:style-name="Standard">Training sample 14 / 35 - Loss: 0.124913</text:p>
      <text:p text:style-name="Standard">tensor(0.0873, device='cuda:0', grad_fn=&lt;DivBackward0&gt;)</text:p>
      <text:p text:style-name="Standard">Training sample 15 / 35 - Loss: 0.087322</text:p>
      <text:p text:style-name="Standard">tensor(0.1668, device='cuda:0', grad_fn=&lt;DivBackward0&gt;)</text:p>
      <text:p text:style-name="Standard">Training sample 16 / 35 - Loss: 0.166787</text:p>
      <text:p text:style-name="Standard">tensor(0.0950, device='cuda:0', grad_fn=&lt;DivBackward0&gt;)</text:p>
      <text:p text:style-name="Standard">Training sample 17 / 35 - Loss: 0.095005</text:p>
      <text:p text:style-name="Standard">tensor(0.1305, device='cuda:0', grad_fn=&lt;DivBackward0&gt;)</text:p>
      <text:p text:style-name="Standard">Training sample 18 / 35 - Loss: 0.130509</text:p>
      <text:p text:style-name="Standard">tensor(0.1944, device='cuda:0', grad_fn=&lt;DivBackward0&gt;)</text:p>
      <text:p text:style-name="Standard">Training sample 19 / 35 - Loss: 0.194409</text:p>
      <text:p text:style-name="Standard">tensor(0.1741, device='cuda:0', grad_fn=&lt;DivBackward0&gt;)</text:p>
      <text:p text:style-name="Standard">Training sample 20 / 35 - Loss: 0.174066</text:p>
      <text:p text:style-name="Standard">tensor(0.3045, device='cuda:0', grad_fn=&lt;DivBackward0&gt;)</text:p>
      <text:p text:style-name="Standard">Training sample 21 / 35 - Loss: 0.304526</text:p>
      <text:p text:style-name="Standard">tensor(0.2543, device='cuda:0', grad_fn=&lt;DivBackward0&gt;)</text:p>
      <text:p text:style-name="Standard">Training sample 22 / 35 - Loss: 0.254333</text:p>
      <text:p text:style-name="Standard"><text:soft-page-break/>tensor(0.1469, device='cuda:0', grad_fn=&lt;DivBackward0&gt;)</text:p>
      <text:p text:style-name="Standard">Training sample 23 / 35 - Loss: 0.146907</text:p>
      <text:p text:style-name="Standard">tensor(0.1550, device='cuda:0', grad_fn=&lt;DivBackward0&gt;)</text:p>
      <text:p text:style-name="Standard">Training sample 24 / 35 - Loss: 0.154952</text:p>
      <text:p text:style-name="Standard">tensor(0.1373, device='cuda:0', grad_fn=&lt;DivBackward0&gt;)</text:p>
      <text:p text:style-name="Standard">Training sample 25 / 35 - Loss: 0.137255</text:p>
      <text:p text:style-name="Standard">tensor(0.3211, device='cuda:0', grad_fn=&lt;DivBackward0&gt;)</text:p>
      <text:p text:style-name="Standard">Training sample 26 / 35 - Loss: 0.321141</text:p>
      <text:p text:style-name="Standard">tensor(0.1685, device='cuda:0', grad_fn=&lt;DivBackward0&gt;)</text:p>
      <text:p text:style-name="Standard">Training sample 27 / 35 - Loss: 0.168473</text:p>
      <text:p text:style-name="Standard">tensor(0.1771, device='cuda:0', grad_fn=&lt;DivBackward0&gt;)</text:p>
      <text:p text:style-name="Standard">Training sample 28 / 35 - Loss: 0.177064</text:p>
      <text:p text:style-name="Standard">tensor(0.1790, device='cuda:0', grad_fn=&lt;DivBackward0&gt;)</text:p>
      <text:p text:style-name="Standard">Training sample 29 / 35 - Loss: 0.178976</text:p>
      <text:p text:style-name="Standard">tensor(0.1132, device='cuda:0', grad_fn=&lt;DivBackward0&gt;)</text:p>
      <text:p text:style-name="Standard">Training sample 30 / 35 - Loss: 0.113210</text:p>
      <text:p text:style-name="Standard">tensor(0.1415, device='cuda:0', grad_fn=&lt;DivBackward0&gt;)</text:p>
      <text:p text:style-name="Standard">Training sample 31 / 35 - Loss: 0.141512</text:p>
      <text:p text:style-name="Standard">tensor(0.1339, device='cuda:0', grad_fn=&lt;DivBackward0&gt;)</text:p>
      <text:p text:style-name="Standard">Training sample 32 / 35 - Loss: 0.133881</text:p>
      <text:p text:style-name="Standard">tensor(0.0539, device='cuda:0', grad_fn=&lt;DivBackward0&gt;)</text:p>
      <text:p text:style-name="Standard">Training sample 33 / 35 - Loss: 0.053908</text:p>
      <text:p text:style-name="Standard">tensor(0.1216, device='cuda:0', grad_fn=&lt;DivBackward0&gt;)</text:p>
      <text:p text:style-name="Standard">Training sample 34 / 35 - Loss: 0.121619</text:p>
      <text:p text:style-name="Standard">tensor(0.1725, device='cuda:0', grad_fn=&lt;DivBackward0&gt;)</text:p>
      <text:p text:style-name="Standard">Training sample 35 / 35 - Loss: 0.172468</text:p>
      <text:p text:style-name="Standard">Checkpoint 39 saved !</text:p>
      <text:p text:style-name="Standard">Epoch 39 finished! - Loss: 0.158355</text:p>
      <text:p text:style-name="Standard">Epoch 40/40</text:p>
      <text:p text:style-name="Standard">Training...</text:p>
      <text:p text:style-name="Standard">tensor(0.1213, device='cuda:0', grad_fn=&lt;DivBackward0&gt;)</text:p>
      <text:p text:style-name="Standard">Training sample 1 / 35 - Loss: 0.121332</text:p>
      <text:p text:style-name="Standard">tensor(0.1335, device='cuda:0', grad_fn=&lt;DivBackward0&gt;)</text:p>
      <text:p text:style-name="Standard">Training sample 2 / 35 - Loss: 0.133482</text:p>
      <text:p text:style-name="Standard">tensor(0.1437, device='cuda:0', grad_fn=&lt;DivBackward0&gt;)</text:p>
      <text:p text:style-name="Standard">Training sample 3 / 35 - Loss: 0.143662</text:p>
      <text:p text:style-name="Standard">tensor(0.1337, device='cuda:0', grad_fn=&lt;DivBackward0&gt;)</text:p>
      <text:p text:style-name="Standard">Training sample 4 / 35 - Loss: 0.133734</text:p>
      <text:p text:style-name="Standard">tensor(0.0754, device='cuda:0', grad_fn=&lt;DivBackward0&gt;)</text:p>
      <text:p text:style-name="Standard">Training sample 5 / 35 - Loss: 0.075376</text:p>
      <text:p text:style-name="Standard">tensor(0.1446, device='cuda:0', grad_fn=&lt;DivBackward0&gt;)</text:p>
      <text:p text:style-name="Standard">Training sample 6 / 35 - Loss: 0.144595</text:p>
      <text:p text:style-name="Standard">tensor(0.1406, device='cuda:0', grad_fn=&lt;DivBackward0&gt;)</text:p>
      <text:p text:style-name="Standard">Training sample 7 / 35 - Loss: 0.140622</text:p>
      <text:p text:style-name="Standard">tensor(0.1208, device='cuda:0', grad_fn=&lt;DivBackward0&gt;)</text:p>
      <text:p text:style-name="Standard">Training sample 8 / 35 - Loss: 0.120773</text:p>
      <text:p text:style-name="Standard">tensor(0.1956, device='cuda:0', grad_fn=&lt;DivBackward0&gt;)</text:p>
      <text:p text:style-name="Standard">Training sample 9 / 35 - Loss: 0.195587</text:p>
      <text:p text:style-name="Standard">tensor(0.1621, device='cuda:0', grad_fn=&lt;DivBackward0&gt;)</text:p>
      <text:p text:style-name="Standard">Training sample 10 / 35 - Loss: 0.162067</text:p>
      <text:p text:style-name="Standard">tensor(0.1174, device='cuda:0', grad_fn=&lt;DivBackward0&gt;)</text:p>
      <text:p text:style-name="Standard">Training sample 11 / 35 - Loss: 0.117428</text:p>
      <text:p text:style-name="Standard"><text:soft-page-break/>tensor(0.1347, device='cuda:0', grad_fn=&lt;DivBackward0&gt;)</text:p>
      <text:p text:style-name="Standard">Training sample 12 / 35 - Loss: 0.134651</text:p>
      <text:p text:style-name="Standard">tensor(0.1503, device='cuda:0', grad_fn=&lt;DivBackward0&gt;)</text:p>
      <text:p text:style-name="Standard">Training sample 13 / 35 - Loss: 0.150270</text:p>
      <text:p text:style-name="Standard">tensor(0.1025, device='cuda:0', grad_fn=&lt;DivBackward0&gt;)</text:p>
      <text:p text:style-name="Standard">Training sample 14 / 35 - Loss: 0.102485</text:p>
      <text:p text:style-name="Standard">tensor(0.1243, device='cuda:0', grad_fn=&lt;DivBackward0&gt;)</text:p>
      <text:p text:style-name="Standard">Training sample 15 / 35 - Loss: 0.124301</text:p>
      <text:p text:style-name="Standard">tensor(0.0984, device='cuda:0', grad_fn=&lt;DivBackward0&gt;)</text:p>
      <text:p text:style-name="Standard">Training sample 16 / 35 - Loss: 0.098424</text:p>
      <text:p text:style-name="Standard">tensor(0.1218, device='cuda:0', grad_fn=&lt;DivBackward0&gt;)</text:p>
      <text:p text:style-name="Standard">Training sample 17 / 35 - Loss: 0.121845</text:p>
      <text:p text:style-name="Standard">tensor(0.1169, device='cuda:0', grad_fn=&lt;DivBackward0&gt;)</text:p>
      <text:p text:style-name="Standard">Training sample 18 / 35 - Loss: 0.116860</text:p>
      <text:p text:style-name="Standard">tensor(0.1391, device='cuda:0', grad_fn=&lt;DivBackward0&gt;)</text:p>
      <text:p text:style-name="Standard">Training sample 19 / 35 - Loss: 0.139068</text:p>
      <text:p text:style-name="Standard">tensor(0.1674, device='cuda:0', grad_fn=&lt;DivBackward0&gt;)</text:p>
      <text:p text:style-name="Standard">Training sample 20 / 35 - Loss: 0.167380</text:p>
      <text:p text:style-name="Standard">tensor(0.2757, device='cuda:0', grad_fn=&lt;DivBackward0&gt;)</text:p>
      <text:p text:style-name="Standard">Training sample 21 / 35 - Loss: 0.275728</text:p>
      <text:p text:style-name="Standard">tensor(0.2572, device='cuda:0', grad_fn=&lt;DivBackward0&gt;)</text:p>
      <text:p text:style-name="Standard">Training sample 22 / 35 - Loss: 0.257232</text:p>
      <text:p text:style-name="Standard">tensor(0.1530, device='cuda:0', grad_fn=&lt;DivBackward0&gt;)</text:p>
      <text:p text:style-name="Standard">Training sample 23 / 35 - Loss: 0.153032</text:p>
      <text:p text:style-name="Standard">tensor(0.1384, device='cuda:0', grad_fn=&lt;DivBackward0&gt;)</text:p>
      <text:p text:style-name="Standard">Training sample 24 / 35 - Loss: 0.138355</text:p>
      <text:p text:style-name="Standard">tensor(0.1333, device='cuda:0', grad_fn=&lt;DivBackward0&gt;)</text:p>
      <text:p text:style-name="Standard">Training sample 25 / 35 - Loss: 0.133316</text:p>
      <text:p text:style-name="Standard">tensor(0.2872, device='cuda:0', grad_fn=&lt;DivBackward0&gt;)</text:p>
      <text:p text:style-name="Standard">Training sample 26 / 35 - Loss: 0.287250</text:p>
      <text:p text:style-name="Standard">tensor(0.1783, device='cuda:0', grad_fn=&lt;DivBackward0&gt;)</text:p>
      <text:p text:style-name="Standard">Training sample 27 / 35 - Loss: 0.178313</text:p>
      <text:p text:style-name="Standard">tensor(0.1733, device='cuda:0', grad_fn=&lt;DivBackward0&gt;)</text:p>
      <text:p text:style-name="Standard">Training sample 28 / 35 - Loss: 0.173315</text:p>
      <text:p text:style-name="Standard">tensor(0.1584, device='cuda:0', grad_fn=&lt;DivBackward0&gt;)</text:p>
      <text:p text:style-name="Standard">Training sample 29 / 35 - Loss: 0.158443</text:p>
      <text:p text:style-name="Standard">tensor(0.1131, device='cuda:0', grad_fn=&lt;DivBackward0&gt;)</text:p>
      <text:p text:style-name="Standard">Training sample 30 / 35 - Loss: 0.113079</text:p>
      <text:p text:style-name="Standard">tensor(0.1375, device='cuda:0', grad_fn=&lt;DivBackward0&gt;)</text:p>
      <text:p text:style-name="Standard">Training sample 31 / 35 - Loss: 0.137473</text:p>
      <text:p text:style-name="Standard">tensor(0.1405, device='cuda:0', grad_fn=&lt;DivBackward0&gt;)</text:p>
      <text:p text:style-name="Standard">Training sample 32 / 35 - Loss: 0.140526</text:p>
      <text:p text:style-name="Standard">tensor(0.0591, device='cuda:0', grad_fn=&lt;DivBackward0&gt;)</text:p>
      <text:p text:style-name="Standard">Training sample 33 / 35 - Loss: 0.059090</text:p>
      <text:p text:style-name="Standard">tensor(0.1373, device='cuda:0', grad_fn=&lt;DivBackward0&gt;)</text:p>
      <text:p text:style-name="Standard">Training sample 34 / 35 - Loss: 0.137304</text:p>
      <text:p text:style-name="Standard">tensor(0.2383, device='cuda:0', grad_fn=&lt;DivBackward0&gt;)</text:p>
      <text:p text:style-name="Standard">Training sample 35 / 35 - Loss: 0.238313</text:p>
      <text:p text:style-name="Standard">Checkpoint 40 saved !</text:p>
      <text:p text:style-name="Standard">Epoch 40 finished! - Loss: 0.153668</text:p>
      <text:p text:style-name="Standard">Testing sample 1 / 35 - Loss: 0.238313</text:p>
      <text:p text:style-name="Standard">Testing sample 2 / 35 - Loss: 0.238313</text:p>
      <text:p text:style-name="Standard"><text:soft-page-break/>Testing sample 3 / 35 - Loss: 0.238313</text:p>
      <text:p text:style-name="Standard"/>
      <text:p text:style-name="Standard">Process finished with exit cod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51:39.498600945</meta:creation-date>
    <dc:date>2019-02-07T21:25:10.670530304</dc:date>
    <meta:editing-duration>PT54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8" meta:paragraph-count="2965" meta:word-count="15958" meta:character-count="136186" meta:non-whitespace-character-count="123195"/>
  </office:meta>
</office:document-meta>
</file>